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7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48" style:parent-style-name="Graphics">
      <style:graphic-properties draw:fill="none" draw:stroke="non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7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83" style:parent-style-name="Graphics">
      <style:graphic-properties draw:fill="none" draw:stroke="none"/>
    </style:style>
    <style:style style:family="presentation" style:name="a17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273239" style:text-line-through-type="none" style:text-line-through-style="none" style:text-line-through-width="auto" style:text-line-through-color="font-color" style:text-position="0% 100%" fo:font-family="Nunito" style:font-family-generic="swiss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89" style:parent-style-name="Graphics">
      <style:graphic-properties draw:fill="none" draw:stroke="none"/>
    </style:style>
    <style:style style:family="paragraph" style:name="a17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2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2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7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7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96" style:parent-style-name="Graphics">
      <style:graphic-properties draw:fill="none" draw:stroke="non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8" style:parent-style-name="Graphics">
      <style:graphic-properties draw:fill="none" draw:stroke="none"/>
    </style:style>
    <style:style style:family="paragraph" style:name="a1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7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61" style:parent-style-name="Graphics">
      <style:graphic-properties draw:fill="none" draw:stroke="non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66" style:parent-style-name="Graphics">
      <style:graphic-properties draw:fill="none" draw:stroke="non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0">
      <style:graphic-properties draw:fill="none" fo:clip="rect(0in, 0in, 0in, 0in)" draw:stroke="none" draw:luminance="0%" draw:contrast="0%" draw:image-opacity="100%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4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72" style:parent-style-name="Graphics">
      <style:graphic-properties draw:fill="none" draw:stroke="non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7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4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1714" draw:master-page-name="Master1-Layout7-blank-Blank" presentation:presentation-page-layout-name="Master1-PPL7" draw:id="Slide-256">
        <draw:frame draw:id="id235" presentation:style-name="a1717" draw:name="Title 1" svg:x="0.55118in" svg:y="3.46457in" svg:width="9.92087in" svg:height="1.38031in" presentation:class="title" presentation:placeholder="false">
          <draw:text-box>
            <text:p text:style-name="a1716" text:class-names="" text:cond-style-name=""><text:span text:style-name="a1715" text:class-names="">Software</text:span></text:p>
          </draw:text-box>
          <svg:title/>
          <svg:desc/>
        </draw:frame>
        <draw:frame draw:id="id236" presentation:style-name="a1718" draw:name="Text Placeholder 2" svg:x="0.55118in" svg:y="5.19685in" svg:width="9.70039in" svg:height="2.83465in" presentation:class="outline" presentation:placeholder="true">
          <draw:text-box/>
          <svg:title/>
          <svg:desc/>
        </draw:frame>
        <presentation:notes draw:style-name="a1724">
          <draw:frame draw:id="id237" draw:style-name="a1721" draw:name="Slide Number Placeholder 6" svg:x="4.67992in" svg:y="11.10827in" svg:width="3.5874in" svg:height="0.58425in">
            <draw:text-box>
              <text:p text:style-name="a1720" text:class-names="" text:cond-style-name=""><text:span text:style-name="a171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238" presentation:style-name="a1722" draw:name="Slide Image Placeholder 1">
            <svg:title/>
            <svg:desc/>
          </draw:page-thumbnail>
          <draw:frame draw:id="id239" presentation:style-name="a172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725" draw:master-page-name="Master2-Layout7-blank-Blank" presentation:presentation-page-layout-name="Master2-PPL7" draw:id="Slide-258">
        <draw:frame draw:id="id240" presentation:style-name="a1729" draw:name="Title 1" svg:x="1.29955in" svg:y="0.58192in" svg:width="8.4252in" svg:height="0.74049in" presentation:class="title" presentation:placeholder="false">
          <draw:text-box>
            <text:p text:style-name="a1728" text:class-names="" text:cond-style-name=""><text:span text:style-name="a1726" text:class-names="">UNIVERSE</text:span><text:span text:style-name="a1727" text:class-names=""/></text:p>
          </draw:text-box>
          <svg:title/>
          <svg:desc/>
        </draw:frame>
        <draw:frame draw:id="id241" presentation:style-name="a1730" svg:x="0.3937in" svg:y="1.5748in" svg:width="10.43307in" svg:height="6.49606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presentation:notes draw:style-name="a1736">
          <draw:frame draw:id="id242" draw:style-name="a1733" draw:name="Slide Number Placeholder 6" svg:x="4.67992in" svg:y="11.10827in" svg:width="3.5874in" svg:height="0.58425in">
            <draw:text-box>
              <text:p text:style-name="a1732" text:class-names="" text:cond-style-name=""><text:span text:style-name="a1731" text:class-names=""><text:page-number style:num-format="1" text:fixed="false"/></text:span></text:p>
            </draw:text-box>
            <svg:title/>
            <svg:desc/>
          </draw:frame>
          <draw:page-thumbnail draw:page-number="2" svg:x="1.21181in" svg:y="0.89063in" svg:width="5.84722in" svg:height="4.38542in" presentation:class="page" draw:id="id243" presentation:style-name="a1734" draw:name="Slide Image Placeholder 1">
            <svg:title/>
            <svg:desc/>
          </draw:page-thumbnail>
          <draw:frame draw:id="id244" presentation:style-name="a173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737" draw:master-page-name="Master3-Layout7-blank-Blank" presentation:presentation-page-layout-name="Master3-PPL7" draw:id="Slide-259">
        <draw:frame draw:id="id245" presentation:style-name="a1740" draw:name="Title 1" svg:x="3.77953in" svg:y="3.28228in" svg:width="8.4252in" svg:height="1.24528in" presentation:class="title" presentation:placeholder="false">
          <draw:text-box>
            <text:p text:style-name="a1739" text:class-names="" text:cond-style-name=""><text:span text:style-name="a1738" text:class-names="">KEY <text:s text:c="1"/>MEMBER</text:span></text:p>
          </draw:text-box>
          <svg:title/>
          <svg:desc/>
        </draw:frame>
        <presentation:notes draw:style-name="a1746">
          <draw:frame draw:id="id246" draw:style-name="a1743" draw:name="Slide Number Placeholder 6" svg:x="4.67992in" svg:y="11.10827in" svg:width="3.5874in" svg:height="0.58425in">
            <draw:text-box>
              <text:p text:style-name="a1742" text:class-names="" text:cond-style-name=""><text:span text:style-name="a1741" text:class-names=""><text:page-number style:num-format="1" text:fixed="false"/></text:span></text:p>
            </draw:text-box>
            <svg:title/>
            <svg:desc/>
          </draw:frame>
          <draw:page-thumbnail draw:page-number="3" svg:x="1.21181in" svg:y="0.89063in" svg:width="5.84722in" svg:height="4.38542in" presentation:class="page" draw:id="id247" presentation:style-name="a1744" draw:name="Slide Image Placeholder 1">
            <svg:title/>
            <svg:desc/>
          </draw:page-thumbnail>
          <draw:frame draw:id="id248" presentation:style-name="a174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747" draw:master-page-name="Master1-Layout7-blank-Blank" presentation:presentation-page-layout-name="Master1-PPL7" draw:id="Slide-260">
        <draw:frame draw:id="id249" draw:style-name="a1748" draw:name="Picture 6" svg:x="0.13559in" svg:y="1.45763in" svg:width="10.4896in" svg:height="6.08475in" style:rel-width="scale" style:rel-height="scale">
          <draw:image xlink:href="media/image2.jpeg" xlink:type="simple" xlink:show="embed" xlink:actuate="onLoad"/>
          <svg:title/>
          <svg:desc/>
        </draw:frame>
        <presentation:notes draw:style-name="a1754">
          <draw:frame draw:id="id250" draw:style-name="a1751" draw:name="Slide Number Placeholder 6" svg:x="4.67992in" svg:y="11.10827in" svg:width="3.5874in" svg:height="0.58425in">
            <draw:text-box>
              <text:p text:style-name="a1750" text:class-names="" text:cond-style-name=""><text:span text:style-name="a1749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51" presentation:style-name="a1752" draw:name="Slide Image Placeholder 1">
            <svg:title/>
            <svg:desc/>
          </draw:page-thumbnail>
          <draw:frame draw:id="id252" presentation:style-name="a175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1755" draw:master-page-name="Master1-Layout7-blank-Blank" presentation:presentation-page-layout-name="Master1-PPL7" draw:id="Slide-261">
        <draw:frame draw:id="id253" draw:style-name="a1759" draw:name="TextBox 1" svg:x="3.78777in" svg:y="3.61017in" svg:width="3.78592in" svg:height="0.70684in">
          <draw:text-box>
            <text:p text:style-name="a1758" text:class-names="" text:cond-style-name=""><text:span text:style-name="a1756" text:class-names="">REVIEW PROCESS</text:span><text:span text:style-name="a1757" text:class-names=""/></text:p>
          </draw:text-box>
          <svg:title/>
          <svg:desc/>
        </draw:frame>
      </draw:page>
      <draw:page draw:name="Slide7" draw:style-name="a1760" draw:master-page-name="Master1-Layout7-blank-Blank" presentation:presentation-page-layout-name="Master1-PPL7" draw:id="Slide-262">
        <draw:frame draw:id="id254" draw:style-name="a1761" draw:name="Picture 2" svg:x="3.19647in" svg:y="0.7481in" svg:width="4.88827in" svg:height="3.38558in" style:rel-width="scale" style:rel-height="scale">
          <draw:image xlink:href="media/image3.jpeg" xlink:type="simple" xlink:show="embed" xlink:actuate="onLoad"/>
          <svg:title/>
          <svg:desc/>
        </draw:frame>
        <draw:frame draw:id="id255" draw:style-name="a1765" draw:name="TextBox 3" svg:x="5.11864in" svg:y="4.13368in" svg:width="3.76271in" svg:height="0.40391in">
          <draw:text-box>
            <text:p text:style-name="a1764" text:class-names="" text:cond-style-name=""><text:span text:style-name="a1762" text:class-names="">SHANI DEV</text:span><text:span text:style-name="a1763" text:class-names=""/></text:p>
          </draw:text-box>
          <svg:title/>
          <svg:desc/>
        </draw:frame>
        <draw:frame draw:id="id256" draw:style-name="a1766" draw:name="Picture 5" svg:x="3.19647in" svg:y="4.83051in" svg:width="5.16346in" svg:height="2.89404in" style:rel-width="scale" style:rel-height="scale">
          <draw:image xlink:href="media/image4.jpeg" xlink:type="simple" xlink:show="embed" xlink:actuate="onLoad"/>
          <svg:title/>
          <svg:desc/>
        </draw:frame>
        <draw:frame draw:id="id257" draw:style-name="a1770" draw:name="TextBox 6" svg:x="4.61017in" svg:y="7.8983in" svg:width="2.38983in" svg:height="0.40391in">
          <draw:text-box>
            <text:p text:style-name="a1769" text:class-names="" text:cond-style-name=""><text:span text:style-name="a1767" text:class-names="">CHITRAGUPTA</text:span><text:span text:style-name="a1768" text:class-names=""/></text:p>
          </draw:text-box>
          <svg:title/>
          <svg:desc/>
        </draw:frame>
      </draw:page>
      <draw:page draw:name="Slide8" draw:style-name="a1771" draw:master-page-name="Master1-Layout7-blank-Blank" presentation:presentation-page-layout-name="Master1-PPL7" draw:id="Slide-263">
        <draw:frame draw:id="id258" draw:style-name="a1772" draw:name="Picture 2" svg:x="3.30382in" svg:y="1.13368in" svg:width="4.41667in" svg:height="6in" style:rel-width="scale" style:rel-height="scale">
          <draw:image xlink:href="media/image5.jpeg" xlink:type="simple" xlink:show="embed" xlink:actuate="onLoad"/>
          <svg:title/>
          <svg:desc/>
        </draw:frame>
        <draw:frame draw:id="id259" draw:style-name="a1776" draw:name="TextBox 3" svg:x="4.49153in" svg:y="7.13368in" svg:width="1.75145in" svg:height="0.40391in">
          <draw:text-box>
            <text:p text:style-name="a1775" text:class-names="" text:cond-style-name=""><text:span text:style-name="a1773" text:class-names="">NARADA MUNI</text:span><text:span text:style-name="a1774" text:class-names=""/></text:p>
          </draw:text-box>
          <svg:title/>
          <svg:desc/>
        </draw:frame>
      </draw:page>
      <draw:page draw:name="Slide9" draw:style-name="a1777" draw:master-page-name="Master1-Layout7-blank-Blank" presentation:presentation-page-layout-name="Master1-PPL7" draw:id="Slide-264">
        <draw:frame draw:id="id260" draw:style-name="a1781" draw:name="TextBox 1" svg:x="3.63336in" svg:y="3.55932in" svg:width="3.75759in" svg:height="0.40391in">
          <draw:text-box>
            <text:p text:style-name="a1780" text:class-names="" text:cond-style-name=""><text:span text:style-name="a1778" text:class-names="">SOFTWARE COMPANIES ON EARTH</text:span><text:span text:style-name="a1779" text:class-names=""/></text:p>
          </draw:text-box>
          <svg:title/>
          <svg:desc/>
        </draw:frame>
      </draw:page>
      <draw:page draw:name="Slide10" draw:style-name="a1782" draw:master-page-name="Master1-Layout7-blank-Blank" presentation:presentation-page-layout-name="Master1-PPL7" draw:id="Slide-265">
        <draw:frame draw:id="id261" draw:style-name="a1783" draw:name="Picture 2" svg:x="0.69492in" svg:y="0in" svg:width="9.54237in" svg:height="8.0339in" style:rel-width="scale" style:rel-height="scale">
          <draw:image xlink:href="media/image6.jpeg" xlink:type="simple" xlink:show="embed" xlink:actuate="onLoad"/>
          <svg:title/>
          <svg:desc/>
        </draw:frame>
      </draw:page>
      <draw:page draw:name="Slide11" draw:style-name="a1784" draw:master-page-name="Master1-Layout7-blank-Blank" presentation:presentation-page-layout-name="Master1-PPL7" draw:id="Slide-266">
        <draw:frame draw:id="id262" draw:style-name="a1788" draw:name="TextBox 1" svg:x="1.66102in" svg:y="1.59418in" svg:width="6.05193in" svg:height="0.40391in">
          <draw:text-box>
            <text:p text:style-name="a1787" text:class-names="" text:cond-style-name=""><text:span text:style-name="a1785" text:class-names=""><text:tab/><text:tab/>Hierarchy of Computer language</text:span><text:span text:style-name="a1786" text:class-names=""/></text:p>
          </draw:text-box>
          <svg:title/>
          <svg:desc/>
        </draw:frame>
        <draw:frame draw:id="id263" draw:style-name="a1789" draw:name="Picture 3" svg:x="2.42373in" svg:y="2.74479in" svg:width="6.71186in" svg:height="4.28911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2" draw:style-name="a1790" draw:master-page-name="Master1-Layout7-blank-Blank" presentation:presentation-page-layout-name="Master1-PPL7" draw:id="Slide-267">
        <draw:frame draw:id="id264" draw:style-name="a1794" draw:name="TextBox 1" svg:x="4.37288in" svg:y="3.55932in" svg:width="1.90334in" svg:height="0.40391in">
          <draw:text-box>
            <text:p text:style-name="a1793" text:class-names="" text:cond-style-name=""><text:span text:style-name="a1791" text:class-names="">Mobile Software</text:span><text:span text:style-name="a1792" text:class-names=""/></text:p>
          </draw:text-box>
          <svg:title/>
          <svg:desc/>
        </draw:frame>
      </draw:page>
      <draw:page draw:name="Slide13" draw:style-name="a1795" draw:master-page-name="Master1-Layout7-blank-Blank" presentation:presentation-page-layout-name="Master1-PPL7" draw:id="Slide-268">
        <draw:frame draw:id="id265" draw:style-name="a1796" draw:name="Picture 4" svg:x="0.26593in" svg:y="1.55432in" svg:width="10.49244in" svg:height="5.9372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4" draw:style-name="a1797" draw:master-page-name="Master1-Layout7-blank-Blank" presentation:presentation-page-layout-name="Master1-PPL7" draw:id="Slide-269">
        <draw:frame draw:id="id266" draw:style-name="a1798" draw:name="Picture 2" svg:x="0.53758in" svg:y="2.12148in" svg:width="9.94915in" svg:height="4.02441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5" draw:style-name="a1799" draw:master-page-name="Master1-Layout7-blank-Blank" presentation:presentation-page-layout-name="Master1-PPL7" draw:id="Slide-270">
        <draw:frame draw:id="id267" draw:style-name="a1803" draw:name="TextBox 1" svg:x="4.72881in" svg:y="4.22034in" svg:width="0.83656in" svg:height="0.40391in">
          <draw:text-box>
            <text:p text:style-name="a1802" text:class-names="" text:cond-style-name=""><text:span text:style-name="a1800" text:class-names="">Bonus</text:span><text:span text:style-name="a1801" text:class-names=""/></text:p>
          </draw:text-box>
          <svg:title/>
          <svg:desc/>
        </draw:frame>
      </draw:page>
      <draw:page draw:name="Slide16" draw:style-name="a1804" draw:master-page-name="Master1-Layout7-blank-Blank" presentation:presentation-page-layout-name="Master1-PPL7" draw:id="Slide-271">
        <draw:frame draw:id="id268" draw:style-name="a1808" draw:name="TextBox 1" svg:x="4.88505in" svg:y="3.37288in" svg:width="1.25421in" svg:height="0.40391in">
          <draw:text-box>
            <text:p text:style-name="a1807" text:class-names="" text:cond-style-name=""><text:span text:style-name="a1805" text:class-names="">Thank You</text:span><text:span text:style-name="a180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3.46457in" svg:width="9.92087in" svg:height="1.38031in"/>
      <presentation:placeholder presentation:object="object" svg:x="0.55118in" svg:y="5.19685in" svg:width="9.70039in" svg:height="2.20472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3.46457in" svg:width="9.92087in" svg:height="1.38031in"/>
      <presentation:placeholder presentation:object="object" svg:x="0.55035in" svg:y="5.19618in" svg:width="4.76736in" svg:height="2.20486in"/>
      <presentation:placeholder presentation:object="object" svg:x="5.48438in" svg:y="5.19618in" svg:width="4.76736in" svg:height="2.20486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3.46457in" svg:width="9.92087in" svg:height="1.38031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1-PPL7" style:display-name="Blank"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3.46457in" svg:width="9.92087in" svg:height="1.38031in"/>
      <presentation:placeholder presentation:object="outline" svg:x="0.55118in" svg:y="5.19685in" svg:width="9.70039in" svg:height="2.20472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3.46528in" svg:width="2.47917in" svg:height="3.93576in"/>
      <presentation:placeholder presentation:object="outline" svg:x="0.55035in" svg:y="3.46528in" svg:width="7.27604in" svg:height="3.93576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2" style:display-name="Title and Content">
      <presentation:placeholder presentation:object="title" svg:x="0.55118in" svg:y="0.32953in" svg:width="8.4252in" svg:height="1.24528in"/>
      <presentation:placeholder presentation:object="object" svg:x="0.55118in" svg:y="1.93465in" svg:width="9.70039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4" style:display-name="Two Content">
      <presentation:placeholder presentation:object="title" svg:x="0.55118in" svg:y="0.32953in" svg:width="8.4252in" svg:height="1.24528in"/>
      <presentation:placeholder presentation:object="object" svg:x="0.55035in" svg:y="1.93403in" svg:width="4.76736in" svg:height="4.79514in"/>
      <presentation:placeholder presentation:object="object" svg:x="5.48438in" svg:y="1.93403in" svg:width="4.76736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6" style:display-name="Title Only">
      <presentation:placeholder presentation:object="title" svg:x="0.55118in" svg:y="0.32953in" svg:width="8.4252in" svg:height="1.24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10" style:display-name="Title and Vertical Text">
      <presentation:placeholder presentation:object="title" svg:x="0.55118in" svg:y="0.32953in" svg:width="8.4252in" svg:height="1.24528in"/>
      <presentation:placeholder presentation:object="outline" svg:x="0.55118in" svg:y="1.93465in" svg:width="9.70039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11" style:display-name="Vertical Title and Text">
      <presentation:placeholder presentation:object="title" svg:x="7.82639in" svg:y="0.32986in" svg:width="2.42535in" svg:height="6.39931in"/>
      <presentation:placeholder presentation:object="outline" svg:x="0.55035in" svg:y="0.32986in" svg:width="7.10937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2" style:display-name="Title and Content">
      <presentation:placeholder presentation:object="title" svg:x="0.55118in" svg:y="0.32953in" svg:width="8.4252in" svg:height="1.24528in"/>
      <presentation:placeholder presentation:object="object" svg:x="0.55118in" svg:y="1.93465in" svg:width="9.70039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4" style:display-name="Two Content">
      <presentation:placeholder presentation:object="title" svg:x="0.55118in" svg:y="0.32953in" svg:width="8.4252in" svg:height="1.24528in"/>
      <presentation:placeholder presentation:object="object" svg:x="0.55035in" svg:y="1.93403in" svg:width="4.76736in" svg:height="4.79514in"/>
      <presentation:placeholder presentation:object="object" svg:x="5.48438in" svg:y="1.93403in" svg:width="4.76736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6" style:display-name="Title Only">
      <presentation:placeholder presentation:object="title" svg:x="0.55118in" svg:y="0.32953in" svg:width="8.4252in" svg:height="1.24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10" style:display-name="Title and Vertical Text">
      <presentation:placeholder presentation:object="title" svg:x="0.55118in" svg:y="0.32953in" svg:width="8.4252in" svg:height="1.24528in"/>
      <presentation:placeholder presentation:object="outline" svg:x="0.55118in" svg:y="1.93465in" svg:width="9.70039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11" style:display-name="Vertical Title and Text">
      <presentation:placeholder presentation:object="title" svg:x="7.82639in" svg:y="0.32986in" svg:width="2.42535in" svg:height="6.39931in"/>
      <presentation:placeholder presentation:object="outline" svg:x="0.55035in" svg:y="0.32986in" svg:width="7.10937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style style:family="table-cell" style:name="a170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71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706">
      <style:table-cell-properties/>
    </style:style>
    <style:style style:family="table-cell" style:name="a171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707">
      <style:table-cell-properties fo:background-color="#cfd5ea"/>
    </style:style>
    <style:style style:family="table-cell" style:name="a171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708">
      <style:table-cell-properties/>
    </style:style>
    <style:style style:family="table-cell" style:name="a171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1709">
      <style:table-cell-properties fo:background-color="#cfd5ea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1710" table:paragraph-style-name=""/>
      <table:last-row table:style-name="a1711" table:paragraph-style-name=""/>
      <table:first-column table:style-name="a1712" table:paragraph-style-name=""/>
      <table:last-column table:style-name="a1713" table:paragraph-style-name=""/>
      <table:body table:style-name="a1705" table:paragraph-style-name=""/>
      <table:even-rows table:style-name="a1708" table:paragraph-style-name=""/>
      <table:odd-rows table:style-name="a1709" table:paragraph-style-name=""/>
      <table:even-columns table:style-name="a1706" table:paragraph-style-name=""/>
      <table:odd-columns table:style-name="a1707" table:paragraph-style-name=""/>
    </table:table-templat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8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2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0" style:parent-style-name="Graphics">
      <style:graphic-properties draw:fill="none" fo:clip="rect(0in, 0in, 0in, 0in)" draw:stroke="none" draw:luminance="0%" draw:contrast="0%" draw:image-opacity="100%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9">
      <style:graphic-properties draw:fill="none" draw:stroke="non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0" style:parent-style-name="Graphics">
      <style:graphic-properties draw:fill="none" fo:clip="rect(0in, 0in, 0in, 0in)" draw:stroke="none" draw:luminance="0%" draw:contrast="0%" draw:image-opacity="100%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0" style:parent-style-name="Graphics">
      <style:graphic-properties draw:fill="none" fo:clip="rect(0in, 0in, 0in, 0in)" draw:stroke="none" draw:luminance="0%" draw:contrast="0%" draw:image-opacity="100%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draw:fill="none" draw:stroke="non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7" style:parent-style-name="Graphics">
      <style:graphic-properties draw:fill="none" fo:clip="rect(0in, 0in, 0in, 0in)" draw:stroke="none" draw:luminance="0%" draw:contrast="0%" draw:image-opacity="100%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presentation" style:name="a1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draw:fill="none" draw:stroke="none"/>
    </style:style>
    <style:style style:family="presentation" style:name="a1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5">
      <style:graphic-properties draw:fill="none" draw:stroke="non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5" style:parent-style-name="Graphics">
      <style:graphic-properties draw:fill="none" fo:clip="rect(0in, 0in, 0in, 0in)" draw:stroke="none" draw:luminance="0%" draw:contrast="0%" draw:image-opacity="100%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6">
      <style:graphic-properties draw:fill="none" draw:stroke="none"/>
    </style:style>
    <style:style style:family="graphic" style:name="a515" style:parent-style-name="Graphics">
      <style:graphic-properties draw:fill="none" fo:clip="rect(0in, 0in, 0in, 0in)" draw:stroke="none" draw:luminance="0%" draw:contrast="0%" draw:image-opacity="100%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3" style:parent-style-name="Graphics">
      <style:graphic-properties draw:fill="none" fo:clip="rect(0in, 0in, 0in, 0in)" draw:stroke="none" draw:luminance="0%" draw:contrast="0%" draw:image-opacity="100%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4">
      <style:graphic-properties draw:fill="none" draw:stroke="none"/>
    </style:style>
    <style:style style:family="graphic" style:name="a1553" style:parent-style-name="Graphics">
      <style:graphic-properties draw:fill="none" fo:clip="rect(0in, 0in, 0in, 0in)" draw:stroke="none" draw:luminance="0%" draw:contrast="0%" draw:image-opacity="100%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draw:fill="none" draw:stroke="non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75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 style:parent-style-name="Graphics">
      <style:graphic-properties draw:fill="none" fo:clip="rect(0in, 0in, 0in, 0in)" draw:stroke="none" draw:luminance="0%" draw:contrast="0%" draw:image-opacity="100%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6" style:parent-style-name="Graphics">
      <style:graphic-properties draw:fill="none" fo:clip="rect(0in, 0in, 0in, 0in)" draw:stroke="none" draw:luminance="0%" draw:contrast="0%" draw:image-opacity="100%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65" style:parent-style-name="Graphics">
      <style:graphic-properties draw:fill="none" fo:clip="rect(0in, 0in, 0in, 0in)" draw:stroke="none" draw:luminance="0%" draw:contrast="0%" draw:image-opacity="100%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3" style:parent-style-name="Graphics">
      <style:graphic-properties draw:fill="none" fo:clip="rect(0in, 0in, 0in, 0in)" draw:stroke="none" draw:luminance="0%" draw:contrast="0%" draw:image-opacity="100%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draw:fill="none" draw:stroke="non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6" style:parent-style-name="Graphics">
      <style:graphic-properties draw:fill="none" fo:clip="rect(0in, 0in, 0in, 0in)" draw:stroke="none" draw:luminance="0%" draw:contrast="0%" draw:image-opacity="100%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draw:fill="none" draw:stroke="non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draw:fill="none" draw:stroke="non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1">
      <style:graphic-properties draw:fill="none" draw:stroke="non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9" style:parent-style-name="Graphics">
      <style:graphic-properties draw:fill="none" fo:clip="rect(0in, 0in, 0in, 0in)" draw:stroke="none" draw:luminance="0%" draw:contrast="0%" draw:image-opacity="100%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draw:fill="none" draw:stroke="non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draw:fill="none" draw:stroke="non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" style:parent-style-name="Graphics">
      <style:graphic-properties draw:fill="none" fo:clip="rect(0in, 0in, 0in, 0in)" draw:stroke="none" draw:luminance="0%" draw:contrast="0%" draw:image-opacity="100%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4" style:parent-style-name="Graphics">
      <style:graphic-properties draw:fill="none" fo:clip="rect(0in, 0in, 0in, 0in)" draw:stroke="none" draw:luminance="0%" draw:contrast="0%" draw:image-opacity="100%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draw:fill="none" draw:stroke="non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draw:fill="none" draw:stroke="none"/>
    </style:style>
    <style:style style:family="presentation" style:name="a1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5">
      <style:graphic-properties draw:fill="none" draw:stroke="non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9" style:parent-style-name="Graphics">
      <style:graphic-properties draw:fill="none" fo:clip="rect(0in, 0in, 0in, 0in)" draw:stroke="none" draw:luminance="0%" draw:contrast="0%" draw:image-opacity="100%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0">
      <style:graphic-properties draw:fill="none" draw:stroke="non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7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8" style:parent-style-name="Graphics">
      <style:graphic-properties draw:fill="none" fo:clip="rect(0in, 0in, 0in, 0in)" draw:stroke="none" draw:luminance="0%" draw:contrast="0%" draw:image-opacity="100%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3" style:parent-style-name="Graphics">
      <style:graphic-properties draw:fill="none" fo:clip="rect(0in, 0in, 0in, 0in)" draw:stroke="none" draw:luminance="0%" draw:contrast="0%" draw:image-opacity="100%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5">
      <style:graphic-properties draw:fill="none" draw:stroke="non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3">
      <style:graphic-properties draw:fill="none" draw:stroke="non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draw:fill="none" draw:stroke="non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3" style:parent-style-name="Graphics">
      <style:graphic-properties draw:fill="none" fo:clip="rect(0in, 0in, 0in, 0in)" draw:stroke="none" draw:luminance="0%" draw:contrast="0%" draw:image-opacity="100%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draw:fill="none" draw:stroke="none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1" style:parent-style-name="Graphics">
      <style:graphic-properties draw:fill="none" fo:clip="rect(0in, 0in, 0in, 0in)" draw:stroke="none" draw:luminance="0%" draw:contrast="0%" draw:image-opacity="100%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draw:fill="none" draw:stroke="none"/>
    </style:style>
    <style:style style:family="drawing-page" style:name="a8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 style:parent-style-name="Graphics">
      <style:graphic-properties draw:fill="none" fo:clip="rect(0in, 0in, 0in, 0in)" draw:stroke="none" draw:luminance="0%" draw:contrast="0%" draw:image-opacity="100%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66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draw:fill="none" draw:stroke="non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5">
      <style:graphic-properties draw:fill="none" draw:stroke="non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0" style:parent-style-name="Graphics">
      <style:graphic-properties draw:fill="none" fo:clip="rect(0in, 0in, 0in, 0in)" draw:stroke="none" draw:luminance="0%" draw:contrast="0%" draw:image-opacity="100%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497">
      <style:graphic-properties draw:fill="none" draw:stroke="non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draw:fill="none" draw:stroke="non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draw:fill="none" draw:stroke="non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4" style:parent-style-name="Graphics">
      <style:graphic-properties draw:fill="none" fo:clip="rect(0in, 0in, 0in, 0in)" draw:stroke="none" draw:luminance="0%" draw:contrast="0%" draw:image-opacity="100%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draw:fill="none" draw:stroke="non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1">
      <style:graphic-properties draw:fill="none" draw:stroke="non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Vintage" style:page-layout-name="pageLayout1" draw:style-name="a0">
      <draw:frame draw:id="id0" draw:style-name="a1" svg:x="0in" svg:y="0in" svg:width="11.02362in" svg:height="8.26772in" style:rel-width="scale" style:rel-height="scale">
        <draw:image xlink:href="media/image10.png" xlink:type="simple" xlink:show="embed" xlink:actuate="onLoad"/>
        <svg:title/>
        <svg:desc/>
      </draw:frame>
      <draw:frame draw:id="id1" presentation:style-name="a4" draw:name="Title Placeholder 2" svg:x="0.55118in" svg:y="3.46457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0.55118in" svg:y="5.19685in" svg:width="9.70039in" svg:height="2.2047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4" svg:x="0.55079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5" svg:x="3.76969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6" svg:x="7.90315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386in" presentation:class="page" draw:id="id6" presentation:style-name="a31" draw:name="Slide Image Placeholder 1">
          <svg:title/>
          <svg:desc/>
        </draw:page-thumbnail>
        <draw:frame draw:id="id7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Header Placeholder 3" svg:x="0in" svg:y="0in" svg:width="3.5874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Date Placeholder 4" svg:x="4.67992in" svg:y="0in" svg:width="3.5874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Footer Placeholder 5" svg:x="0in" svg:y="11.10827in" svg:width="3.5874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Slide Number Placeholder 6" svg:x="4.67992in" svg:y="11.10827in" svg:width="3.5874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2" draw:layer="Master1-bg" draw:style-name="a49" draw:name="Picture 6" svg:x="0in" svg:y="0in" svg:width="11.02362in" svg:height="8.26772in" style:rel-width="scale" style:rel-height="scale">
        <draw:image xlink:href="media/image10.png" xlink:type="simple" xlink:show="embed" xlink:actuate="onLoad"/>
        <svg:title/>
        <svg:desc/>
      </draw:frame>
      <draw:frame draw:id="id13" presentation:style-name="a53" draw:name="Title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4" presentation:style-name="a57" draw:name="Subtitle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5" presentation:style-name="a60" draw:name="Date Placeholder 3" svg:x="0.55079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6" presentation:style-name="a63" draw:name="Footer Placeholder 4" svg:x="3.76969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7" draw:name="Slide Number Placeholder 5" svg:x="7.90315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386in" presentation:class="page" draw:id="id6" presentation:style-name="a68" draw:name="Slide Image Placeholder 1">
          <svg:title/>
          <svg:desc/>
        </draw:page-thumbnail>
        <draw:frame draw:id="id7" presentation:style-name="a71" draw:name="Notes Placehold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Header Placeholder 3" svg:x="0in" svg:y="0in" svg:width="3.5874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Date Placeholder 4" svg:x="4.67992in" svg:y="0in" svg:width="3.5874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Footer Placeholder 5" svg:x="0in" svg:y="11.10827in" svg:width="3.5874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1" presentation:style-name="a83" draw:name="Slide Number Placeholder 6" svg:x="4.67992in" svg:y="11.10827in" svg:width="3.5874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8" draw:layer="Master1-bg" draw:style-name="a86" draw:name="Picture 6" svg:x="0in" svg:y="0in" svg:width="11.02362in" svg:height="8.26772in" style:rel-width="scale" style:rel-height="scale">
        <draw:image xlink:href="media/image10.png" xlink:type="simple" xlink:show="embed" xlink:actuate="onLoad"/>
        <svg:title/>
        <svg:desc/>
      </draw:frame>
      <draw:frame draw:id="id19" presentation:style-name="a90" draw:name="Title 1" svg:x="0.55118in" svg:y="3.46457in" svg:width="9.92087in" svg:height="1.38031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20" presentation:style-name="a106" draw:name="Content Placeholder 2" svg:x="0.55118in" svg:y="5.19685in" svg:width="9.70039in" svg:height="2.20472in" presentation:class="object" presentation:placeholder="false">
        <draw:text-box>
          <text:p text:style-name="a92" text:class-names="" text:cond-style-name=""><text:span text:style-name="a91" text:class-names="">Click to edit Master text styles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9" draw:name="Date Placeholder 3" svg:x="0.55079in" svg:y="7.53189in" svg:width="2.56811in" svg:height="0.5700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2" presentation:style-name="a112" draw:name="Footer Placeholder 4" svg:x="3.76969in" svg:y="7.53189in" svg:width="3.49409in" svg:height="0.5700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3" presentation:style-name="a116" draw:name="Slide Number Placeholder 5" svg:x="7.90315in" svg:y="7.53189in" svg:width="2.56811in" svg:height="0.5700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21063in" svg:y="0.88858in" svg:width="5.84567in" svg:height="4.38386in" presentation:class="page" draw:id="id6" presentation:style-name="a117" draw:name="Slide Image Placeholder 1">
          <svg:title/>
          <svg:desc/>
        </draw:page-thumbnail>
        <draw:frame draw:id="id7" presentation:style-name="a120" draw:name="Notes Placeholder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Header Placeholder 3" svg:x="0in" svg:y="0in" svg:width="3.5874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Date Placeholder 4" svg:x="4.67992in" svg:y="0in" svg:width="3.5874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oter Placeholder 5" svg:x="0in" svg:y="11.10827in" svg:width="3.5874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1" presentation:style-name="a132" draw:name="Slide Number Placeholder 6" svg:x="4.67992in" svg:y="11.10827in" svg:width="3.5874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4">
      <draw:frame draw:id="id24" draw:layer="Master1-bg" draw:style-name="a135" draw:name="Picture 6" svg:x="0in" svg:y="0in" svg:width="11.02362in" svg:height="8.26772in" style:rel-width="scale" style:rel-height="scale">
        <draw:image xlink:href="media/image10.png" xlink:type="simple" xlink:show="embed" xlink:actuate="onLoad"/>
        <svg:title/>
        <svg:desc/>
      </draw:frame>
      <draw:frame draw:id="id25" presentation:style-name="a139" draw:name="Title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26" presentation:style-name="a143" draw:name="Text Placeholder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</draw:text-box>
        <svg:title/>
        <svg:desc/>
      </draw:frame>
      <draw:frame draw:id="id27" presentation:style-name="a146" draw:name="Date Placeholder 3" svg:x="0.55079in" svg:y="7.53189in" svg:width="2.56811in" svg:height="0.5700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8" presentation:style-name="a149" draw:name="Footer Placeholder 4" svg:x="3.76969in" svg:y="7.53189in" svg:width="3.49409in" svg:height="0.5700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9" presentation:style-name="a153" draw:name="Slide Number Placeholder 5" svg:x="7.90315in" svg:y="7.53189in" svg:width="2.56811in" svg:height="0.5700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1.21063in" svg:y="0.88858in" svg:width="5.84567in" svg:height="4.38386in" presentation:class="page" draw:id="id6" presentation:style-name="a154" draw:name="Slide Image Placeholder 1">
          <svg:title/>
          <svg:desc/>
        </draw:page-thumbnail>
        <draw:frame draw:id="id7" presentation:style-name="a157" draw:name="Notes Placeholder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Header Placeholder 3" svg:x="0in" svg:y="0in" svg:width="3.5874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Date Placeholder 4" svg:x="4.67992in" svg:y="0in" svg:width="3.5874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Footer Placeholder 5" svg:x="0in" svg:y="11.10827in" svg:width="3.5874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1" presentation:style-name="a169" draw:name="Slide Number Placeholder 6" svg:x="4.67992in" svg:y="11.10827in" svg:width="3.5874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1">
      <draw:frame draw:id="id30" draw:layer="Master1-bg" draw:style-name="a172" draw:name="Picture 7" svg:x="0in" svg:y="0in" svg:width="11.02362in" svg:height="8.26772in" style:rel-width="scale" style:rel-height="scale">
        <draw:image xlink:href="media/image10.png" xlink:type="simple" xlink:show="embed" xlink:actuate="onLoad"/>
        <svg:title/>
        <svg:desc/>
      </draw:frame>
      <draw:frame draw:id="id31" presentation:style-name="a176" draw:name="Title 1" svg:x="0.55118in" svg:y="3.46457in" svg:width="9.92087in" svg:height="1.38031in" presentation:class="title" presentation:placeholder="false">
        <draw:text-box>
          <text:p text:style-name="a175" text:class-names="" text:cond-style-name=""><text:span text:style-name="a173" text:class-names="">Click to edit Master title style</text:span><text:span text:style-name="a174" text:class-names=""/></text:p>
        </draw:text-box>
        <svg:title/>
        <svg:desc/>
      </draw:frame>
      <draw:frame draw:id="id32" presentation:style-name="a192" draw:name="Content Placeholder 2" svg:x="0.55035in" svg:y="5.19618in" svg:width="4.76736in" svg:height="2.20486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8" draw:name="Content Placeholder 3" svg:x="5.48438in" svg:y="5.19618in" svg:width="4.76736in" svg:height="2.20486in" presentation:class="object" presentation:placeholder="false">
        <draw:text-box>
          <text:p text:style-name="a194" text:class-names="" text:cond-style-name=""><text:span text:style-name="a193" text:class-names="">Click to edit Master text styles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1" draw:name="Date Placeholder 4" svg:x="0.55079in" svg:y="7.53189in" svg:width="2.56811in" svg:height="0.5700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5" presentation:style-name="a214" draw:name="Footer Placeholder 5" svg:x="3.76969in" svg:y="7.53189in" svg:width="3.49409in" svg:height="0.5700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6" presentation:style-name="a218" draw:name="Slide Number Placeholder 6" svg:x="7.90315in" svg:y="7.53189in" svg:width="2.56811in" svg:height="0.5700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21063in" svg:y="0.88858in" svg:width="5.84567in" svg:height="4.38386in" presentation:class="page" draw:id="id6" presentation:style-name="a219" draw:name="Slide Image Placeholder 1">
          <svg:title/>
          <svg:desc/>
        </draw:page-thumbnail>
        <draw:frame draw:id="id7" presentation:style-name="a222" draw:name="Notes Placeholder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8" presentation:style-name="a225" draw:name="Header Placeholder 3" svg:x="0in" svg:y="0in" svg:width="3.5874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9" presentation:style-name="a228" draw:name="Date Placeholder 4" svg:x="4.67992in" svg:y="0in" svg:width="3.5874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Footer Placeholder 5" svg:x="0in" svg:y="11.10827in" svg:width="3.5874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1" presentation:style-name="a234" draw:name="Slide Number Placeholder 6" svg:x="4.67992in" svg:y="11.10827in" svg:width="3.5874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6">
      <draw:frame draw:id="id37" draw:layer="Master1-bg" draw:style-name="a237" draw:name="Picture 9" svg:x="0in" svg:y="0in" svg:width="11.02362in" svg:height="8.26772in" style:rel-width="scale" style:rel-height="scale">
        <draw:image xlink:href="media/image10.png" xlink:type="simple" xlink:show="embed" xlink:actuate="onLoad"/>
        <svg:title/>
        <svg:desc/>
      </draw:frame>
      <draw:frame draw:id="id38" presentation:style-name="a241" draw:name="Title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Click to edit Master title style</text:span><text:span text:style-name="a239" text:class-names=""/></text:p>
        </draw:text-box>
        <svg:title/>
        <svg:desc/>
      </draw:frame>
      <draw:frame draw:id="id39" presentation:style-name="a245" draw:name="Text Placeholder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40" presentation:style-name="a261" draw:name="Content Placeholder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5" draw:name="Text Placeholder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</draw:text-box>
        <svg:title/>
        <svg:desc/>
      </draw:frame>
      <draw:frame draw:id="id42" presentation:style-name="a281" draw:name="Content Placeholder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Click to edit Master text styles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Date Placeholder 6" svg:x="0.55079in" svg:y="7.53189in" svg:width="2.56811in" svg:height="0.5700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4" presentation:style-name="a287" draw:name="Footer Placeholder 7" svg:x="3.76969in" svg:y="7.53189in" svg:width="3.49409in" svg:height="0.5700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45" presentation:style-name="a291" draw:name="Slide Number Placeholder 8" svg:x="7.90315in" svg:y="7.53189in" svg:width="2.56811in" svg:height="0.5700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386in" presentation:class="page" draw:id="id6" presentation:style-name="a292" draw:name="Slide Image Placeholder 1">
          <svg:title/>
          <svg:desc/>
        </draw:page-thumbnail>
        <draw:frame draw:id="id7" presentation:style-name="a295" draw:name="Notes Placeholder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8" presentation:style-name="a298" draw:name="Header Placeholder 3" svg:x="0in" svg:y="0in" svg:width="3.5874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1" draw:name="Date Placeholder 4" svg:x="4.67992in" svg:y="0in" svg:width="3.5874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Footer Placeholder 5" svg:x="0in" svg:y="11.10827in" svg:width="3.5874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1" presentation:style-name="a307" draw:name="Slide Number Placeholder 6" svg:x="4.67992in" svg:y="11.10827in" svg:width="3.5874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9">
      <draw:frame draw:id="id46" draw:layer="Master1-bg" draw:style-name="a310" draw:name="Picture 5" svg:x="0in" svg:y="0in" svg:width="11.02362in" svg:height="8.26772in" style:rel-width="scale" style:rel-height="scale">
        <draw:image xlink:href="media/image10.png" xlink:type="simple" xlink:show="embed" xlink:actuate="onLoad"/>
        <svg:title/>
        <svg:desc/>
      </draw:frame>
      <draw:frame draw:id="id47" presentation:style-name="a314" draw:name="Title 1" svg:x="0.55118in" svg:y="3.46457in" svg:width="9.92087in" svg:height="1.38031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48" presentation:style-name="a317" draw:name="Date Placeholder 2" svg:x="0.55079in" svg:y="7.53189in" svg:width="2.56811in" svg:height="0.5700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9" presentation:style-name="a320" draw:name="Footer Placeholder 3" svg:x="3.76969in" svg:y="7.53189in" svg:width="3.49409in" svg:height="0.5700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0" presentation:style-name="a324" draw:name="Slide Number Placeholder 4" svg:x="7.90315in" svg:y="7.53189in" svg:width="2.56811in" svg:height="0.5700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386in" presentation:class="page" draw:id="id6" presentation:style-name="a325" draw:name="Slide Image Placeholder 1">
          <svg:title/>
          <svg:desc/>
        </draw:page-thumbnail>
        <draw:frame draw:id="id7" presentation:style-name="a328" draw:name="Notes Placeholder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8" presentation:style-name="a331" draw:name="Header Placeholder 3" svg:x="0in" svg:y="0in" svg:width="3.5874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9" presentation:style-name="a334" draw:name="Date Placeholder 4" svg:x="4.67992in" svg:y="0in" svg:width="3.5874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0" presentation:style-name="a337" draw:name="Footer Placeholder 5" svg:x="0in" svg:y="11.10827in" svg:width="3.5874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1" presentation:style-name="a340" draw:name="Slide Number Placeholder 6" svg:x="4.67992in" svg:y="11.10827in" svg:width="3.5874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2">
      <draw:frame draw:id="id51" draw:layer="Master1-bg" draw:style-name="a343" draw:name="Picture 4" svg:x="0in" svg:y="0in" svg:width="11.02362in" svg:height="8.26772in" style:rel-width="scale" style:rel-height="scale">
        <draw:image xlink:href="media/image10.png" xlink:type="simple" xlink:show="embed" xlink:actuate="onLoad"/>
        <svg:title/>
        <svg:desc/>
      </draw:frame>
      <draw:frame draw:id="id52" presentation:style-name="a346" draw:name="Date Placeholder 1" svg:x="0.55079in" svg:y="7.53189in" svg:width="2.56811in" svg:height="0.5700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3" presentation:style-name="a349" draw:name="Footer Placeholder 2" svg:x="3.76969in" svg:y="7.53189in" svg:width="3.49409in" svg:height="0.5700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54" presentation:style-name="a353" draw:name="Slide Number Placeholder 3" svg:x="7.90315in" svg:y="7.53189in" svg:width="2.56811in" svg:height="0.5700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1.21063in" svg:y="0.88858in" svg:width="5.84567in" svg:height="4.38386in" presentation:class="page" draw:id="id6" presentation:style-name="a354" draw:name="Slide Image Placeholder 1">
          <svg:title/>
          <svg:desc/>
        </draw:page-thumbnail>
        <draw:frame draw:id="id7" presentation:style-name="a357" draw:name="Notes Placeholder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Header Placeholder 3" svg:x="0in" svg:y="0in" svg:width="3.5874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9" presentation:style-name="a363" draw:name="Date Placeholder 4" svg:x="4.67992in" svg:y="0in" svg:width="3.5874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Footer Placeholder 5" svg:x="0in" svg:y="11.10827in" svg:width="3.5874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1" presentation:style-name="a369" draw:name="Slide Number Placeholder 6" svg:x="4.67992in" svg:y="11.10827in" svg:width="3.5874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1">
      <draw:frame draw:id="id55" draw:layer="Master1-bg" draw:style-name="a372" draw:name="Picture 7" svg:x="0in" svg:y="0in" svg:width="11.02362in" svg:height="8.26772in" style:rel-width="scale" style:rel-height="scale">
        <draw:image xlink:href="media/image10.png" xlink:type="simple" xlink:show="embed" xlink:actuate="onLoad"/>
        <svg:title/>
        <svg:desc/>
      </draw:frame>
      <draw:frame draw:id="id56" presentation:style-name="a376" draw:name="Title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57" presentation:style-name="a392" draw:name="Content Placeholder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Click to edit Master text styles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6" draw:name="Text Placeholder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</draw:text-box>
        <svg:title/>
        <svg:desc/>
      </draw:frame>
      <draw:frame draw:id="id59" presentation:style-name="a399" draw:name="Date Placeholder 4" svg:x="0.55079in" svg:y="7.53189in" svg:width="2.56811in" svg:height="0.5700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60" presentation:style-name="a402" draw:name="Footer Placeholder 5" svg:x="3.76969in" svg:y="7.53189in" svg:width="3.49409in" svg:height="0.5700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61" presentation:style-name="a406" draw:name="Slide Number Placeholder 6" svg:x="7.90315in" svg:y="7.53189in" svg:width="2.56811in" svg:height="0.5700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386in" presentation:class="page" draw:id="id6" presentation:style-name="a407" draw:name="Slide Image Placeholder 1">
          <svg:title/>
          <svg:desc/>
        </draw:page-thumbnail>
        <draw:frame draw:id="id7" presentation:style-name="a410" draw:name="Notes Placeholder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Header Placeholder 3" svg:x="0in" svg:y="0in" svg:width="3.5874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Date Placeholder 4" svg:x="4.67992in" svg:y="0in" svg:width="3.5874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Footer Placeholder 5" svg:x="0in" svg:y="11.10827in" svg:width="3.5874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1" presentation:style-name="a422" draw:name="Slide Number Placeholder 6" svg:x="4.67992in" svg:y="11.10827in" svg:width="3.5874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4">
      <draw:frame draw:id="id62" draw:layer="Master1-bg" draw:style-name="a425" draw:name="Picture 7" svg:x="0in" svg:y="0in" svg:width="11.02362in" svg:height="8.26772in" style:rel-width="scale" style:rel-height="scale">
        <draw:image xlink:href="media/image10.png" xlink:type="simple" xlink:show="embed" xlink:actuate="onLoad"/>
        <svg:title/>
        <svg:desc/>
      </draw:frame>
      <draw:frame draw:id="id63" presentation:style-name="a429" draw:name="Title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64" presentation:style-name="a432" draw:name="Picture Placeholder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5" presentation:style-name="a436" draw:name="Text Placeholder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</draw:text-box>
        <svg:title/>
        <svg:desc/>
      </draw:frame>
      <draw:frame draw:id="id66" presentation:style-name="a439" draw:name="Date Placeholder 4" svg:x="0.55079in" svg:y="7.53189in" svg:width="2.56811in" svg:height="0.5700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7" presentation:style-name="a442" draw:name="Footer Placeholder 5" svg:x="3.76969in" svg:y="7.53189in" svg:width="3.49409in" svg:height="0.5700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68" presentation:style-name="a446" draw:name="Slide Number Placeholder 6" svg:x="7.90315in" svg:y="7.53189in" svg:width="2.56811in" svg:height="0.5700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386in" presentation:class="page" draw:id="id6" presentation:style-name="a447" draw:name="Slide Image Placeholder 1">
          <svg:title/>
          <svg:desc/>
        </draw:page-thumbnail>
        <draw:frame draw:id="id7" presentation:style-name="a450" draw:name="Notes Placeholder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8" presentation:style-name="a453" draw:name="Header Placeholder 3" svg:x="0in" svg:y="0in" svg:width="3.5874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9" presentation:style-name="a456" draw:name="Date Placeholder 4" svg:x="4.67992in" svg:y="0in" svg:width="3.5874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0" presentation:style-name="a459" draw:name="Footer Placeholder 5" svg:x="0in" svg:y="11.10827in" svg:width="3.5874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Slide Number Placeholder 6" svg:x="4.67992in" svg:y="11.10827in" svg:width="3.5874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4">
      <draw:frame draw:id="id69" draw:layer="Master1-bg" draw:style-name="a465" draw:name="Picture 6" svg:x="0in" svg:y="0in" svg:width="11.02362in" svg:height="8.26772in" style:rel-width="scale" style:rel-height="scale">
        <draw:image xlink:href="media/image10.png" xlink:type="simple" xlink:show="embed" xlink:actuate="onLoad"/>
        <svg:title/>
        <svg:desc/>
      </draw:frame>
      <draw:frame draw:id="id70" presentation:style-name="a469" draw:name="Title 1" svg:x="0.55118in" svg:y="3.46457in" svg:width="9.92087in" svg:height="1.38031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71" presentation:style-name="a486" draw:name="Vertical Text Placeholder 2" svg:x="0.55118in" svg:y="5.19685in" svg:width="9.70039in" svg:height="2.20472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89" draw:name="Date Placeholder 3" svg:x="0.55079in" svg:y="7.53189in" svg:width="2.56811in" svg:height="0.5700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73" presentation:style-name="a492" draw:name="Footer Placeholder 4" svg:x="3.76969in" svg:y="7.53189in" svg:width="3.49409in" svg:height="0.5700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4" presentation:style-name="a496" draw:name="Slide Number Placeholder 5" svg:x="7.90315in" svg:y="7.53189in" svg:width="2.56811in" svg:height="0.5700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386in" presentation:class="page" draw:id="id6" presentation:style-name="a497" draw:name="Slide Image Placeholder 1">
          <svg:title/>
          <svg:desc/>
        </draw:page-thumbnail>
        <draw:frame draw:id="id7" presentation:style-name="a500" draw:name="Notes Placehold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8" presentation:style-name="a503" draw:name="Header Placeholder 3" svg:x="0in" svg:y="0in" svg:width="3.5874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6" draw:name="Date Placeholder 4" svg:x="4.67992in" svg:y="0in" svg:width="3.5874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Footer Placeholder 5" svg:x="0in" svg:y="11.10827in" svg:width="3.5874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Slide Number Placeholder 6" svg:x="4.67992in" svg:y="11.10827in" svg:width="3.5874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4">
      <draw:frame draw:id="id75" draw:layer="Master1-bg" draw:style-name="a515" draw:name="Picture 6" svg:x="0in" svg:y="0in" svg:width="11.02362in" svg:height="8.26772in" style:rel-width="scale" style:rel-height="scale">
        <draw:image xlink:href="media/image10.png" xlink:type="simple" xlink:show="embed" xlink:actuate="onLoad"/>
        <svg:title/>
        <svg:desc/>
      </draw:frame>
      <draw:frame draw:id="id76" presentation:style-name="a519" draw:name="Vertical Title 1" svg:x="7.99306in" svg:y="3.46528in" svg:width="2.47917in" svg:height="3.93576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77" presentation:style-name="a536" draw:name="Vertical Text Placeholder 2" svg:x="0.55035in" svg:y="3.46528in" svg:width="7.27604in" svg:height="3.93576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39" draw:name="Date Placeholder 3" svg:x="0.55079in" svg:y="7.53189in" svg:width="2.56811in" svg:height="0.5700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79" presentation:style-name="a542" draw:name="Footer Placeholder 4" svg:x="3.76969in" svg:y="7.53189in" svg:width="3.49409in" svg:height="0.5700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80" presentation:style-name="a546" draw:name="Slide Number Placeholder 5" svg:x="7.90315in" svg:y="7.53189in" svg:width="2.56811in" svg:height="0.5700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1.21063in" svg:y="0.88858in" svg:width="5.84567in" svg:height="4.38386in" presentation:class="page" draw:id="id6" presentation:style-name="a547" draw:name="Slide Image Placeholder 1">
          <svg:title/>
          <svg:desc/>
        </draw:page-thumbnail>
        <draw:frame draw:id="id7" presentation:style-name="a550" draw:name="Notes Placeholder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8" presentation:style-name="a553" draw:name="Header Placeholder 3" svg:x="0in" svg:y="0in" svg:width="3.5874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9" presentation:style-name="a556" draw:name="Date Placeholder 4" svg:x="4.67992in" svg:y="0in" svg:width="3.5874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0" presentation:style-name="a559" draw:name="Footer Placeholder 5" svg:x="0in" svg:y="11.10827in" svg:width="3.5874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1" presentation:style-name="a562" draw:name="Slide Number Placeholder 6" svg:x="4.67992in" svg:y="11.10827in" svg:width="3.5874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Standard-2" style:page-layout-name="pageLayout1" draw:style-name="a564">
      <draw:frame draw:id="id81" draw:style-name="a565" svg:x="0in" svg:y="0in" svg:width="11.02362in" svg:height="8.26772in" style:rel-width="scale" style:rel-height="scale">
        <draw:image xlink:href="media/image11.png" xlink:type="simple" xlink:show="embed" xlink:actuate="onLoad"/>
        <svg:title/>
        <svg:desc/>
      </draw:frame>
      <draw:frame draw:id="id82" presentation:style-name="a568" draw:name="Title Placeholder 2" svg:x="0.55118in" svg:y="0.32953in" svg:width="8.4252in" svg:height="1.24528in" presentation:class="title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83" presentation:style-name="a585" draw:name="Text Placeholder 3" svg:x="0.55118in" svg:y="1.93465in" svg:width="9.70039in" svg:height="4.79488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ck to edit Master text styles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Second level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hird level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list text:style-name="a584">
                            <text:list-item>
                              <text:p text:style-name="a583" text:class-names="" text:cond-style-name=""><text:span text:style-name="a581" text:class-names="">Fifth level</text:span><text:span text:style-name="a5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588" draw:name="Date Placeholder 4" svg:x="0.55118in" svg:y="7.53189in" svg:width="2.56811in" svg:height="0.57008in" presentation:class="date-time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85" presentation:style-name="a591" draw:name="Footer Placeholder 5" svg:x="3.77008in" svg:y="7.53189in" svg:width="3.49409in" svg:height="0.57008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86" presentation:style-name="a594" draw:name="Slide Number Placeholder 6" svg:x="7.90354in" svg:y="7.53189in" svg:width="2.56811in" svg:height="0.57008in" presentation:class="page-number" presentation:placeholder="false">
        <draw:text-box>
          <text:p text:style-name="a593" text:class-names="" text:cond-style-name=""><text:span text:style-name="a592" text:class-names=""><text:page-number style:num-format="1" text:fixed="false"/></text:span></text:p>
        </draw:text-box>
        <svg:title/>
        <svg:desc/>
      </draw:frame>
      <presentation:notes style:page-layout-name="pageLayout2" draw:style-name="a611">
        <draw:page-thumbnail svg:x="1.21063in" svg:y="0.88858in" svg:width="5.84567in" svg:height="4.38386in" presentation:class="page" draw:id="id6" presentation:style-name="a595" draw:name="Slide Image Placeholder 1">
          <svg:title/>
          <svg:desc/>
        </draw:page-thumbnail>
        <draw:frame draw:id="id7" presentation:style-name="a598" draw:name="Notes Placeholder 2" svg:x="0.82677in" svg:y="5.55394in" svg:width="6.61378in" svg:height="5.26142in" presentation:class="notes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8" presentation:style-name="a601" draw:name="Header Placeholder 3" svg:x="0in" svg:y="0in" svg:width="3.5874in" svg:height="0.5842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9" presentation:style-name="a604" draw:name="Date Placeholder 4" svg:x="4.67992in" svg:y="0in" svg:width="3.5874in" svg:height="0.58425in" presentation:class="date-time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0" presentation:style-name="a607" draw:name="Footer Placeholder 5" svg:x="0in" svg:y="11.10827in" svg:width="3.5874in" svg:height="0.58425in" presentation:class="foot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1" presentation:style-name="a610" draw:name="Slide Number Placeholder 6" svg:x="4.67992in" svg:y="11.10827in" svg:width="3.5874in" svg:height="0.58425in" presentation:class="page-number" presentation:placeholder="false">
          <draw:text-box>
            <text:p text:style-name="a609" text:class-names="" text:cond-style-name=""><text:span text:style-name="a6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12">
      <draw:frame draw:id="id87" draw:layer="Master2-bg" draw:style-name="a613" draw:name="Picture 6" svg:x="0in" svg:y="0in" svg:width="11.02362in" svg:height="8.26772in" style:rel-width="scale" style:rel-height="scale">
        <draw:image xlink:href="media/image11.png" xlink:type="simple" xlink:show="embed" xlink:actuate="onLoad"/>
        <svg:title/>
        <svg:desc/>
      </draw:frame>
      <draw:frame draw:id="id88" presentation:style-name="a617" draw:name="Title 1" svg:x="1.37847in" svg:y="1.35243in" svg:width="8.26736in" svg:height="2.87847in" presentation:class="title" presentation:placeholder="false">
        <draw:text-box>
          <text:p text:style-name="a616" text:class-names="" text:cond-style-name=""><text:span text:style-name="a614" text:class-names="">Click to edit Master title style</text:span><text:span text:style-name="a615" text:class-names=""/></text:p>
        </draw:text-box>
        <svg:title/>
        <svg:desc/>
      </draw:frame>
      <draw:frame draw:id="id89" presentation:style-name="a621" draw:name="Subtitle 2" svg:x="1.37847in" svg:y="4.34201in" svg:width="8.26736in" svg:height="1.99653in" presentation:class="subtitle" presentation:placeholder="false">
        <draw:text-box>
          <text:p text:style-name="a620" text:class-names="" text:cond-style-name=""><text:span text:style-name="a618" text:class-names="">Click to edit Master subtitle style</text:span><text:span text:style-name="a619" text:class-names=""/></text:p>
        </draw:text-box>
        <svg:title/>
        <svg:desc/>
      </draw:frame>
      <draw:frame draw:id="id90" presentation:style-name="a624" draw:name="Date Placeholder 3" svg:x="0.55118in" svg:y="7.53189in" svg:width="2.56811in" svg:height="0.57008in" presentation:class="date-time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91" presentation:style-name="a627" draw:name="Footer Placeholder 4" svg:x="3.77008in" svg:y="7.53189in" svg:width="3.49409in" svg:height="0.57008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92" presentation:style-name="a631" draw:name="Slide Number Placeholder 5" svg:x="7.90354in" svg:y="7.53189in" svg:width="2.56811in" svg:height="0.57008in" presentation:class="page-number" presentation:placeholder="false">
        <draw:text-box>
          <text:p text:style-name="a630" text:class-names="" text:cond-style-name=""><text:span text:style-name="a628" text:class-names=""><text:page-number style:num-format="1" text:fixed="false"/></text:span><text:span text:style-name="a629" text:class-names=""/></text:p>
        </draw:text-box>
        <svg:title/>
        <svg:desc/>
      </draw:frame>
      <presentation:notes style:page-layout-name="pageLayout2" draw:style-name="a648">
        <draw:page-thumbnail svg:x="1.21063in" svg:y="0.88858in" svg:width="5.84567in" svg:height="4.38386in" presentation:class="page" draw:id="id6" presentation:style-name="a632" draw:name="Slide Image Placeholder 1">
          <svg:title/>
          <svg:desc/>
        </draw:page-thumbnail>
        <draw:frame draw:id="id7" presentation:style-name="a635" draw:name="Notes Placeholder 2" svg:x="0.82677in" svg:y="5.55394in" svg:width="6.61378in" svg:height="5.26142in" presentation:class="notes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8" presentation:style-name="a638" draw:name="Header Placeholder 3" svg:x="0in" svg:y="0in" svg:width="3.5874in" svg:height="0.58425in" presentation:class="head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9" presentation:style-name="a641" draw:name="Date Placeholder 4" svg:x="4.67992in" svg:y="0in" svg:width="3.5874in" svg:height="0.58425in" presentation:class="date-time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0" presentation:style-name="a644" draw:name="Footer Placeholder 5" svg:x="0in" svg:y="11.10827in" svg:width="3.5874in" svg:height="0.58425in" presentation:class="foot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1" presentation:style-name="a647" draw:name="Slide Number Placeholder 6" svg:x="4.67992in" svg:y="11.10827in" svg:width="3.5874in" svg:height="0.58425in" presentation:class="page-number" presentation:placeholder="false">
          <draw:text-box>
            <text:p text:style-name="a646" text:class-names="" text:cond-style-name=""><text:span text:style-name="a6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49">
      <draw:frame draw:id="id93" draw:layer="Master2-bg" draw:style-name="a650" draw:name="Picture 6" svg:x="0in" svg:y="0in" svg:width="11.02362in" svg:height="8.26772in" style:rel-width="scale" style:rel-height="scale">
        <draw:image xlink:href="media/image11.png" xlink:type="simple" xlink:show="embed" xlink:actuate="onLoad"/>
        <svg:title/>
        <svg:desc/>
      </draw:frame>
      <draw:frame draw:id="id94" presentation:style-name="a654" draw:name="Title 1" svg:x="0.55118in" svg:y="0.32953in" svg:width="8.4252in" svg:height="1.24528in" presentation:class="title" presentation:placeholder="false">
        <draw:text-box>
          <text:p text:style-name="a653" text:class-names="" text:cond-style-name=""><text:span text:style-name="a651" text:class-names="">Click to edit Master title style</text:span><text:span text:style-name="a652" text:class-names=""/></text:p>
        </draw:text-box>
        <svg:title/>
        <svg:desc/>
      </draw:frame>
      <draw:frame draw:id="id95" presentation:style-name="a670" draw:name="Content Placeholder 2" svg:x="0.55118in" svg:y="1.93465in" svg:width="9.70039in" svg:height="4.79488in" presentation:class="object" presentation:placeholder="false">
        <draw:text-box>
          <text:p text:style-name="a656" text:class-names="" text:cond-style-name=""><text:span text:style-name="a655" text:class-names="">Click to edit Master text styles</text:span></text:p>
          <text:list text:style-name="a659">
            <text:list-item>
              <text:list text:style-name="a659">
                <text:list-item>
                  <text:p text:style-name="a658" text:class-names="" text:cond-style-name=""><text:span text:style-name="a657" text:class-names="">Second level</text:span></text:p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p text:style-name="a661" text:class-names="" text:cond-style-name=""><text:span text:style-name="a6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p text:style-name="a664" text:class-names="" text:cond-style-name=""><text:span text:style-name="a6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list text:style-name="a669">
                            <text:list-item>
                              <text:p text:style-name="a668" text:class-names="" text:cond-style-name=""><text:span text:style-name="a666" text:class-names="">Fifth level</text:span><text:span text:style-name="a6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673" draw:name="Date Placeholder 3" svg:x="0.55118in" svg:y="7.53189in" svg:width="2.56811in" svg:height="0.57008in" presentation:class="date-time" presentation:placeholder="false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97" presentation:style-name="a676" draw:name="Footer Placeholder 4" svg:x="3.77008in" svg:y="7.53189in" svg:width="3.49409in" svg:height="0.57008in" presentation:class="footer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98" presentation:style-name="a680" draw:name="Slide Number Placeholder 5" svg:x="7.90354in" svg:y="7.53189in" svg:width="2.56811in" svg:height="0.57008in" presentation:class="page-number" presentation:placeholder="false">
        <draw:text-box>
          <text:p text:style-name="a679" text:class-names="" text:cond-style-name=""><text:span text:style-name="a677" text:class-names=""><text:page-number style:num-format="1" text:fixed="false"/></text:span><text:span text:style-name="a678" text:class-names=""/></text:p>
        </draw:text-box>
        <svg:title/>
        <svg:desc/>
      </draw:frame>
      <presentation:notes style:page-layout-name="pageLayout2" draw:style-name="a697">
        <draw:page-thumbnail svg:x="1.21063in" svg:y="0.88858in" svg:width="5.84567in" svg:height="4.38386in" presentation:class="page" draw:id="id6" presentation:style-name="a681" draw:name="Slide Image Placeholder 1">
          <svg:title/>
          <svg:desc/>
        </draw:page-thumbnail>
        <draw:frame draw:id="id7" presentation:style-name="a684" draw:name="Notes Placeholder 2" svg:x="0.82677in" svg:y="5.55394in" svg:width="6.61378in" svg:height="5.26142in" presentation:class="notes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8" presentation:style-name="a687" draw:name="Header Placeholder 3" svg:x="0in" svg:y="0in" svg:width="3.5874in" svg:height="0.58425in" presentation:class="head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9" presentation:style-name="a690" draw:name="Date Placeholder 4" svg:x="4.67992in" svg:y="0in" svg:width="3.5874in" svg:height="0.58425in" presentation:class="date-time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Footer Placeholder 5" svg:x="0in" svg:y="11.10827in" svg:width="3.5874in" svg:height="0.58425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1" presentation:style-name="a696" draw:name="Slide Number Placeholder 6" svg:x="4.67992in" svg:y="11.10827in" svg:width="3.5874in" svg:height="0.58425in" presentation:class="page-number" presentation:placeholder="false">
          <draw:text-box>
            <text:p text:style-name="a695" text:class-names="" text:cond-style-name=""><text:span text:style-name="a6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98">
      <draw:frame draw:id="id99" draw:layer="Master2-bg" draw:style-name="a699" draw:name="Picture 6" svg:x="0in" svg:y="0in" svg:width="11.02362in" svg:height="8.26772in" style:rel-width="scale" style:rel-height="scale">
        <draw:image xlink:href="media/image11.png" xlink:type="simple" xlink:show="embed" xlink:actuate="onLoad"/>
        <svg:title/>
        <svg:desc/>
      </draw:frame>
      <draw:frame draw:id="id100" presentation:style-name="a703" draw:name="Title 1" svg:x="0.75174in" svg:y="2.06076in" svg:width="9.50868in" svg:height="3.43924in" presentation:class="title" presentation:placeholder="false">
        <draw:text-box>
          <text:p text:style-name="a702" text:class-names="" text:cond-style-name=""><text:span text:style-name="a700" text:class-names="">Click to edit Master title style</text:span><text:span text:style-name="a701" text:class-names=""/></text:p>
        </draw:text-box>
        <svg:title/>
        <svg:desc/>
      </draw:frame>
      <draw:frame draw:id="id101" presentation:style-name="a707" draw:name="Text Placeholder 2" svg:x="0.75174in" svg:y="5.53299in" svg:width="9.50868in" svg:height="1.8072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ck to edit Master text styles</text:span></text:p>
            </text:list-item>
          </text:list>
        </draw:text-box>
        <svg:title/>
        <svg:desc/>
      </draw:frame>
      <draw:frame draw:id="id102" presentation:style-name="a710" draw:name="Date Placeholder 3" svg:x="0.55118in" svg:y="7.53189in" svg:width="2.56811in" svg:height="0.57008in" presentation:class="date-time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103" presentation:style-name="a713" draw:name="Footer Placeholder 4" svg:x="3.77008in" svg:y="7.53189in" svg:width="3.49409in" svg:height="0.57008in" presentation:class="footer" presentation:placeholder="false">
        <draw:text-box>
          <text:p text:style-name="a712" text:class-names="" text:cond-style-name=""><text:span text:style-name="a711" text:class-names=""/></text:p>
        </draw:text-box>
        <svg:title/>
        <svg:desc/>
      </draw:frame>
      <draw:frame draw:id="id104" presentation:style-name="a717" draw:name="Slide Number Placeholder 5" svg:x="7.90354in" svg:y="7.53189in" svg:width="2.56811in" svg:height="0.57008in" presentation:class="page-number" presentation:placeholder="false">
        <draw:text-box>
          <text:p text:style-name="a716" text:class-names="" text:cond-style-name=""><text:span text:style-name="a714" text:class-names=""><text:page-number style:num-format="1" text:fixed="false"/></text:span><text:span text:style-name="a715" text:class-names=""/></text:p>
        </draw:text-box>
        <svg:title/>
        <svg:desc/>
      </draw:frame>
      <presentation:notes style:page-layout-name="pageLayout2" draw:style-name="a734">
        <draw:page-thumbnail svg:x="1.21063in" svg:y="0.88858in" svg:width="5.84567in" svg:height="4.38386in" presentation:class="page" draw:id="id6" presentation:style-name="a718" draw:name="Slide Image Placeholder 1">
          <svg:title/>
          <svg:desc/>
        </draw:page-thumbnail>
        <draw:frame draw:id="id7" presentation:style-name="a721" draw:name="Notes Placeholder 2" svg:x="0.82677in" svg:y="5.55394in" svg:width="6.61378in" svg:height="5.26142in" presentation:class="notes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8" presentation:style-name="a724" draw:name="Header Placeholder 3" svg:x="0in" svg:y="0in" svg:width="3.5874in" svg:height="0.58425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9" presentation:style-name="a727" draw:name="Date Placeholder 4" svg:x="4.67992in" svg:y="0in" svg:width="3.5874in" svg:height="0.58425in" presentation:class="date-time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10" presentation:style-name="a730" draw:name="Footer Placeholder 5" svg:x="0in" svg:y="11.10827in" svg:width="3.5874in" svg:height="0.58425in" presentation:class="foot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11" presentation:style-name="a733" draw:name="Slide Number Placeholder 6" svg:x="4.67992in" svg:y="11.10827in" svg:width="3.5874in" svg:height="0.58425in" presentation:class="page-number" presentation:placeholder="false">
          <draw:text-box>
            <text:p text:style-name="a732" text:class-names="" text:cond-style-name=""><text:span text:style-name="a7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35">
      <draw:frame draw:id="id105" draw:layer="Master2-bg" draw:style-name="a736" draw:name="Picture 7" svg:x="0in" svg:y="0in" svg:width="11.02362in" svg:height="8.26772in" style:rel-width="scale" style:rel-height="scale">
        <draw:image xlink:href="media/image11.png" xlink:type="simple" xlink:show="embed" xlink:actuate="onLoad"/>
        <svg:title/>
        <svg:desc/>
      </draw:frame>
      <draw:frame draw:id="id106" presentation:style-name="a740" draw:name="Title 1" svg:x="0.55118in" svg:y="0.32953in" svg:width="8.4252in" svg:height="1.24528in" presentation:class="title" presentation:placeholder="false">
        <draw:text-box>
          <text:p text:style-name="a739" text:class-names="" text:cond-style-name=""><text:span text:style-name="a737" text:class-names="">Click to edit Master title style</text:span><text:span text:style-name="a738" text:class-names=""/></text:p>
        </draw:text-box>
        <svg:title/>
        <svg:desc/>
      </draw:frame>
      <draw:frame draw:id="id107" presentation:style-name="a756" draw:name="Content Placeholder 2" svg:x="0.55035in" svg:y="1.93403in" svg:width="4.76736in" svg:height="4.79514in" presentation:class="object" presentation:placeholder="false">
        <draw:text-box>
          <text:p text:style-name="a742" text:class-names="" text:cond-style-name=""><text:span text:style-name="a741" text:class-names="">Click to edit Master text styles</text:span></text:p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list text:style-name="a755">
                            <text:list-item>
                              <text:p text:style-name="a754" text:class-names="" text:cond-style-name=""><text:span text:style-name="a752" text:class-names="">Fifth level</text:span><text:span text:style-name="a7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772" draw:name="Content Placeholder 3" svg:x="5.48438in" svg:y="1.93403in" svg:width="4.76736in" svg:height="4.79514in" presentation:class="object" presentation:placeholder="false">
        <draw:text-box>
          <text:p text:style-name="a758" text:class-names="" text:cond-style-name=""><text:span text:style-name="a757" text:class-names="">Click to edit Master text styles</text:span></text:p>
          <text:list text:style-name="a761">
            <text:list-item>
              <text:list text:style-name="a761">
                <text:list-item>
                  <text:p text:style-name="a760" text:class-names="" text:cond-style-name=""><text:span text:style-name="a759" text:class-names="">Second level</text:span></text:p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p text:style-name="a763" text:class-names="" text:cond-style-name=""><text:span text:style-name="a762" text:class-names="">Third level</text:span></text:p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p text:style-name="a766" text:class-names="" text:cond-style-name=""><text:span text:style-name="a7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list text:style-name="a771">
                            <text:list-item>
                              <text:p text:style-name="a770" text:class-names="" text:cond-style-name=""><text:span text:style-name="a768" text:class-names="">Fifth level</text:span><text:span text:style-name="a7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775" draw:name="Date Placeholder 4" svg:x="0.55118in" svg:y="7.53189in" svg:width="2.56811in" svg:height="0.57008in" presentation:class="date-time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110" presentation:style-name="a778" draw:name="Footer Placeholder 5" svg:x="3.77008in" svg:y="7.53189in" svg:width="3.49409in" svg:height="0.57008in" presentation:class="footer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draw:frame draw:id="id111" presentation:style-name="a782" draw:name="Slide Number Placeholder 6" svg:x="7.90354in" svg:y="7.53189in" svg:width="2.56811in" svg:height="0.57008in" presentation:class="page-number" presentation:placeholder="false">
        <draw:text-box>
          <text:p text:style-name="a781" text:class-names="" text:cond-style-name=""><text:span text:style-name="a779" text:class-names=""><text:page-number style:num-format="1" text:fixed="false"/></text:span><text:span text:style-name="a780" text:class-names=""/></text:p>
        </draw:text-box>
        <svg:title/>
        <svg:desc/>
      </draw:frame>
      <presentation:notes style:page-layout-name="pageLayout2" draw:style-name="a799">
        <draw:page-thumbnail svg:x="1.21063in" svg:y="0.88858in" svg:width="5.84567in" svg:height="4.38386in" presentation:class="page" draw:id="id6" presentation:style-name="a783" draw:name="Slide Image Placeholder 1">
          <svg:title/>
          <svg:desc/>
        </draw:page-thumbnail>
        <draw:frame draw:id="id7" presentation:style-name="a786" draw:name="Notes Placeholder 2" svg:x="0.82677in" svg:y="5.55394in" svg:width="6.61378in" svg:height="5.26142in" presentation:class="notes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8" presentation:style-name="a789" draw:name="Header Placeholder 3" svg:x="0in" svg:y="0in" svg:width="3.5874in" svg:height="0.58425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9" presentation:style-name="a792" draw:name="Date Placeholder 4" svg:x="4.67992in" svg:y="0in" svg:width="3.5874in" svg:height="0.58425in" presentation:class="date-time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0" presentation:style-name="a795" draw:name="Footer Placeholder 5" svg:x="0in" svg:y="11.10827in" svg:width="3.5874in" svg:height="0.58425in" presentation:class="foot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1" presentation:style-name="a798" draw:name="Slide Number Placeholder 6" svg:x="4.67992in" svg:y="11.10827in" svg:width="3.5874in" svg:height="0.58425in" presentation:class="page-number" presentation:placeholder="false">
          <draw:text-box>
            <text:p text:style-name="a797" text:class-names="" text:cond-style-name=""><text:span text:style-name="a7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00">
      <draw:frame draw:id="id112" draw:layer="Master2-bg" draw:style-name="a801" draw:name="Picture 9" svg:x="0in" svg:y="0in" svg:width="11.02362in" svg:height="8.26772in" style:rel-width="scale" style:rel-height="scale">
        <draw:image xlink:href="media/image11.png" xlink:type="simple" xlink:show="embed" xlink:actuate="onLoad"/>
        <svg:title/>
        <svg:desc/>
      </draw:frame>
      <draw:frame draw:id="id113" presentation:style-name="a805" draw:name="Title 1" svg:x="0.75868in" svg:y="0.44097in" svg:width="9.50868in" svg:height="1.59722in" presentation:class="title" presentation:placeholder="false">
        <draw:text-box>
          <text:p text:style-name="a804" text:class-names="" text:cond-style-name=""><text:span text:style-name="a802" text:class-names="">Click to edit Master title style</text:span><text:span text:style-name="a803" text:class-names=""/></text:p>
        </draw:text-box>
        <svg:title/>
        <svg:desc/>
      </draw:frame>
      <draw:frame draw:id="id114" presentation:style-name="a809" draw:name="Text Placeholder 2" svg:x="0.75868in" svg:y="2.02604in" svg:width="4.66493in" svg:height="0.99306in" presentation:class="outline" presentation:placeholder="false">
        <draw:text-box>
          <text:list text:style-name="a808">
            <text:list-item>
              <text:p text:style-name="a807" text:class-names="" text:cond-style-name=""><text:span text:style-name="a806" text:class-names="">Click to edit Master text styles</text:span></text:p>
            </text:list-item>
          </text:list>
        </draw:text-box>
        <svg:title/>
        <svg:desc/>
      </draw:frame>
      <draw:frame draw:id="id115" presentation:style-name="a825" draw:name="Content Placeholder 3" svg:x="0.75868in" svg:y="3.0191in" svg:width="4.66493in" svg:height="4.44271in" presentation:class="object" presentation:placeholder="false">
        <draw:text-box>
          <text:p text:style-name="a811" text:class-names="" text:cond-style-name=""><text:span text:style-name="a810" text:class-names="">Click to edit Master text styles</text:span></text:p>
          <text:list text:style-name="a814">
            <text:list-item>
              <text:list text:style-name="a814">
                <text:list-item>
                  <text:p text:style-name="a813" text:class-names="" text:cond-style-name=""><text:span text:style-name="a812" text:class-names="">Second level</text:span></text:p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p text:style-name="a816" text:class-names="" text:cond-style-name=""><text:span text:style-name="a815" text:class-names="">Third level</text:span></text:p>
                    </text:list-item>
                  </text:list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list text:style-name="a820">
                        <text:list-item>
                          <text:p text:style-name="a819" text:class-names="" text:cond-style-name=""><text:span text:style-name="a8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list text:style-name="a824">
                        <text:list-item>
                          <text:list text:style-name="a824">
                            <text:list-item>
                              <text:p text:style-name="a823" text:class-names="" text:cond-style-name=""><text:span text:style-name="a821" text:class-names="">Fifth level</text:span><text:span text:style-name="a8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29" draw:name="Text Placeholder 4" svg:x="5.5816in" svg:y="2.02604in" svg:width="4.68576in" svg:height="0.99306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>Click to edit Master text styles</text:span></text:p>
            </text:list-item>
          </text:list>
        </draw:text-box>
        <svg:title/>
        <svg:desc/>
      </draw:frame>
      <draw:frame draw:id="id117" presentation:style-name="a845" draw:name="Content Placeholder 5" svg:x="5.5816in" svg:y="3.0191in" svg:width="4.68576in" svg:height="4.44271in" presentation:class="object" presentation:placeholder="false">
        <draw:text-box>
          <text:p text:style-name="a831" text:class-names="" text:cond-style-name=""><text:span text:style-name="a830" text:class-names="">Click to edit Master text styles</text:span></text:p>
          <text:list text:style-name="a834">
            <text:list-item>
              <text:list text:style-name="a834">
                <text:list-item>
                  <text:p text:style-name="a833" text:class-names="" text:cond-style-name=""><text:span text:style-name="a832" text:class-names="">Second level</text:span></text:p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p text:style-name="a836" text:class-names="" text:cond-style-name=""><text:span text:style-name="a835" text:class-names="">Third level</text:span></text:p>
                    </text:list-item>
                  </text:list>
                </text:list-item>
              </text:list>
            </text:list-item>
          </text:list>
          <text:list text:style-name="a840">
            <text:list-item>
              <text:list text:style-name="a840">
                <text:list-item>
                  <text:list text:style-name="a840">
                    <text:list-item>
                      <text:list text:style-name="a840">
                        <text:list-item>
                          <text:p text:style-name="a839" text:class-names="" text:cond-style-name=""><text:span text:style-name="a8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list text:style-name="a844">
                        <text:list-item>
                          <text:list text:style-name="a844">
                            <text:list-item>
                              <text:p text:style-name="a843" text:class-names="" text:cond-style-name=""><text:span text:style-name="a841" text:class-names="">Fifth level</text:span><text:span text:style-name="a8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848" draw:name="Date Placeholder 6" svg:x="0.55118in" svg:y="7.53189in" svg:width="2.56811in" svg:height="0.57008in" presentation:class="date-time" presentation:placeholder="false">
        <draw:text-box>
          <text:p text:style-name="a847" text:class-names="" text:cond-style-name=""><text:span text:style-name="a846" text:class-names=""/></text:p>
        </draw:text-box>
        <svg:title/>
        <svg:desc/>
      </draw:frame>
      <draw:frame draw:id="id119" presentation:style-name="a851" draw:name="Footer Placeholder 7" svg:x="3.77008in" svg:y="7.53189in" svg:width="3.49409in" svg:height="0.57008in" presentation:class="footer" presentation:placeholder="false">
        <draw:text-box>
          <text:p text:style-name="a850" text:class-names="" text:cond-style-name=""><text:span text:style-name="a849" text:class-names=""/></text:p>
        </draw:text-box>
        <svg:title/>
        <svg:desc/>
      </draw:frame>
      <draw:frame draw:id="id120" presentation:style-name="a855" draw:name="Slide Number Placeholder 8" svg:x="7.90354in" svg:y="7.53189in" svg:width="2.56811in" svg:height="0.57008in" presentation:class="page-number" presentation:placeholder="false">
        <draw:text-box>
          <text:p text:style-name="a854" text:class-names="" text:cond-style-name=""><text:span text:style-name="a852" text:class-names=""><text:page-number style:num-format="1" text:fixed="false"/></text:span><text:span text:style-name="a853" text:class-names=""/></text:p>
        </draw:text-box>
        <svg:title/>
        <svg:desc/>
      </draw:frame>
      <presentation:notes style:page-layout-name="pageLayout2" draw:style-name="a872">
        <draw:page-thumbnail svg:x="1.21063in" svg:y="0.88858in" svg:width="5.84567in" svg:height="4.38386in" presentation:class="page" draw:id="id6" presentation:style-name="a856" draw:name="Slide Image Placeholder 1">
          <svg:title/>
          <svg:desc/>
        </draw:page-thumbnail>
        <draw:frame draw:id="id7" presentation:style-name="a859" draw:name="Notes Placeholder 2" svg:x="0.82677in" svg:y="5.55394in" svg:width="6.61378in" svg:height="5.26142in" presentation:class="notes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8" presentation:style-name="a862" draw:name="Header Placeholder 3" svg:x="0in" svg:y="0in" svg:width="3.5874in" svg:height="0.58425in" presentation:class="header" presentation:placeholder="false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9" presentation:style-name="a865" draw:name="Date Placeholder 4" svg:x="4.67992in" svg:y="0in" svg:width="3.5874in" svg:height="0.58425in" presentation:class="date-time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10" presentation:style-name="a868" draw:name="Footer Placeholder 5" svg:x="0in" svg:y="11.10827in" svg:width="3.5874in" svg:height="0.58425in" presentation:class="footer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11" presentation:style-name="a871" draw:name="Slide Number Placeholder 6" svg:x="4.67992in" svg:y="11.10827in" svg:width="3.5874in" svg:height="0.58425in" presentation:class="page-number" presentation:placeholder="false">
          <draw:text-box>
            <text:p text:style-name="a870" text:class-names="" text:cond-style-name=""><text:span text:style-name="a8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73">
      <draw:frame draw:id="id121" draw:layer="Master2-bg" draw:style-name="a874" draw:name="Picture 5" svg:x="0in" svg:y="0in" svg:width="11.02362in" svg:height="8.26772in" style:rel-width="scale" style:rel-height="scale">
        <draw:image xlink:href="media/image11.png" xlink:type="simple" xlink:show="embed" xlink:actuate="onLoad"/>
        <svg:title/>
        <svg:desc/>
      </draw:frame>
      <draw:frame draw:id="id122" presentation:style-name="a878" draw:name="Title 1" svg:x="0.55118in" svg:y="0.32953in" svg:width="8.4252in" svg:height="1.24528in" presentation:class="title" presentation:placeholder="false">
        <draw:text-box>
          <text:p text:style-name="a877" text:class-names="" text:cond-style-name=""><text:span text:style-name="a875" text:class-names="">Click to edit Master title style</text:span><text:span text:style-name="a876" text:class-names=""/></text:p>
        </draw:text-box>
        <svg:title/>
        <svg:desc/>
      </draw:frame>
      <draw:frame draw:id="id123" presentation:style-name="a881" draw:name="Date Placeholder 2" svg:x="0.55118in" svg:y="7.53189in" svg:width="2.56811in" svg:height="0.57008in" presentation:class="date-time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124" presentation:style-name="a884" draw:name="Footer Placeholder 3" svg:x="3.77008in" svg:y="7.53189in" svg:width="3.49409in" svg:height="0.57008in" presentation:class="footer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25" presentation:style-name="a888" draw:name="Slide Number Placeholder 4" svg:x="7.90354in" svg:y="7.53189in" svg:width="2.56811in" svg:height="0.57008in" presentation:class="page-number" presentation:placeholder="false">
        <draw:text-box>
          <text:p text:style-name="a887" text:class-names="" text:cond-style-name=""><text:span text:style-name="a885" text:class-names=""><text:page-number style:num-format="1" text:fixed="false"/></text:span><text:span text:style-name="a886" text:class-names=""/></text:p>
        </draw:text-box>
        <svg:title/>
        <svg:desc/>
      </draw:frame>
      <presentation:notes style:page-layout-name="pageLayout2" draw:style-name="a905">
        <draw:page-thumbnail svg:x="1.21063in" svg:y="0.88858in" svg:width="5.84567in" svg:height="4.38386in" presentation:class="page" draw:id="id6" presentation:style-name="a889" draw:name="Slide Image Placeholder 1">
          <svg:title/>
          <svg:desc/>
        </draw:page-thumbnail>
        <draw:frame draw:id="id7" presentation:style-name="a892" draw:name="Notes Placeholder 2" svg:x="0.82677in" svg:y="5.55394in" svg:width="6.61378in" svg:height="5.26142in" presentation:class="notes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8" presentation:style-name="a895" draw:name="Header Placeholder 3" svg:x="0in" svg:y="0in" svg:width="3.5874in" svg:height="0.58425in" presentation:class="head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9" presentation:style-name="a898" draw:name="Date Placeholder 4" svg:x="4.67992in" svg:y="0in" svg:width="3.5874in" svg:height="0.58425in" presentation:class="date-time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10" presentation:style-name="a901" draw:name="Footer Placeholder 5" svg:x="0in" svg:y="11.10827in" svg:width="3.5874in" svg:height="0.58425in" presentation:class="foot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1" presentation:style-name="a904" draw:name="Slide Number Placeholder 6" svg:x="4.67992in" svg:y="11.10827in" svg:width="3.5874in" svg:height="0.58425in" presentation:class="page-number" presentation:placeholder="false">
          <draw:text-box>
            <text:p text:style-name="a903" text:class-names="" text:cond-style-name=""><text:span text:style-name="a9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06">
      <draw:frame draw:id="id126" draw:layer="Master2-bg" draw:style-name="a907" draw:name="Picture 4" svg:x="0in" svg:y="0in" svg:width="11.02362in" svg:height="8.26772in" style:rel-width="scale" style:rel-height="scale">
        <draw:image xlink:href="media/image11.png" xlink:type="simple" xlink:show="embed" xlink:actuate="onLoad"/>
        <svg:title/>
        <svg:desc/>
      </draw:frame>
      <draw:frame draw:id="id127" presentation:style-name="a910" draw:name="Date Placeholder 1" svg:x="0.55118in" svg:y="7.53189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28" presentation:style-name="a913" draw:name="Footer Placeholder 2" svg:x="3.77008in" svg:y="7.53189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29" presentation:style-name="a917" draw:name="Slide Number Placeholder 3" svg:x="7.90354in" svg:y="7.53189in" svg:width="2.56811in" svg:height="0.57008in" presentation:class="page-number" presentation:placeholder="false">
        <draw:text-box>
          <text:p text:style-name="a916" text:class-names="" text:cond-style-name=""><text:span text:style-name="a914" text:class-names=""><text:page-number style:num-format="1" text:fixed="false"/></text:span><text:span text:style-name="a915" text:class-names=""/></text:p>
        </draw:text-box>
        <svg:title/>
        <svg:desc/>
      </draw:frame>
      <presentation:notes style:page-layout-name="pageLayout2" draw:style-name="a934">
        <draw:page-thumbnail svg:x="1.21063in" svg:y="0.88858in" svg:width="5.84567in" svg:height="4.38386in" presentation:class="page" draw:id="id6" presentation:style-name="a918" draw:name="Slide Image Placeholder 1">
          <svg:title/>
          <svg:desc/>
        </draw:page-thumbnail>
        <draw:frame draw:id="id7" presentation:style-name="a921" draw:name="Notes Placeholder 2" svg:x="0.82677in" svg:y="5.55394in" svg:width="6.61378in" svg:height="5.26142in" presentation:class="notes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8" presentation:style-name="a924" draw:name="Header Placeholder 3" svg:x="0in" svg:y="0in" svg:width="3.5874in" svg:height="0.58425in" presentation:class="head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9" presentation:style-name="a927" draw:name="Date Placeholder 4" svg:x="4.67992in" svg:y="0in" svg:width="3.5874in" svg:height="0.58425in" presentation:class="date-time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10" presentation:style-name="a930" draw:name="Footer Placeholder 5" svg:x="0in" svg:y="11.10827in" svg:width="3.5874in" svg:height="0.58425in" presentation:class="foot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1" presentation:style-name="a933" draw:name="Slide Number Placeholder 6" svg:x="4.67992in" svg:y="11.10827in" svg:width="3.5874in" svg:height="0.58425in" presentation:class="page-number" presentation:placeholder="false">
          <draw:text-box>
            <text:p text:style-name="a932" text:class-names="" text:cond-style-name=""><text:span text:style-name="a9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35">
      <draw:frame draw:id="id130" draw:layer="Master2-bg" draw:style-name="a936" draw:name="Picture 7" svg:x="0in" svg:y="0in" svg:width="11.02362in" svg:height="8.26772in" style:rel-width="scale" style:rel-height="scale">
        <draw:image xlink:href="media/image11.png" xlink:type="simple" xlink:show="embed" xlink:actuate="onLoad"/>
        <svg:title/>
        <svg:desc/>
      </draw:frame>
      <draw:frame draw:id="id131" presentation:style-name="a940" draw:name="Title 1" svg:x="0.75868in" svg:y="0.55035in" svg:width="3.55556in" svg:height="1.93056in" presentation:class="title" presentation:placeholder="false">
        <draw:text-box>
          <text:p text:style-name="a939" text:class-names="" text:cond-style-name=""><text:span text:style-name="a937" text:class-names="">Click to edit Master title style</text:span><text:span text:style-name="a938" text:class-names=""/></text:p>
        </draw:text-box>
        <svg:title/>
        <svg:desc/>
      </draw:frame>
      <draw:frame draw:id="id132" presentation:style-name="a956" draw:name="Content Placeholder 2" svg:x="4.6875in" svg:y="1.19097in" svg:width="5.57986in" svg:height="5.875in" presentation:class="object" presentation:placeholder="false">
        <draw:text-box>
          <text:p text:style-name="a942" text:class-names="" text:cond-style-name=""><text:span text:style-name="a941" text:class-names="">Click to edit Master text styles</text:span></text:p>
          <text:list text:style-name="a945">
            <text:list-item>
              <text:list text:style-name="a945">
                <text:list-item>
                  <text:p text:style-name="a944" text:class-names="" text:cond-style-name=""><text:span text:style-name="a943" text:class-names="">Second level</text:span></text:p>
                </text:list-item>
              </text:list>
            </text:list-item>
          </text:list>
          <text:list text:style-name="a948">
            <text:list-item>
              <text:list text:style-name="a948">
                <text:list-item>
                  <text:list text:style-name="a948">
                    <text:list-item>
                      <text:p text:style-name="a947" text:class-names="" text:cond-style-name=""><text:span text:style-name="a946" text:class-names="">Third level</text:span></text:p>
                    </text:list-item>
                  </text:list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list text:style-name="a951">
                    <text:list-item>
                      <text:list text:style-name="a951">
                        <text:list-item>
                          <text:p text:style-name="a950" text:class-names="" text:cond-style-name=""><text:span text:style-name="a9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list text:style-name="a955">
                        <text:list-item>
                          <text:list text:style-name="a955">
                            <text:list-item>
                              <text:p text:style-name="a954" text:class-names="" text:cond-style-name=""><text:span text:style-name="a952" text:class-names="">Fifth level</text:span><text:span text:style-name="a9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960" draw:name="Text Placeholder 3" svg:x="0.75868in" svg:y="2.4809in" svg:width="3.55556in" svg:height="4.59375in" presentation:class="outline" presentation:placeholder="false">
        <draw:text-box>
          <text:list text:style-name="a959">
            <text:list-item>
              <text:p text:style-name="a958" text:class-names="" text:cond-style-name=""><text:span text:style-name="a957" text:class-names="">Click to edit Master text styles</text:span></text:p>
            </text:list-item>
          </text:list>
        </draw:text-box>
        <svg:title/>
        <svg:desc/>
      </draw:frame>
      <draw:frame draw:id="id134" presentation:style-name="a963" draw:name="Date Placeholder 4" svg:x="0.55118in" svg:y="7.53189in" svg:width="2.56811in" svg:height="0.57008in" presentation:class="date-time" presentation:placeholder="false">
        <draw:text-box>
          <text:p text:style-name="a962" text:class-names="" text:cond-style-name=""><text:span text:style-name="a961" text:class-names=""/></text:p>
        </draw:text-box>
        <svg:title/>
        <svg:desc/>
      </draw:frame>
      <draw:frame draw:id="id135" presentation:style-name="a966" draw:name="Footer Placeholder 5" svg:x="3.77008in" svg:y="7.53189in" svg:width="3.49409in" svg:height="0.57008in" presentation:class="footer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36" presentation:style-name="a970" draw:name="Slide Number Placeholder 6" svg:x="7.90354in" svg:y="7.53189in" svg:width="2.56811in" svg:height="0.57008in" presentation:class="page-number" presentation:placeholder="false">
        <draw:text-box>
          <text:p text:style-name="a969" text:class-names="" text:cond-style-name=""><text:span text:style-name="a967" text:class-names=""><text:page-number style:num-format="1" text:fixed="false"/></text:span><text:span text:style-name="a968" text:class-names=""/></text:p>
        </draw:text-box>
        <svg:title/>
        <svg:desc/>
      </draw:frame>
      <presentation:notes style:page-layout-name="pageLayout2" draw:style-name="a987">
        <draw:page-thumbnail svg:x="1.21063in" svg:y="0.88858in" svg:width="5.84567in" svg:height="4.38386in" presentation:class="page" draw:id="id6" presentation:style-name="a971" draw:name="Slide Image Placeholder 1">
          <svg:title/>
          <svg:desc/>
        </draw:page-thumbnail>
        <draw:frame draw:id="id7" presentation:style-name="a974" draw:name="Notes Placeholder 2" svg:x="0.82677in" svg:y="5.55394in" svg:width="6.61378in" svg:height="5.26142in" presentation:class="notes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8" presentation:style-name="a977" draw:name="Header Placeholder 3" svg:x="0in" svg:y="0in" svg:width="3.5874in" svg:height="0.58425in" presentation:class="header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9" presentation:style-name="a980" draw:name="Date Placeholder 4" svg:x="4.67992in" svg:y="0in" svg:width="3.5874in" svg:height="0.58425in" presentation:class="date-time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10" presentation:style-name="a983" draw:name="Footer Placeholder 5" svg:x="0in" svg:y="11.10827in" svg:width="3.5874in" svg:height="0.58425in" presentation:class="footer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1" presentation:style-name="a986" draw:name="Slide Number Placeholder 6" svg:x="4.67992in" svg:y="11.10827in" svg:width="3.5874in" svg:height="0.58425in" presentation:class="page-number" presentation:placeholder="false">
          <draw:text-box>
            <text:p text:style-name="a985" text:class-names="" text:cond-style-name=""><text:span text:style-name="a9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88">
      <draw:frame draw:id="id137" draw:layer="Master2-bg" draw:style-name="a989" draw:name="Picture 7" svg:x="0in" svg:y="0in" svg:width="11.02362in" svg:height="8.26772in" style:rel-width="scale" style:rel-height="scale">
        <draw:image xlink:href="media/image11.png" xlink:type="simple" xlink:show="embed" xlink:actuate="onLoad"/>
        <svg:title/>
        <svg:desc/>
      </draw:frame>
      <draw:frame draw:id="id138" presentation:style-name="a993" draw:name="Title 1" svg:x="0.75868in" svg:y="0.55035in" svg:width="3.55556in" svg:height="1.93056in" presentation:class="title" presentation:placeholder="false">
        <draw:text-box>
          <text:p text:style-name="a992" text:class-names="" text:cond-style-name=""><text:span text:style-name="a990" text:class-names="">Click to edit Master title style</text:span><text:span text:style-name="a991" text:class-names=""/></text:p>
        </draw:text-box>
        <svg:title/>
        <svg:desc/>
      </draw:frame>
      <draw:frame draw:id="id139" presentation:style-name="a996" draw:name="Picture Placeholder 2" svg:x="4.6875in" svg:y="1.19097in" svg:width="5.57986in" svg:height="5.875in" presentation:class="graphic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40" presentation:style-name="a1000" draw:name="Text Placeholder 3" svg:x="0.75868in" svg:y="2.4809in" svg:width="3.55556in" svg:height="4.59375in" presentation:class="outline" presentation:placeholder="false">
        <draw:text-box>
          <text:list text:style-name="a999">
            <text:list-item>
              <text:p text:style-name="a998" text:class-names="" text:cond-style-name=""><text:span text:style-name="a997" text:class-names="">Click to edit Master text styles</text:span></text:p>
            </text:list-item>
          </text:list>
        </draw:text-box>
        <svg:title/>
        <svg:desc/>
      </draw:frame>
      <draw:frame draw:id="id141" presentation:style-name="a1003" draw:name="Date Placeholder 4" svg:x="0.55118in" svg:y="7.53189in" svg:width="2.56811in" svg:height="0.57008in" presentation:class="date-time" presentation:placeholder="false">
        <draw:text-box>
          <text:p text:style-name="a1002" text:class-names="" text:cond-style-name=""><text:span text:style-name="a1001" text:class-names=""/></text:p>
        </draw:text-box>
        <svg:title/>
        <svg:desc/>
      </draw:frame>
      <draw:frame draw:id="id142" presentation:style-name="a1006" draw:name="Footer Placeholder 5" svg:x="3.77008in" svg:y="7.53189in" svg:width="3.49409in" svg:height="0.57008in" presentation:class="footer" presentation:placeholder="false">
        <draw:text-box>
          <text:p text:style-name="a1005" text:class-names="" text:cond-style-name=""><text:span text:style-name="a1004" text:class-names=""/></text:p>
        </draw:text-box>
        <svg:title/>
        <svg:desc/>
      </draw:frame>
      <draw:frame draw:id="id143" presentation:style-name="a1010" draw:name="Slide Number Placeholder 6" svg:x="7.90354in" svg:y="7.53189in" svg:width="2.56811in" svg:height="0.57008in" presentation:class="page-number" presentation:placeholder="false">
        <draw:text-box>
          <text:p text:style-name="a1009" text:class-names="" text:cond-style-name=""><text:span text:style-name="a1007" text:class-names=""><text:page-number style:num-format="1" text:fixed="false"/></text:span><text:span text:style-name="a1008" text:class-names=""/></text:p>
        </draw:text-box>
        <svg:title/>
        <svg:desc/>
      </draw:frame>
      <presentation:notes style:page-layout-name="pageLayout2" draw:style-name="a1027">
        <draw:page-thumbnail svg:x="1.21063in" svg:y="0.88858in" svg:width="5.84567in" svg:height="4.38386in" presentation:class="page" draw:id="id6" presentation:style-name="a1011" draw:name="Slide Image Placeholder 1">
          <svg:title/>
          <svg:desc/>
        </draw:page-thumbnail>
        <draw:frame draw:id="id7" presentation:style-name="a1014" draw:name="Notes Placeholder 2" svg:x="0.82677in" svg:y="5.55394in" svg:width="6.61378in" svg:height="5.26142in" presentation:class="notes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8" presentation:style-name="a1017" draw:name="Header Placeholder 3" svg:x="0in" svg:y="0in" svg:width="3.5874in" svg:height="0.58425in" presentation:class="head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9" presentation:style-name="a1020" draw:name="Date Placeholder 4" svg:x="4.67992in" svg:y="0in" svg:width="3.5874in" svg:height="0.58425in" presentation:class="date-time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10" presentation:style-name="a1023" draw:name="Footer Placeholder 5" svg:x="0in" svg:y="11.10827in" svg:width="3.5874in" svg:height="0.58425in" presentation:class="foot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1" presentation:style-name="a1026" draw:name="Slide Number Placeholder 6" svg:x="4.67992in" svg:y="11.10827in" svg:width="3.5874in" svg:height="0.58425in" presentation:class="page-number" presentation:placeholder="false">
          <draw:text-box>
            <text:p text:style-name="a1025" text:class-names="" text:cond-style-name=""><text:span text:style-name="a10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28">
      <draw:frame draw:id="id144" draw:layer="Master2-bg" draw:style-name="a1029" draw:name="Picture 6" svg:x="0in" svg:y="0in" svg:width="11.02362in" svg:height="8.26772in" style:rel-width="scale" style:rel-height="scale">
        <draw:image xlink:href="media/image11.png" xlink:type="simple" xlink:show="embed" xlink:actuate="onLoad"/>
        <svg:title/>
        <svg:desc/>
      </draw:frame>
      <draw:frame draw:id="id145" presentation:style-name="a1033" draw:name="Title 1" svg:x="0.55118in" svg:y="0.32953in" svg:width="8.4252in" svg:height="1.24528in" presentation:class="title" presentation:placeholder="false">
        <draw:text-box>
          <text:p text:style-name="a1032" text:class-names="" text:cond-style-name=""><text:span text:style-name="a1030" text:class-names="">Click to edit Master title style</text:span><text:span text:style-name="a1031" text:class-names=""/></text:p>
        </draw:text-box>
        <svg:title/>
        <svg:desc/>
      </draw:frame>
      <draw:frame draw:id="id146" presentation:style-name="a1050" draw:name="Vertical Text Placeholder 2" svg:x="0.55118in" svg:y="1.93465in" svg:width="9.70039in" svg:height="4.79488in" presentation:class="outline" presentation:placeholder="false">
        <draw:text-box>
          <text:list text:style-name="a1036">
            <text:list-item>
              <text:p text:style-name="a1035" text:class-names="" text:cond-style-name=""><text:span text:style-name="a1034" text:class-names="">Click to edit Master text styles</text:span></text:p>
            </text:list-item>
          </text:list>
          <text:list text:style-name="a1039">
            <text:list-item>
              <text:list text:style-name="a1039">
                <text:list-item>
                  <text:p text:style-name="a1038" text:class-names="" text:cond-style-name=""><text:span text:style-name="a1037" text:class-names="">Second level</text:span></text:p>
                </text:list-item>
              </text:list>
            </text:list-item>
          </text:list>
          <text:list text:style-name="a1042">
            <text:list-item>
              <text:list text:style-name="a1042">
                <text:list-item>
                  <text:list text:style-name="a1042">
                    <text:list-item>
                      <text:p text:style-name="a1041" text:class-names="" text:cond-style-name=""><text:span text:style-name="a10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5">
            <text:list-item>
              <text:list text:style-name="a1045">
                <text:list-item>
                  <text:list text:style-name="a1045">
                    <text:list-item>
                      <text:list text:style-name="a1045">
                        <text:list-item>
                          <text:p text:style-name="a1044" text:class-names="" text:cond-style-name=""><text:span text:style-name="a10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9">
            <text:list-item>
              <text:list text:style-name="a1049">
                <text:list-item>
                  <text:list text:style-name="a1049">
                    <text:list-item>
                      <text:list text:style-name="a1049">
                        <text:list-item>
                          <text:list text:style-name="a1049">
                            <text:list-item>
                              <text:p text:style-name="a1048" text:class-names="" text:cond-style-name=""><text:span text:style-name="a1046" text:class-names="">Fifth level</text:span><text:span text:style-name="a10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053" draw:name="Date Placeholder 3" svg:x="0.55118in" svg:y="7.53189in" svg:width="2.56811in" svg:height="0.57008in" presentation:class="date-time" presentation:placeholder="false">
        <draw:text-box>
          <text:p text:style-name="a1052" text:class-names="" text:cond-style-name=""><text:span text:style-name="a1051" text:class-names=""/></text:p>
        </draw:text-box>
        <svg:title/>
        <svg:desc/>
      </draw:frame>
      <draw:frame draw:id="id148" presentation:style-name="a1056" draw:name="Footer Placeholder 4" svg:x="3.77008in" svg:y="7.53189in" svg:width="3.49409in" svg:height="0.57008in" presentation:class="footer" presentation:placeholder="false">
        <draw:text-box>
          <text:p text:style-name="a1055" text:class-names="" text:cond-style-name=""><text:span text:style-name="a1054" text:class-names=""/></text:p>
        </draw:text-box>
        <svg:title/>
        <svg:desc/>
      </draw:frame>
      <draw:frame draw:id="id149" presentation:style-name="a1060" draw:name="Slide Number Placeholder 5" svg:x="7.90354in" svg:y="7.53189in" svg:width="2.56811in" svg:height="0.57008in" presentation:class="page-number" presentation:placeholder="false">
        <draw:text-box>
          <text:p text:style-name="a1059" text:class-names="" text:cond-style-name=""><text:span text:style-name="a1057" text:class-names=""><text:page-number style:num-format="1" text:fixed="false"/></text:span><text:span text:style-name="a1058" text:class-names=""/></text:p>
        </draw:text-box>
        <svg:title/>
        <svg:desc/>
      </draw:frame>
      <presentation:notes style:page-layout-name="pageLayout2" draw:style-name="a1077">
        <draw:page-thumbnail svg:x="1.21063in" svg:y="0.88858in" svg:width="5.84567in" svg:height="4.38386in" presentation:class="page" draw:id="id6" presentation:style-name="a1061" draw:name="Slide Image Placeholder 1">
          <svg:title/>
          <svg:desc/>
        </draw:page-thumbnail>
        <draw:frame draw:id="id7" presentation:style-name="a1064" draw:name="Notes Placeholder 2" svg:x="0.82677in" svg:y="5.55394in" svg:width="6.61378in" svg:height="5.26142in" presentation:class="notes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8" presentation:style-name="a1067" draw:name="Header Placeholder 3" svg:x="0in" svg:y="0in" svg:width="3.5874in" svg:height="0.58425in" presentation:class="head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9" presentation:style-name="a1070" draw:name="Date Placeholder 4" svg:x="4.67992in" svg:y="0in" svg:width="3.5874in" svg:height="0.58425in" presentation:class="date-time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10" presentation:style-name="a1073" draw:name="Footer Placeholder 5" svg:x="0in" svg:y="11.10827in" svg:width="3.5874in" svg:height="0.58425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1" presentation:style-name="a1076" draw:name="Slide Number Placeholder 6" svg:x="4.67992in" svg:y="11.10827in" svg:width="3.5874in" svg:height="0.58425in" presentation:class="page-number" presentation:placeholder="false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78">
      <draw:frame draw:id="id150" draw:layer="Master2-bg" draw:style-name="a1079" draw:name="Picture 6" svg:x="0in" svg:y="0in" svg:width="11.02362in" svg:height="8.26772in" style:rel-width="scale" style:rel-height="scale">
        <draw:image xlink:href="media/image11.png" xlink:type="simple" xlink:show="embed" xlink:actuate="onLoad"/>
        <svg:title/>
        <svg:desc/>
      </draw:frame>
      <draw:frame draw:id="id151" presentation:style-name="a1083" draw:name="Vertical Title 1" svg:x="7.82639in" svg:y="0.32986in" svg:width="2.42535in" svg:height="6.39931in" presentation:class="title" presentation:placeholder="false">
        <draw:text-box>
          <text:p text:style-name="a1082" text:class-names="" text:cond-style-name=""><text:span text:style-name="a1080" text:class-names="">Click to edit Master title style</text:span><text:span text:style-name="a1081" text:class-names=""/></text:p>
        </draw:text-box>
        <svg:title/>
        <svg:desc/>
      </draw:frame>
      <draw:frame draw:id="id152" presentation:style-name="a1100" draw:name="Vertical Text Placeholder 2" svg:x="0.55035in" svg:y="0.32986in" svg:width="7.10937in" svg:height="6.39931in" presentation:class="outline" presentation:placeholder="false">
        <draw:text-box>
          <text:list text:style-name="a1086">
            <text:list-item>
              <text:p text:style-name="a1085" text:class-names="" text:cond-style-name=""><text:span text:style-name="a1084" text:class-names="">Click to edit Master text styles</text:span></text:p>
            </text:list-item>
          </text:list>
          <text:list text:style-name="a1089">
            <text:list-item>
              <text:list text:style-name="a1089">
                <text:list-item>
                  <text:p text:style-name="a1088" text:class-names="" text:cond-style-name=""><text:span text:style-name="a1087" text:class-names="">Second level</text:span></text:p>
                </text:list-item>
              </text:list>
            </text:list-item>
          </text:list>
          <text:list text:style-name="a1092">
            <text:list-item>
              <text:list text:style-name="a1092">
                <text:list-item>
                  <text:list text:style-name="a1092">
                    <text:list-item>
                      <text:p text:style-name="a1091" text:class-names="" text:cond-style-name=""><text:span text:style-name="a10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5">
            <text:list-item>
              <text:list text:style-name="a1095">
                <text:list-item>
                  <text:list text:style-name="a1095">
                    <text:list-item>
                      <text:list text:style-name="a1095">
                        <text:list-item>
                          <text:p text:style-name="a1094" text:class-names="" text:cond-style-name=""><text:span text:style-name="a10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9">
            <text:list-item>
              <text:list text:style-name="a1099">
                <text:list-item>
                  <text:list text:style-name="a1099">
                    <text:list-item>
                      <text:list text:style-name="a1099">
                        <text:list-item>
                          <text:list text:style-name="a1099">
                            <text:list-item>
                              <text:p text:style-name="a1098" text:class-names="" text:cond-style-name=""><text:span text:style-name="a1096" text:class-names="">Fifth level</text:span><text:span text:style-name="a10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3" presentation:style-name="a1103" draw:name="Date Placeholder 3" svg:x="0.55118in" svg:y="7.53189in" svg:width="2.56811in" svg:height="0.57008in" presentation:class="date-time" presentation:placeholder="false">
        <draw:text-box>
          <text:p text:style-name="a1102" text:class-names="" text:cond-style-name=""><text:span text:style-name="a1101" text:class-names=""/></text:p>
        </draw:text-box>
        <svg:title/>
        <svg:desc/>
      </draw:frame>
      <draw:frame draw:id="id154" presentation:style-name="a1106" draw:name="Footer Placeholder 4" svg:x="3.77008in" svg:y="7.53189in" svg:width="3.49409in" svg:height="0.57008in" presentation:class="footer" presentation:placeholder="false">
        <draw:text-box>
          <text:p text:style-name="a1105" text:class-names="" text:cond-style-name=""><text:span text:style-name="a1104" text:class-names=""/></text:p>
        </draw:text-box>
        <svg:title/>
        <svg:desc/>
      </draw:frame>
      <draw:frame draw:id="id155" presentation:style-name="a1110" draw:name="Slide Number Placeholder 5" svg:x="7.90354in" svg:y="7.53189in" svg:width="2.56811in" svg:height="0.57008in" presentation:class="page-number" presentation:placeholder="false">
        <draw:text-box>
          <text:p text:style-name="a1109" text:class-names="" text:cond-style-name=""><text:span text:style-name="a1107" text:class-names=""><text:page-number style:num-format="1" text:fixed="false"/></text:span><text:span text:style-name="a1108" text:class-names=""/></text:p>
        </draw:text-box>
        <svg:title/>
        <svg:desc/>
      </draw:frame>
      <presentation:notes style:page-layout-name="pageLayout2" draw:style-name="a1127">
        <draw:page-thumbnail svg:x="1.21063in" svg:y="0.88858in" svg:width="5.84567in" svg:height="4.38386in" presentation:class="page" draw:id="id6" presentation:style-name="a1111" draw:name="Slide Image Placeholder 1">
          <svg:title/>
          <svg:desc/>
        </draw:page-thumbnail>
        <draw:frame draw:id="id7" presentation:style-name="a1114" draw:name="Notes Placeholder 2" svg:x="0.82677in" svg:y="5.55394in" svg:width="6.61378in" svg:height="5.26142in" presentation:class="notes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8" presentation:style-name="a1117" draw:name="Header Placeholder 3" svg:x="0in" svg:y="0in" svg:width="3.5874in" svg:height="0.58425in" presentation:class="head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9" presentation:style-name="a1120" draw:name="Date Placeholder 4" svg:x="4.67992in" svg:y="0in" svg:width="3.5874in" svg:height="0.58425in" presentation:class="date-time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10" presentation:style-name="a1123" draw:name="Footer Placeholder 5" svg:x="0in" svg:y="11.10827in" svg:width="3.5874in" svg:height="0.58425in" presentation:class="footer" presentation:placeholder="false">
          <draw:text-box>
            <text:p text:style-name="a1122" text:class-names="" text:cond-style-name=""><text:span text:style-name="a1121" text:class-names=""/></text:p>
          </draw:text-box>
          <svg:title/>
          <svg:desc/>
        </draw:frame>
        <draw:frame draw:id="id11" presentation:style-name="a1126" draw:name="Slide Number Placeholder 6" svg:x="4.67992in" svg:y="11.10827in" svg:width="3.5874in" svg:height="0.58425in" presentation:class="page-number" presentation:placeholder="false">
          <draw:text-box>
            <text:p text:style-name="a1125" text:class-names="" text:cond-style-name=""><text:span text:style-name="a1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Standard-3" style:page-layout-name="pageLayout1" draw:style-name="a1128">
      <draw:frame draw:id="id156" draw:style-name="a1129" svg:x="0in" svg:y="0in" svg:width="11.02362in" svg:height="8.26772in" style:rel-width="scale" style:rel-height="scale">
        <draw:image xlink:href="media/image12.png" xlink:type="simple" xlink:show="embed" xlink:actuate="onLoad"/>
        <svg:title/>
        <svg:desc/>
      </draw:frame>
      <draw:frame draw:id="id157" presentation:style-name="a1132" draw:name="Title Placeholder 2" svg:x="0.55118in" svg:y="0.32953in" svg:width="8.4252in" svg:height="1.24528in" presentation:class="title" presentation:placeholder="false">
        <draw:text-box>
          <text:p text:style-name="a1131" text:class-names="" text:cond-style-name=""><text:span text:style-name="a1130" text:class-names=""/></text:p>
        </draw:text-box>
        <svg:title/>
        <svg:desc/>
      </draw:frame>
      <draw:frame draw:id="id158" presentation:style-name="a1149" draw:name="Text Placeholder 3" svg:x="0.55118in" svg:y="1.93465in" svg:width="9.70039in" svg:height="4.79488in" presentation:class="outline" presentation:placeholder="false">
        <draw:text-box>
          <text:list text:style-name="a1135">
            <text:list-item>
              <text:p text:style-name="a1134" text:class-names="" text:cond-style-name=""><text:span text:style-name="a1133" text:class-names="">Click to edit Master text styles</text:span></text:p>
            </text:list-item>
          </text:list>
          <text:list text:style-name="a1138">
            <text:list-item>
              <text:list text:style-name="a1138">
                <text:list-item>
                  <text:p text:style-name="a1137" text:class-names="" text:cond-style-name=""><text:span text:style-name="a1136" text:class-names="">Second level</text:span></text:p>
                </text:list-item>
              </text:list>
            </text:list-item>
          </text:list>
          <text:list text:style-name="a1141">
            <text:list-item>
              <text:list text:style-name="a1141">
                <text:list-item>
                  <text:list text:style-name="a1141">
                    <text:list-item>
                      <text:p text:style-name="a1140" text:class-names="" text:cond-style-name=""><text:span text:style-name="a1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list text:style-name="a1144">
                        <text:list-item>
                          <text:p text:style-name="a1143" text:class-names="" text:cond-style-name=""><text:span text:style-name="a1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8">
            <text:list-item>
              <text:list text:style-name="a1148">
                <text:list-item>
                  <text:list text:style-name="a1148">
                    <text:list-item>
                      <text:list text:style-name="a1148">
                        <text:list-item>
                          <text:list text:style-name="a1148">
                            <text:list-item>
                              <text:p text:style-name="a1147" text:class-names="" text:cond-style-name=""><text:span text:style-name="a1145" text:class-names="">Fifth level</text:span><text:span text:style-name="a1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9" presentation:style-name="a1152" draw:name="Date Placeholder 4" svg:x="0.55118in" svg:y="7.53189in" svg:width="2.56811in" svg:height="0.57008in" presentation:class="date-time" presentation:placeholder="false">
        <draw:text-box>
          <text:p text:style-name="a1151" text:class-names="" text:cond-style-name=""><text:span text:style-name="a1150" text:class-names=""/></text:p>
        </draw:text-box>
        <svg:title/>
        <svg:desc/>
      </draw:frame>
      <draw:frame draw:id="id160" presentation:style-name="a1155" draw:name="Footer Placeholder 5" svg:x="3.77008in" svg:y="7.53189in" svg:width="3.49409in" svg:height="0.57008in" presentation:class="footer" presentation:placeholder="false">
        <draw:text-box>
          <text:p text:style-name="a1154" text:class-names="" text:cond-style-name=""><text:span text:style-name="a1153" text:class-names=""/></text:p>
        </draw:text-box>
        <svg:title/>
        <svg:desc/>
      </draw:frame>
      <draw:frame draw:id="id161" presentation:style-name="a1158" draw:name="Slide Number Placeholder 6" svg:x="7.90354in" svg:y="7.53189in" svg:width="2.56811in" svg:height="0.57008in" presentation:class="page-number" presentation:placeholder="false">
        <draw:text-box>
          <text:p text:style-name="a1157" text:class-names="" text:cond-style-name=""><text:span text:style-name="a1156" text:class-names=""><text:page-number style:num-format="1" text:fixed="false"/></text:span></text:p>
        </draw:text-box>
        <svg:title/>
        <svg:desc/>
      </draw:frame>
      <presentation:notes style:page-layout-name="pageLayout2" draw:style-name="a1175">
        <draw:page-thumbnail svg:x="1.21063in" svg:y="0.88858in" svg:width="5.84567in" svg:height="4.38386in" presentation:class="page" draw:id="id6" presentation:style-name="a1159" draw:name="Slide Image Placeholder 1">
          <svg:title/>
          <svg:desc/>
        </draw:page-thumbnail>
        <draw:frame draw:id="id7" presentation:style-name="a1162" draw:name="Notes Placeholder 2" svg:x="0.82677in" svg:y="5.55394in" svg:width="6.61378in" svg:height="5.26142in" presentation:class="notes" presentation:placeholder="false">
          <draw:text-box>
            <text:p text:style-name="a1161" text:class-names="" text:cond-style-name=""><text:span text:style-name="a1160" text:class-names=""/></text:p>
          </draw:text-box>
          <svg:title/>
          <svg:desc/>
        </draw:frame>
        <draw:frame draw:id="id8" presentation:style-name="a1165" draw:name="Header Placeholder 3" svg:x="0in" svg:y="0in" svg:width="3.5874in" svg:height="0.58425in" presentation:class="header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9" presentation:style-name="a1168" draw:name="Date Placeholder 4" svg:x="4.67992in" svg:y="0in" svg:width="3.5874in" svg:height="0.58425in" presentation:class="date-time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10" presentation:style-name="a1171" draw:name="Footer Placeholder 5" svg:x="0in" svg:y="11.10827in" svg:width="3.5874in" svg:height="0.58425in" presentation:class="footer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11" presentation:style-name="a1174" draw:name="Slide Number Placeholder 6" svg:x="4.67992in" svg:y="11.10827in" svg:width="3.5874in" svg:height="0.58425in" presentation:class="page-number" presentation:placeholder="false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176">
      <draw:frame draw:id="id162" draw:layer="Master3-bg" draw:style-name="a1177" draw:name="Picture 6" svg:x="0in" svg:y="0in" svg:width="11.02362in" svg:height="8.26772in" style:rel-width="scale" style:rel-height="scale">
        <draw:image xlink:href="media/image12.png" xlink:type="simple" xlink:show="embed" xlink:actuate="onLoad"/>
        <svg:title/>
        <svg:desc/>
      </draw:frame>
      <draw:frame draw:id="id163" presentation:style-name="a1181" draw:name="Title 1" svg:x="1.37847in" svg:y="1.35243in" svg:width="8.26736in" svg:height="2.87847in" presentation:class="title" presentation:placeholder="false">
        <draw:text-box>
          <text:p text:style-name="a1180" text:class-names="" text:cond-style-name=""><text:span text:style-name="a1178" text:class-names="">Click to edit Master title style</text:span><text:span text:style-name="a1179" text:class-names=""/></text:p>
        </draw:text-box>
        <svg:title/>
        <svg:desc/>
      </draw:frame>
      <draw:frame draw:id="id164" presentation:style-name="a1185" draw:name="Subtitle 2" svg:x="1.37847in" svg:y="4.34201in" svg:width="8.26736in" svg:height="1.99653in" presentation:class="subtitle" presentation:placeholder="false">
        <draw:text-box>
          <text:p text:style-name="a1184" text:class-names="" text:cond-style-name=""><text:span text:style-name="a1182" text:class-names="">Click to edit Master subtitle style</text:span><text:span text:style-name="a1183" text:class-names=""/></text:p>
        </draw:text-box>
        <svg:title/>
        <svg:desc/>
      </draw:frame>
      <draw:frame draw:id="id165" presentation:style-name="a1188" draw:name="Date Placeholder 3" svg:x="0.55118in" svg:y="7.53189in" svg:width="2.56811in" svg:height="0.57008in" presentation:class="date-time" presentation:placeholder="false">
        <draw:text-box>
          <text:p text:style-name="a1187" text:class-names="" text:cond-style-name=""><text:span text:style-name="a1186" text:class-names=""/></text:p>
        </draw:text-box>
        <svg:title/>
        <svg:desc/>
      </draw:frame>
      <draw:frame draw:id="id166" presentation:style-name="a1191" draw:name="Footer Placeholder 4" svg:x="3.77008in" svg:y="7.53189in" svg:width="3.49409in" svg:height="0.57008in" presentation:class="footer" presentation:placeholder="false">
        <draw:text-box>
          <text:p text:style-name="a1190" text:class-names="" text:cond-style-name=""><text:span text:style-name="a1189" text:class-names=""/></text:p>
        </draw:text-box>
        <svg:title/>
        <svg:desc/>
      </draw:frame>
      <draw:frame draw:id="id167" presentation:style-name="a1195" draw:name="Slide Number Placeholder 5" svg:x="7.90354in" svg:y="7.53189in" svg:width="2.56811in" svg:height="0.57008in" presentation:class="page-number" presentation:placeholder="false">
        <draw:text-box>
          <text:p text:style-name="a1194" text:class-names="" text:cond-style-name=""><text:span text:style-name="a1192" text:class-names=""><text:page-number style:num-format="1" text:fixed="false"/></text:span><text:span text:style-name="a1193" text:class-names=""/></text:p>
        </draw:text-box>
        <svg:title/>
        <svg:desc/>
      </draw:frame>
      <presentation:notes style:page-layout-name="pageLayout2" draw:style-name="a1212">
        <draw:page-thumbnail svg:x="1.21063in" svg:y="0.88858in" svg:width="5.84567in" svg:height="4.38386in" presentation:class="page" draw:id="id6" presentation:style-name="a1196" draw:name="Slide Image Placeholder 1">
          <svg:title/>
          <svg:desc/>
        </draw:page-thumbnail>
        <draw:frame draw:id="id7" presentation:style-name="a1199" draw:name="Notes Placeholder 2" svg:x="0.82677in" svg:y="5.55394in" svg:width="6.61378in" svg:height="5.26142in" presentation:class="notes" presentation:placeholder="false">
          <draw:text-box>
            <text:p text:style-name="a1198" text:class-names="" text:cond-style-name=""><text:span text:style-name="a1197" text:class-names=""/></text:p>
          </draw:text-box>
          <svg:title/>
          <svg:desc/>
        </draw:frame>
        <draw:frame draw:id="id8" presentation:style-name="a1202" draw:name="Header Placeholder 3" svg:x="0in" svg:y="0in" svg:width="3.5874in" svg:height="0.58425in" presentation:class="header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9" presentation:style-name="a1205" draw:name="Date Placeholder 4" svg:x="4.67992in" svg:y="0in" svg:width="3.5874in" svg:height="0.58425in" presentation:class="date-time" presentation:placeholder="false">
          <draw:text-box>
            <text:p text:style-name="a1204" text:class-names="" text:cond-style-name=""><text:span text:style-name="a1203" text:class-names=""/></text:p>
          </draw:text-box>
          <svg:title/>
          <svg:desc/>
        </draw:frame>
        <draw:frame draw:id="id10" presentation:style-name="a1208" draw:name="Footer Placeholder 5" svg:x="0in" svg:y="11.10827in" svg:width="3.5874in" svg:height="0.58425in" presentation:class="footer" presentation:placeholder="false">
          <draw:text-box>
            <text:p text:style-name="a1207" text:class-names="" text:cond-style-name=""><text:span text:style-name="a1206" text:class-names=""/></text:p>
          </draw:text-box>
          <svg:title/>
          <svg:desc/>
        </draw:frame>
        <draw:frame draw:id="id11" presentation:style-name="a1211" draw:name="Slide Number Placeholder 6" svg:x="4.67992in" svg:y="11.10827in" svg:width="3.5874in" svg:height="0.58425in" presentation:class="page-number" presentation:placeholder="false">
          <draw:text-box>
            <text:p text:style-name="a1210" text:class-names="" text:cond-style-name=""><text:span text:style-name="a1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213">
      <draw:frame draw:id="id168" draw:layer="Master3-bg" draw:style-name="a1214" draw:name="Picture 6" svg:x="0in" svg:y="0in" svg:width="11.02362in" svg:height="8.26772in" style:rel-width="scale" style:rel-height="scale">
        <draw:image xlink:href="media/image12.png" xlink:type="simple" xlink:show="embed" xlink:actuate="onLoad"/>
        <svg:title/>
        <svg:desc/>
      </draw:frame>
      <draw:frame draw:id="id169" presentation:style-name="a1218" draw:name="Title 1" svg:x="0.55118in" svg:y="0.32953in" svg:width="8.4252in" svg:height="1.24528in" presentation:class="title" presentation:placeholder="false">
        <draw:text-box>
          <text:p text:style-name="a1217" text:class-names="" text:cond-style-name=""><text:span text:style-name="a1215" text:class-names="">Click to edit Master title style</text:span><text:span text:style-name="a1216" text:class-names=""/></text:p>
        </draw:text-box>
        <svg:title/>
        <svg:desc/>
      </draw:frame>
      <draw:frame draw:id="id170" presentation:style-name="a1234" draw:name="Content Placeholder 2" svg:x="0.55118in" svg:y="1.93465in" svg:width="9.70039in" svg:height="4.79488in" presentation:class="object" presentation:placeholder="false">
        <draw:text-box>
          <text:p text:style-name="a1220" text:class-names="" text:cond-style-name=""><text:span text:style-name="a1219" text:class-names="">Click to edit Master text styles</text:span></text:p>
          <text:list text:style-name="a1223">
            <text:list-item>
              <text:list text:style-name="a1223">
                <text:list-item>
                  <text:p text:style-name="a1222" text:class-names="" text:cond-style-name=""><text:span text:style-name="a1221" text:class-names="">Second level</text:span></text:p>
                </text:list-item>
              </text:list>
            </text:list-item>
          </text:list>
          <text:list text:style-name="a1226">
            <text:list-item>
              <text:list text:style-name="a1226">
                <text:list-item>
                  <text:list text:style-name="a1226">
                    <text:list-item>
                      <text:p text:style-name="a1225" text:class-names="" text:cond-style-name=""><text:span text:style-name="a12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9">
            <text:list-item>
              <text:list text:style-name="a1229">
                <text:list-item>
                  <text:list text:style-name="a1229">
                    <text:list-item>
                      <text:list text:style-name="a1229">
                        <text:list-item>
                          <text:p text:style-name="a1228" text:class-names="" text:cond-style-name=""><text:span text:style-name="a12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3">
            <text:list-item>
              <text:list text:style-name="a1233">
                <text:list-item>
                  <text:list text:style-name="a1233">
                    <text:list-item>
                      <text:list text:style-name="a1233">
                        <text:list-item>
                          <text:list text:style-name="a1233">
                            <text:list-item>
                              <text:p text:style-name="a1232" text:class-names="" text:cond-style-name=""><text:span text:style-name="a1230" text:class-names="">Fifth level</text:span><text:span text:style-name="a12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1" presentation:style-name="a1237" draw:name="Date Placeholder 3" svg:x="0.55118in" svg:y="7.53189in" svg:width="2.56811in" svg:height="0.57008in" presentation:class="date-time" presentation:placeholder="false">
        <draw:text-box>
          <text:p text:style-name="a1236" text:class-names="" text:cond-style-name=""><text:span text:style-name="a1235" text:class-names=""/></text:p>
        </draw:text-box>
        <svg:title/>
        <svg:desc/>
      </draw:frame>
      <draw:frame draw:id="id172" presentation:style-name="a1240" draw:name="Footer Placeholder 4" svg:x="3.77008in" svg:y="7.53189in" svg:width="3.49409in" svg:height="0.57008in" presentation:class="footer" presentation:placeholder="false">
        <draw:text-box>
          <text:p text:style-name="a1239" text:class-names="" text:cond-style-name=""><text:span text:style-name="a1238" text:class-names=""/></text:p>
        </draw:text-box>
        <svg:title/>
        <svg:desc/>
      </draw:frame>
      <draw:frame draw:id="id173" presentation:style-name="a1244" draw:name="Slide Number Placeholder 5" svg:x="7.90354in" svg:y="7.53189in" svg:width="2.56811in" svg:height="0.57008in" presentation:class="page-number" presentation:placeholder="false">
        <draw:text-box>
          <text:p text:style-name="a1243" text:class-names="" text:cond-style-name=""><text:span text:style-name="a1241" text:class-names=""><text:page-number style:num-format="1" text:fixed="false"/></text:span><text:span text:style-name="a1242" text:class-names=""/></text:p>
        </draw:text-box>
        <svg:title/>
        <svg:desc/>
      </draw:frame>
      <presentation:notes style:page-layout-name="pageLayout2" draw:style-name="a1261">
        <draw:page-thumbnail svg:x="1.21063in" svg:y="0.88858in" svg:width="5.84567in" svg:height="4.38386in" presentation:class="page" draw:id="id6" presentation:style-name="a1245" draw:name="Slide Image Placeholder 1">
          <svg:title/>
          <svg:desc/>
        </draw:page-thumbnail>
        <draw:frame draw:id="id7" presentation:style-name="a1248" draw:name="Notes Placeholder 2" svg:x="0.82677in" svg:y="5.55394in" svg:width="6.61378in" svg:height="5.26142in" presentation:class="notes" presentation:placeholder="false">
          <draw:text-box>
            <text:p text:style-name="a1247" text:class-names="" text:cond-style-name=""><text:span text:style-name="a1246" text:class-names=""/></text:p>
          </draw:text-box>
          <svg:title/>
          <svg:desc/>
        </draw:frame>
        <draw:frame draw:id="id8" presentation:style-name="a1251" draw:name="Header Placeholder 3" svg:x="0in" svg:y="0in" svg:width="3.5874in" svg:height="0.58425in" presentation:class="header" presentation:placeholder="false">
          <draw:text-box>
            <text:p text:style-name="a1250" text:class-names="" text:cond-style-name=""><text:span text:style-name="a1249" text:class-names=""/></text:p>
          </draw:text-box>
          <svg:title/>
          <svg:desc/>
        </draw:frame>
        <draw:frame draw:id="id9" presentation:style-name="a1254" draw:name="Date Placeholder 4" svg:x="4.67992in" svg:y="0in" svg:width="3.5874in" svg:height="0.58425in" presentation:class="date-time" presentation:placeholder="false">
          <draw:text-box>
            <text:p text:style-name="a1253" text:class-names="" text:cond-style-name=""><text:span text:style-name="a1252" text:class-names=""/></text:p>
          </draw:text-box>
          <svg:title/>
          <svg:desc/>
        </draw:frame>
        <draw:frame draw:id="id10" presentation:style-name="a1257" draw:name="Footer Placeholder 5" svg:x="0in" svg:y="11.10827in" svg:width="3.5874in" svg:height="0.58425in" presentation:class="footer" presentation:placeholder="false">
          <draw:text-box>
            <text:p text:style-name="a1256" text:class-names="" text:cond-style-name=""><text:span text:style-name="a1255" text:class-names=""/></text:p>
          </draw:text-box>
          <svg:title/>
          <svg:desc/>
        </draw:frame>
        <draw:frame draw:id="id11" presentation:style-name="a1260" draw:name="Slide Number Placeholder 6" svg:x="4.67992in" svg:y="11.10827in" svg:width="3.5874in" svg:height="0.58425in" presentation:class="page-number" presentation:placeholder="false">
          <draw:text-box>
            <text:p text:style-name="a1259" text:class-names="" text:cond-style-name=""><text:span text:style-name="a12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262">
      <draw:frame draw:id="id174" draw:layer="Master3-bg" draw:style-name="a1263" draw:name="Picture 6" svg:x="0in" svg:y="0in" svg:width="11.02362in" svg:height="8.26772in" style:rel-width="scale" style:rel-height="scale">
        <draw:image xlink:href="media/image12.png" xlink:type="simple" xlink:show="embed" xlink:actuate="onLoad"/>
        <svg:title/>
        <svg:desc/>
      </draw:frame>
      <draw:frame draw:id="id175" presentation:style-name="a1267" draw:name="Title 1" svg:x="0.75174in" svg:y="2.06076in" svg:width="9.50868in" svg:height="3.43924in" presentation:class="title" presentation:placeholder="false">
        <draw:text-box>
          <text:p text:style-name="a1266" text:class-names="" text:cond-style-name=""><text:span text:style-name="a1264" text:class-names="">Click to edit Master title style</text:span><text:span text:style-name="a1265" text:class-names=""/></text:p>
        </draw:text-box>
        <svg:title/>
        <svg:desc/>
      </draw:frame>
      <draw:frame draw:id="id176" presentation:style-name="a1271" draw:name="Text Placeholder 2" svg:x="0.75174in" svg:y="5.53299in" svg:width="9.50868in" svg:height="1.80729in" presentation:class="outline" presentation:placeholder="false">
        <draw:text-box>
          <text:list text:style-name="a1270">
            <text:list-item>
              <text:p text:style-name="a1269" text:class-names="" text:cond-style-name=""><text:span text:style-name="a1268" text:class-names="">Click to edit Master text styles</text:span></text:p>
            </text:list-item>
          </text:list>
        </draw:text-box>
        <svg:title/>
        <svg:desc/>
      </draw:frame>
      <draw:frame draw:id="id177" presentation:style-name="a1274" draw:name="Date Placeholder 3" svg:x="0.55118in" svg:y="7.53189in" svg:width="2.56811in" svg:height="0.57008in" presentation:class="date-time" presentation:placeholder="false">
        <draw:text-box>
          <text:p text:style-name="a1273" text:class-names="" text:cond-style-name=""><text:span text:style-name="a1272" text:class-names=""/></text:p>
        </draw:text-box>
        <svg:title/>
        <svg:desc/>
      </draw:frame>
      <draw:frame draw:id="id178" presentation:style-name="a1277" draw:name="Footer Placeholder 4" svg:x="3.77008in" svg:y="7.53189in" svg:width="3.49409in" svg:height="0.57008in" presentation:class="footer" presentation:placeholder="false">
        <draw:text-box>
          <text:p text:style-name="a1276" text:class-names="" text:cond-style-name=""><text:span text:style-name="a1275" text:class-names=""/></text:p>
        </draw:text-box>
        <svg:title/>
        <svg:desc/>
      </draw:frame>
      <draw:frame draw:id="id179" presentation:style-name="a1281" draw:name="Slide Number Placeholder 5" svg:x="7.90354in" svg:y="7.53189in" svg:width="2.56811in" svg:height="0.57008in" presentation:class="page-number" presentation:placeholder="false">
        <draw:text-box>
          <text:p text:style-name="a1280" text:class-names="" text:cond-style-name=""><text:span text:style-name="a1278" text:class-names=""><text:page-number style:num-format="1" text:fixed="false"/></text:span><text:span text:style-name="a1279" text:class-names=""/></text:p>
        </draw:text-box>
        <svg:title/>
        <svg:desc/>
      </draw:frame>
      <presentation:notes style:page-layout-name="pageLayout2" draw:style-name="a1298">
        <draw:page-thumbnail svg:x="1.21063in" svg:y="0.88858in" svg:width="5.84567in" svg:height="4.38386in" presentation:class="page" draw:id="id6" presentation:style-name="a1282" draw:name="Slide Image Placeholder 1">
          <svg:title/>
          <svg:desc/>
        </draw:page-thumbnail>
        <draw:frame draw:id="id7" presentation:style-name="a1285" draw:name="Notes Placeholder 2" svg:x="0.82677in" svg:y="5.55394in" svg:width="6.61378in" svg:height="5.26142in" presentation:class="notes" presentation:placeholder="false">
          <draw:text-box>
            <text:p text:style-name="a1284" text:class-names="" text:cond-style-name=""><text:span text:style-name="a1283" text:class-names=""/></text:p>
          </draw:text-box>
          <svg:title/>
          <svg:desc/>
        </draw:frame>
        <draw:frame draw:id="id8" presentation:style-name="a1288" draw:name="Header Placeholder 3" svg:x="0in" svg:y="0in" svg:width="3.5874in" svg:height="0.58425in" presentation:class="header" presentation:placeholder="false">
          <draw:text-box>
            <text:p text:style-name="a1287" text:class-names="" text:cond-style-name=""><text:span text:style-name="a1286" text:class-names=""/></text:p>
          </draw:text-box>
          <svg:title/>
          <svg:desc/>
        </draw:frame>
        <draw:frame draw:id="id9" presentation:style-name="a1291" draw:name="Date Placeholder 4" svg:x="4.67992in" svg:y="0in" svg:width="3.5874in" svg:height="0.58425in" presentation:class="date-time" presentation:placeholder="false">
          <draw:text-box>
            <text:p text:style-name="a1290" text:class-names="" text:cond-style-name=""><text:span text:style-name="a1289" text:class-names=""/></text:p>
          </draw:text-box>
          <svg:title/>
          <svg:desc/>
        </draw:frame>
        <draw:frame draw:id="id10" presentation:style-name="a1294" draw:name="Footer Placeholder 5" svg:x="0in" svg:y="11.10827in" svg:width="3.5874in" svg:height="0.58425in" presentation:class="footer" presentation:placeholder="false">
          <draw:text-box>
            <text:p text:style-name="a1293" text:class-names="" text:cond-style-name=""><text:span text:style-name="a1292" text:class-names=""/></text:p>
          </draw:text-box>
          <svg:title/>
          <svg:desc/>
        </draw:frame>
        <draw:frame draw:id="id11" presentation:style-name="a1297" draw:name="Slide Number Placeholder 6" svg:x="4.67992in" svg:y="11.10827in" svg:width="3.5874in" svg:height="0.58425in" presentation:class="page-number" presentation:placeholder="false">
          <draw:text-box>
            <text:p text:style-name="a1296" text:class-names="" text:cond-style-name=""><text:span text:style-name="a12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299">
      <draw:frame draw:id="id180" draw:layer="Master3-bg" draw:style-name="a1300" draw:name="Picture 7" svg:x="0in" svg:y="0in" svg:width="11.02362in" svg:height="8.26772in" style:rel-width="scale" style:rel-height="scale">
        <draw:image xlink:href="media/image12.png" xlink:type="simple" xlink:show="embed" xlink:actuate="onLoad"/>
        <svg:title/>
        <svg:desc/>
      </draw:frame>
      <draw:frame draw:id="id181" presentation:style-name="a1304" draw:name="Title 1" svg:x="0.55118in" svg:y="0.32953in" svg:width="8.4252in" svg:height="1.24528in" presentation:class="title" presentation:placeholder="false">
        <draw:text-box>
          <text:p text:style-name="a1303" text:class-names="" text:cond-style-name=""><text:span text:style-name="a1301" text:class-names="">Click to edit Master title style</text:span><text:span text:style-name="a1302" text:class-names=""/></text:p>
        </draw:text-box>
        <svg:title/>
        <svg:desc/>
      </draw:frame>
      <draw:frame draw:id="id182" presentation:style-name="a1320" draw:name="Content Placeholder 2" svg:x="0.55035in" svg:y="1.93403in" svg:width="4.76736in" svg:height="4.79514in" presentation:class="object" presentation:placeholder="false">
        <draw:text-box>
          <text:p text:style-name="a1306" text:class-names="" text:cond-style-name=""><text:span text:style-name="a1305" text:class-names="">Click to edit Master text styles</text:span></text:p>
          <text:list text:style-name="a1309">
            <text:list-item>
              <text:list text:style-name="a1309">
                <text:list-item>
                  <text:p text:style-name="a1308" text:class-names="" text:cond-style-name=""><text:span text:style-name="a1307" text:class-names="">Second level</text:span></text:p>
                </text:list-item>
              </text:list>
            </text:list-item>
          </text:list>
          <text:list text:style-name="a1312">
            <text:list-item>
              <text:list text:style-name="a1312">
                <text:list-item>
                  <text:list text:style-name="a1312">
                    <text:list-item>
                      <text:p text:style-name="a1311" text:class-names="" text:cond-style-name=""><text:span text:style-name="a1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5">
            <text:list-item>
              <text:list text:style-name="a1315">
                <text:list-item>
                  <text:list text:style-name="a1315">
                    <text:list-item>
                      <text:list text:style-name="a1315">
                        <text:list-item>
                          <text:p text:style-name="a1314" text:class-names="" text:cond-style-name=""><text:span text:style-name="a1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9">
            <text:list-item>
              <text:list text:style-name="a1319">
                <text:list-item>
                  <text:list text:style-name="a1319">
                    <text:list-item>
                      <text:list text:style-name="a1319">
                        <text:list-item>
                          <text:list text:style-name="a1319">
                            <text:list-item>
                              <text:p text:style-name="a1318" text:class-names="" text:cond-style-name=""><text:span text:style-name="a1316" text:class-names="">Fifth level</text:span><text:span text:style-name="a1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336" draw:name="Content Placeholder 3" svg:x="5.48438in" svg:y="1.93403in" svg:width="4.76736in" svg:height="4.79514in" presentation:class="object" presentation:placeholder="false">
        <draw:text-box>
          <text:p text:style-name="a1322" text:class-names="" text:cond-style-name=""><text:span text:style-name="a1321" text:class-names="">Click to edit Master text styles</text:span></text:p>
          <text:list text:style-name="a1325">
            <text:list-item>
              <text:list text:style-name="a1325">
                <text:list-item>
                  <text:p text:style-name="a1324" text:class-names="" text:cond-style-name=""><text:span text:style-name="a1323" text:class-names="">Second level</text:span></text:p>
                </text:list-item>
              </text:list>
            </text:list-item>
          </text:list>
          <text:list text:style-name="a1328">
            <text:list-item>
              <text:list text:style-name="a1328">
                <text:list-item>
                  <text:list text:style-name="a1328">
                    <text:list-item>
                      <text:p text:style-name="a1327" text:class-names="" text:cond-style-name=""><text:span text:style-name="a1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1">
            <text:list-item>
              <text:list text:style-name="a1331">
                <text:list-item>
                  <text:list text:style-name="a1331">
                    <text:list-item>
                      <text:list text:style-name="a1331">
                        <text:list-item>
                          <text:p text:style-name="a1330" text:class-names="" text:cond-style-name=""><text:span text:style-name="a1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5">
            <text:list-item>
              <text:list text:style-name="a1335">
                <text:list-item>
                  <text:list text:style-name="a1335">
                    <text:list-item>
                      <text:list text:style-name="a1335">
                        <text:list-item>
                          <text:list text:style-name="a1335">
                            <text:list-item>
                              <text:p text:style-name="a1334" text:class-names="" text:cond-style-name=""><text:span text:style-name="a1332" text:class-names="">Fifth level</text:span><text:span text:style-name="a13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4" presentation:style-name="a1339" draw:name="Date Placeholder 4" svg:x="0.55118in" svg:y="7.53189in" svg:width="2.56811in" svg:height="0.57008in" presentation:class="date-time" presentation:placeholder="false">
        <draw:text-box>
          <text:p text:style-name="a1338" text:class-names="" text:cond-style-name=""><text:span text:style-name="a1337" text:class-names=""/></text:p>
        </draw:text-box>
        <svg:title/>
        <svg:desc/>
      </draw:frame>
      <draw:frame draw:id="id185" presentation:style-name="a1342" draw:name="Footer Placeholder 5" svg:x="3.77008in" svg:y="7.53189in" svg:width="3.49409in" svg:height="0.57008in" presentation:class="footer" presentation:placeholder="false">
        <draw:text-box>
          <text:p text:style-name="a1341" text:class-names="" text:cond-style-name=""><text:span text:style-name="a1340" text:class-names=""/></text:p>
        </draw:text-box>
        <svg:title/>
        <svg:desc/>
      </draw:frame>
      <draw:frame draw:id="id186" presentation:style-name="a1346" draw:name="Slide Number Placeholder 6" svg:x="7.90354in" svg:y="7.53189in" svg:width="2.56811in" svg:height="0.57008in" presentation:class="page-number" presentation:placeholder="false">
        <draw:text-box>
          <text:p text:style-name="a1345" text:class-names="" text:cond-style-name=""><text:span text:style-name="a1343" text:class-names=""><text:page-number style:num-format="1" text:fixed="false"/></text:span><text:span text:style-name="a1344" text:class-names=""/></text:p>
        </draw:text-box>
        <svg:title/>
        <svg:desc/>
      </draw:frame>
      <presentation:notes style:page-layout-name="pageLayout2" draw:style-name="a1363">
        <draw:page-thumbnail svg:x="1.21063in" svg:y="0.88858in" svg:width="5.84567in" svg:height="4.38386in" presentation:class="page" draw:id="id6" presentation:style-name="a1347" draw:name="Slide Image Placeholder 1">
          <svg:title/>
          <svg:desc/>
        </draw:page-thumbnail>
        <draw:frame draw:id="id7" presentation:style-name="a1350" draw:name="Notes Placeholder 2" svg:x="0.82677in" svg:y="5.55394in" svg:width="6.61378in" svg:height="5.26142in" presentation:class="notes" presentation:placeholder="false">
          <draw:text-box>
            <text:p text:style-name="a1349" text:class-names="" text:cond-style-name=""><text:span text:style-name="a1348" text:class-names=""/></text:p>
          </draw:text-box>
          <svg:title/>
          <svg:desc/>
        </draw:frame>
        <draw:frame draw:id="id8" presentation:style-name="a1353" draw:name="Header Placeholder 3" svg:x="0in" svg:y="0in" svg:width="3.5874in" svg:height="0.58425in" presentation:class="header" presentation:placeholder="false">
          <draw:text-box>
            <text:p text:style-name="a1352" text:class-names="" text:cond-style-name=""><text:span text:style-name="a1351" text:class-names=""/></text:p>
          </draw:text-box>
          <svg:title/>
          <svg:desc/>
        </draw:frame>
        <draw:frame draw:id="id9" presentation:style-name="a1356" draw:name="Date Placeholder 4" svg:x="4.67992in" svg:y="0in" svg:width="3.5874in" svg:height="0.58425in" presentation:class="date-time" presentation:placeholder="false">
          <draw:text-box>
            <text:p text:style-name="a1355" text:class-names="" text:cond-style-name=""><text:span text:style-name="a1354" text:class-names=""/></text:p>
          </draw:text-box>
          <svg:title/>
          <svg:desc/>
        </draw:frame>
        <draw:frame draw:id="id10" presentation:style-name="a1359" draw:name="Footer Placeholder 5" svg:x="0in" svg:y="11.10827in" svg:width="3.5874in" svg:height="0.58425in" presentation:class="footer" presentation:placeholder="false">
          <draw:text-box>
            <text:p text:style-name="a1358" text:class-names="" text:cond-style-name=""><text:span text:style-name="a1357" text:class-names=""/></text:p>
          </draw:text-box>
          <svg:title/>
          <svg:desc/>
        </draw:frame>
        <draw:frame draw:id="id11" presentation:style-name="a1362" draw:name="Slide Number Placeholder 6" svg:x="4.67992in" svg:y="11.10827in" svg:width="3.5874in" svg:height="0.58425in" presentation:class="page-number" presentation:placeholder="false">
          <draw:text-box>
            <text:p text:style-name="a1361" text:class-names="" text:cond-style-name=""><text:span text:style-name="a1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364">
      <draw:frame draw:id="id187" draw:layer="Master3-bg" draw:style-name="a1365" draw:name="Picture 9" svg:x="0in" svg:y="0in" svg:width="11.02362in" svg:height="8.26772in" style:rel-width="scale" style:rel-height="scale">
        <draw:image xlink:href="media/image12.png" xlink:type="simple" xlink:show="embed" xlink:actuate="onLoad"/>
        <svg:title/>
        <svg:desc/>
      </draw:frame>
      <draw:frame draw:id="id188" presentation:style-name="a1369" draw:name="Title 1" svg:x="0.75868in" svg:y="0.44097in" svg:width="9.50868in" svg:height="1.59722in" presentation:class="title" presentation:placeholder="false">
        <draw:text-box>
          <text:p text:style-name="a1368" text:class-names="" text:cond-style-name=""><text:span text:style-name="a1366" text:class-names="">Click to edit Master title style</text:span><text:span text:style-name="a1367" text:class-names=""/></text:p>
        </draw:text-box>
        <svg:title/>
        <svg:desc/>
      </draw:frame>
      <draw:frame draw:id="id189" presentation:style-name="a1373" draw:name="Text Placeholder 2" svg:x="0.75868in" svg:y="2.02604in" svg:width="4.66493in" svg:height="0.99306in" presentation:class="outline" presentation:placeholder="false">
        <draw:text-box>
          <text:list text:style-name="a1372">
            <text:list-item>
              <text:p text:style-name="a1371" text:class-names="" text:cond-style-name=""><text:span text:style-name="a1370" text:class-names="">Click to edit Master text styles</text:span></text:p>
            </text:list-item>
          </text:list>
        </draw:text-box>
        <svg:title/>
        <svg:desc/>
      </draw:frame>
      <draw:frame draw:id="id190" presentation:style-name="a1389" draw:name="Content Placeholder 3" svg:x="0.75868in" svg:y="3.0191in" svg:width="4.66493in" svg:height="4.44271in" presentation:class="object" presentation:placeholder="false">
        <draw:text-box>
          <text:p text:style-name="a1375" text:class-names="" text:cond-style-name=""><text:span text:style-name="a1374" text:class-names="">Click to edit Master text styles</text:span></text:p>
          <text:list text:style-name="a1378">
            <text:list-item>
              <text:list text:style-name="a1378">
                <text:list-item>
                  <text:p text:style-name="a1377" text:class-names="" text:cond-style-name=""><text:span text:style-name="a1376" text:class-names="">Second level</text:span></text:p>
                </text:list-item>
              </text:list>
            </text:list-item>
          </text:list>
          <text:list text:style-name="a1381">
            <text:list-item>
              <text:list text:style-name="a1381">
                <text:list-item>
                  <text:list text:style-name="a1381">
                    <text:list-item>
                      <text:p text:style-name="a1380" text:class-names="" text:cond-style-name=""><text:span text:style-name="a13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4">
            <text:list-item>
              <text:list text:style-name="a1384">
                <text:list-item>
                  <text:list text:style-name="a1384">
                    <text:list-item>
                      <text:list text:style-name="a1384">
                        <text:list-item>
                          <text:p text:style-name="a1383" text:class-names="" text:cond-style-name=""><text:span text:style-name="a13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8">
            <text:list-item>
              <text:list text:style-name="a1388">
                <text:list-item>
                  <text:list text:style-name="a1388">
                    <text:list-item>
                      <text:list text:style-name="a1388">
                        <text:list-item>
                          <text:list text:style-name="a1388">
                            <text:list-item>
                              <text:p text:style-name="a1387" text:class-names="" text:cond-style-name=""><text:span text:style-name="a1385" text:class-names="">Fifth level</text:span><text:span text:style-name="a1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1" presentation:style-name="a1393" draw:name="Text Placeholder 4" svg:x="5.5816in" svg:y="2.02604in" svg:width="4.68576in" svg:height="0.99306in" presentation:class="outline" presentation:placeholder="false">
        <draw:text-box>
          <text:list text:style-name="a1392">
            <text:list-item>
              <text:p text:style-name="a1391" text:class-names="" text:cond-style-name=""><text:span text:style-name="a1390" text:class-names="">Click to edit Master text styles</text:span></text:p>
            </text:list-item>
          </text:list>
        </draw:text-box>
        <svg:title/>
        <svg:desc/>
      </draw:frame>
      <draw:frame draw:id="id192" presentation:style-name="a1409" draw:name="Content Placeholder 5" svg:x="5.5816in" svg:y="3.0191in" svg:width="4.68576in" svg:height="4.44271in" presentation:class="object" presentation:placeholder="false">
        <draw:text-box>
          <text:p text:style-name="a1395" text:class-names="" text:cond-style-name=""><text:span text:style-name="a1394" text:class-names="">Click to edit Master text styles</text:span></text:p>
          <text:list text:style-name="a1398">
            <text:list-item>
              <text:list text:style-name="a1398">
                <text:list-item>
                  <text:p text:style-name="a1397" text:class-names="" text:cond-style-name=""><text:span text:style-name="a1396" text:class-names="">Second level</text:span></text:p>
                </text:list-item>
              </text:list>
            </text:list-item>
          </text:list>
          <text:list text:style-name="a1401">
            <text:list-item>
              <text:list text:style-name="a1401">
                <text:list-item>
                  <text:list text:style-name="a1401">
                    <text:list-item>
                      <text:p text:style-name="a1400" text:class-names="" text:cond-style-name=""><text:span text:style-name="a139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4">
            <text:list-item>
              <text:list text:style-name="a1404">
                <text:list-item>
                  <text:list text:style-name="a1404">
                    <text:list-item>
                      <text:list text:style-name="a1404">
                        <text:list-item>
                          <text:p text:style-name="a1403" text:class-names="" text:cond-style-name=""><text:span text:style-name="a14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8">
            <text:list-item>
              <text:list text:style-name="a1408">
                <text:list-item>
                  <text:list text:style-name="a1408">
                    <text:list-item>
                      <text:list text:style-name="a1408">
                        <text:list-item>
                          <text:list text:style-name="a1408">
                            <text:list-item>
                              <text:p text:style-name="a1407" text:class-names="" text:cond-style-name=""><text:span text:style-name="a1405" text:class-names="">Fifth level</text:span><text:span text:style-name="a14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3" presentation:style-name="a1412" draw:name="Date Placeholder 6" svg:x="0.55118in" svg:y="7.53189in" svg:width="2.56811in" svg:height="0.57008in" presentation:class="date-time" presentation:placeholder="false">
        <draw:text-box>
          <text:p text:style-name="a1411" text:class-names="" text:cond-style-name=""><text:span text:style-name="a1410" text:class-names=""/></text:p>
        </draw:text-box>
        <svg:title/>
        <svg:desc/>
      </draw:frame>
      <draw:frame draw:id="id194" presentation:style-name="a1415" draw:name="Footer Placeholder 7" svg:x="3.77008in" svg:y="7.53189in" svg:width="3.49409in" svg:height="0.57008in" presentation:class="footer" presentation:placeholder="false">
        <draw:text-box>
          <text:p text:style-name="a1414" text:class-names="" text:cond-style-name=""><text:span text:style-name="a1413" text:class-names=""/></text:p>
        </draw:text-box>
        <svg:title/>
        <svg:desc/>
      </draw:frame>
      <draw:frame draw:id="id195" presentation:style-name="a1419" draw:name="Slide Number Placeholder 8" svg:x="7.90354in" svg:y="7.53189in" svg:width="2.56811in" svg:height="0.57008in" presentation:class="page-number" presentation:placeholder="false">
        <draw:text-box>
          <text:p text:style-name="a1418" text:class-names="" text:cond-style-name=""><text:span text:style-name="a1416" text:class-names=""><text:page-number style:num-format="1" text:fixed="false"/></text:span><text:span text:style-name="a1417" text:class-names=""/></text:p>
        </draw:text-box>
        <svg:title/>
        <svg:desc/>
      </draw:frame>
      <presentation:notes style:page-layout-name="pageLayout2" draw:style-name="a1436">
        <draw:page-thumbnail svg:x="1.21063in" svg:y="0.88858in" svg:width="5.84567in" svg:height="4.38386in" presentation:class="page" draw:id="id6" presentation:style-name="a1420" draw:name="Slide Image Placeholder 1">
          <svg:title/>
          <svg:desc/>
        </draw:page-thumbnail>
        <draw:frame draw:id="id7" presentation:style-name="a1423" draw:name="Notes Placeholder 2" svg:x="0.82677in" svg:y="5.55394in" svg:width="6.61378in" svg:height="5.26142in" presentation:class="notes" presentation:placeholder="false">
          <draw:text-box>
            <text:p text:style-name="a1422" text:class-names="" text:cond-style-name=""><text:span text:style-name="a1421" text:class-names=""/></text:p>
          </draw:text-box>
          <svg:title/>
          <svg:desc/>
        </draw:frame>
        <draw:frame draw:id="id8" presentation:style-name="a1426" draw:name="Header Placeholder 3" svg:x="0in" svg:y="0in" svg:width="3.5874in" svg:height="0.58425in" presentation:class="header" presentation:placeholder="false">
          <draw:text-box>
            <text:p text:style-name="a1425" text:class-names="" text:cond-style-name=""><text:span text:style-name="a1424" text:class-names=""/></text:p>
          </draw:text-box>
          <svg:title/>
          <svg:desc/>
        </draw:frame>
        <draw:frame draw:id="id9" presentation:style-name="a1429" draw:name="Date Placeholder 4" svg:x="4.67992in" svg:y="0in" svg:width="3.5874in" svg:height="0.58425in" presentation:class="date-time" presentation:placeholder="false">
          <draw:text-box>
            <text:p text:style-name="a1428" text:class-names="" text:cond-style-name=""><text:span text:style-name="a1427" text:class-names=""/></text:p>
          </draw:text-box>
          <svg:title/>
          <svg:desc/>
        </draw:frame>
        <draw:frame draw:id="id10" presentation:style-name="a1432" draw:name="Footer Placeholder 5" svg:x="0in" svg:y="11.10827in" svg:width="3.5874in" svg:height="0.58425in" presentation:class="footer" presentation:placeholder="false">
          <draw:text-box>
            <text:p text:style-name="a1431" text:class-names="" text:cond-style-name=""><text:span text:style-name="a1430" text:class-names=""/></text:p>
          </draw:text-box>
          <svg:title/>
          <svg:desc/>
        </draw:frame>
        <draw:frame draw:id="id11" presentation:style-name="a1435" draw:name="Slide Number Placeholder 6" svg:x="4.67992in" svg:y="11.10827in" svg:width="3.5874in" svg:height="0.58425in" presentation:class="page-number" presentation:placeholder="false">
          <draw:text-box>
            <text:p text:style-name="a1434" text:class-names="" text:cond-style-name=""><text:span text:style-name="a14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437">
      <draw:frame draw:id="id196" draw:layer="Master3-bg" draw:style-name="a1438" draw:name="Picture 5" svg:x="0in" svg:y="0in" svg:width="11.02362in" svg:height="8.26772in" style:rel-width="scale" style:rel-height="scale">
        <draw:image xlink:href="media/image12.png" xlink:type="simple" xlink:show="embed" xlink:actuate="onLoad"/>
        <svg:title/>
        <svg:desc/>
      </draw:frame>
      <draw:frame draw:id="id197" presentation:style-name="a1442" draw:name="Title 1" svg:x="0.55118in" svg:y="0.32953in" svg:width="8.4252in" svg:height="1.24528in" presentation:class="title" presentation:placeholder="false">
        <draw:text-box>
          <text:p text:style-name="a1441" text:class-names="" text:cond-style-name=""><text:span text:style-name="a1439" text:class-names="">Click to edit Master title style</text:span><text:span text:style-name="a1440" text:class-names=""/></text:p>
        </draw:text-box>
        <svg:title/>
        <svg:desc/>
      </draw:frame>
      <draw:frame draw:id="id198" presentation:style-name="a1445" draw:name="Date Placeholder 2" svg:x="0.55118in" svg:y="7.53189in" svg:width="2.56811in" svg:height="0.57008in" presentation:class="date-time" presentation:placeholder="false">
        <draw:text-box>
          <text:p text:style-name="a1444" text:class-names="" text:cond-style-name=""><text:span text:style-name="a1443" text:class-names=""/></text:p>
        </draw:text-box>
        <svg:title/>
        <svg:desc/>
      </draw:frame>
      <draw:frame draw:id="id199" presentation:style-name="a1448" draw:name="Footer Placeholder 3" svg:x="3.77008in" svg:y="7.53189in" svg:width="3.49409in" svg:height="0.57008in" presentation:class="footer" presentation:placeholder="false">
        <draw:text-box>
          <text:p text:style-name="a1447" text:class-names="" text:cond-style-name=""><text:span text:style-name="a1446" text:class-names=""/></text:p>
        </draw:text-box>
        <svg:title/>
        <svg:desc/>
      </draw:frame>
      <draw:frame draw:id="id200" presentation:style-name="a1452" draw:name="Slide Number Placeholder 4" svg:x="7.90354in" svg:y="7.53189in" svg:width="2.56811in" svg:height="0.57008in" presentation:class="page-number" presentation:placeholder="false">
        <draw:text-box>
          <text:p text:style-name="a1451" text:class-names="" text:cond-style-name=""><text:span text:style-name="a1449" text:class-names=""><text:page-number style:num-format="1" text:fixed="false"/></text:span><text:span text:style-name="a1450" text:class-names=""/></text:p>
        </draw:text-box>
        <svg:title/>
        <svg:desc/>
      </draw:frame>
      <presentation:notes style:page-layout-name="pageLayout2" draw:style-name="a1469">
        <draw:page-thumbnail svg:x="1.21063in" svg:y="0.88858in" svg:width="5.84567in" svg:height="4.38386in" presentation:class="page" draw:id="id6" presentation:style-name="a1453" draw:name="Slide Image Placeholder 1">
          <svg:title/>
          <svg:desc/>
        </draw:page-thumbnail>
        <draw:frame draw:id="id7" presentation:style-name="a1456" draw:name="Notes Placeholder 2" svg:x="0.82677in" svg:y="5.55394in" svg:width="6.61378in" svg:height="5.26142in" presentation:class="notes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8" presentation:style-name="a1459" draw:name="Header Placeholder 3" svg:x="0in" svg:y="0in" svg:width="3.5874in" svg:height="0.58425in" presentation:class="header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9" presentation:style-name="a1462" draw:name="Date Placeholder 4" svg:x="4.67992in" svg:y="0in" svg:width="3.5874in" svg:height="0.58425in" presentation:class="date-time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10" presentation:style-name="a1465" draw:name="Footer Placeholder 5" svg:x="0in" svg:y="11.10827in" svg:width="3.5874in" svg:height="0.58425in" presentation:class="footer" presentation:placeholder="false">
          <draw:text-box>
            <text:p text:style-name="a1464" text:class-names="" text:cond-style-name=""><text:span text:style-name="a1463" text:class-names=""/></text:p>
          </draw:text-box>
          <svg:title/>
          <svg:desc/>
        </draw:frame>
        <draw:frame draw:id="id11" presentation:style-name="a1468" draw:name="Slide Number Placeholder 6" svg:x="4.67992in" svg:y="11.10827in" svg:width="3.5874in" svg:height="0.58425in" presentation:class="page-number" presentation:placeholder="false">
          <draw:text-box>
            <text:p text:style-name="a1467" text:class-names="" text:cond-style-name=""><text:span text:style-name="a14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lank" style:page-layout-name="pageLayout1" draw:style-name="a1470">
      <draw:frame draw:id="id201" draw:layer="Master3-bg" draw:style-name="a1471" draw:name="Picture 4" svg:x="0in" svg:y="0in" svg:width="11.02362in" svg:height="8.26772in" style:rel-width="scale" style:rel-height="scale">
        <draw:image xlink:href="media/image12.png" xlink:type="simple" xlink:show="embed" xlink:actuate="onLoad"/>
        <svg:title/>
        <svg:desc/>
      </draw:frame>
      <draw:frame draw:id="id202" presentation:style-name="a1474" draw:name="Date Placeholder 1" svg:x="0.55118in" svg:y="7.53189in" svg:width="2.56811in" svg:height="0.57008in" presentation:class="date-time" presentation:placeholder="false">
        <draw:text-box>
          <text:p text:style-name="a1473" text:class-names="" text:cond-style-name=""><text:span text:style-name="a1472" text:class-names=""/></text:p>
        </draw:text-box>
        <svg:title/>
        <svg:desc/>
      </draw:frame>
      <draw:frame draw:id="id203" presentation:style-name="a1477" draw:name="Footer Placeholder 2" svg:x="3.77008in" svg:y="7.53189in" svg:width="3.49409in" svg:height="0.57008in" presentation:class="footer" presentation:placeholder="false">
        <draw:text-box>
          <text:p text:style-name="a1476" text:class-names="" text:cond-style-name=""><text:span text:style-name="a1475" text:class-names=""/></text:p>
        </draw:text-box>
        <svg:title/>
        <svg:desc/>
      </draw:frame>
      <draw:frame draw:id="id204" presentation:style-name="a1481" draw:name="Slide Number Placeholder 3" svg:x="7.90354in" svg:y="7.53189in" svg:width="2.56811in" svg:height="0.57008in" presentation:class="page-number" presentation:placeholder="false">
        <draw:text-box>
          <text:p text:style-name="a1480" text:class-names="" text:cond-style-name=""><text:span text:style-name="a1478" text:class-names=""><text:page-number style:num-format="1" text:fixed="false"/></text:span><text:span text:style-name="a1479" text:class-names=""/></text:p>
        </draw:text-box>
        <svg:title/>
        <svg:desc/>
      </draw:frame>
      <presentation:notes style:page-layout-name="pageLayout2" draw:style-name="a1498">
        <draw:page-thumbnail svg:x="1.21063in" svg:y="0.88858in" svg:width="5.84567in" svg:height="4.38386in" presentation:class="page" draw:id="id6" presentation:style-name="a1482" draw:name="Slide Image Placeholder 1">
          <svg:title/>
          <svg:desc/>
        </draw:page-thumbnail>
        <draw:frame draw:id="id7" presentation:style-name="a1485" draw:name="Notes Placeholder 2" svg:x="0.82677in" svg:y="5.55394in" svg:width="6.61378in" svg:height="5.26142in" presentation:class="notes" presentation:placeholder="false">
          <draw:text-box>
            <text:p text:style-name="a1484" text:class-names="" text:cond-style-name=""><text:span text:style-name="a1483" text:class-names=""/></text:p>
          </draw:text-box>
          <svg:title/>
          <svg:desc/>
        </draw:frame>
        <draw:frame draw:id="id8" presentation:style-name="a1488" draw:name="Header Placeholder 3" svg:x="0in" svg:y="0in" svg:width="3.5874in" svg:height="0.58425in" presentation:class="header" presentation:placeholder="false">
          <draw:text-box>
            <text:p text:style-name="a1487" text:class-names="" text:cond-style-name=""><text:span text:style-name="a1486" text:class-names=""/></text:p>
          </draw:text-box>
          <svg:title/>
          <svg:desc/>
        </draw:frame>
        <draw:frame draw:id="id9" presentation:style-name="a1491" draw:name="Date Placeholder 4" svg:x="4.67992in" svg:y="0in" svg:width="3.5874in" svg:height="0.58425in" presentation:class="date-time" presentation:placeholder="false">
          <draw:text-box>
            <text:p text:style-name="a1490" text:class-names="" text:cond-style-name=""><text:span text:style-name="a1489" text:class-names=""/></text:p>
          </draw:text-box>
          <svg:title/>
          <svg:desc/>
        </draw:frame>
        <draw:frame draw:id="id10" presentation:style-name="a1494" draw:name="Footer Placeholder 5" svg:x="0in" svg:y="11.10827in" svg:width="3.5874in" svg:height="0.58425in" presentation:class="footer" presentation:placeholder="false">
          <draw:text-box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11" presentation:style-name="a1497" draw:name="Slide Number Placeholder 6" svg:x="4.67992in" svg:y="11.10827in" svg:width="3.5874in" svg:height="0.58425in" presentation:class="page-number" presentation:placeholder="false">
          <draw:text-box>
            <text:p text:style-name="a1496" text:class-names="" text:cond-style-name=""><text:span text:style-name="a1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499">
      <draw:frame draw:id="id205" draw:layer="Master3-bg" draw:style-name="a1500" draw:name="Picture 7" svg:x="0in" svg:y="0in" svg:width="11.02362in" svg:height="8.26772in" style:rel-width="scale" style:rel-height="scale">
        <draw:image xlink:href="media/image12.png" xlink:type="simple" xlink:show="embed" xlink:actuate="onLoad"/>
        <svg:title/>
        <svg:desc/>
      </draw:frame>
      <draw:frame draw:id="id206" presentation:style-name="a1504" draw:name="Title 1" svg:x="0.75868in" svg:y="0.55035in" svg:width="3.55556in" svg:height="1.93056in" presentation:class="title" presentation:placeholder="false">
        <draw:text-box>
          <text:p text:style-name="a1503" text:class-names="" text:cond-style-name=""><text:span text:style-name="a1501" text:class-names="">Click to edit Master title style</text:span><text:span text:style-name="a1502" text:class-names=""/></text:p>
        </draw:text-box>
        <svg:title/>
        <svg:desc/>
      </draw:frame>
      <draw:frame draw:id="id207" presentation:style-name="a1520" draw:name="Content Placeholder 2" svg:x="4.6875in" svg:y="1.19097in" svg:width="5.57986in" svg:height="5.875in" presentation:class="object" presentation:placeholder="false">
        <draw:text-box>
          <text:p text:style-name="a1506" text:class-names="" text:cond-style-name=""><text:span text:style-name="a1505" text:class-names="">Click to edit Master text styles</text:span></text:p>
          <text:list text:style-name="a1509">
            <text:list-item>
              <text:list text:style-name="a1509">
                <text:list-item>
                  <text:p text:style-name="a1508" text:class-names="" text:cond-style-name=""><text:span text:style-name="a1507" text:class-names="">Second level</text:span></text:p>
                </text:list-item>
              </text:list>
            </text:list-item>
          </text:list>
          <text:list text:style-name="a1512">
            <text:list-item>
              <text:list text:style-name="a1512">
                <text:list-item>
                  <text:list text:style-name="a1512">
                    <text:list-item>
                      <text:p text:style-name="a1511" text:class-names="" text:cond-style-name=""><text:span text:style-name="a15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5">
            <text:list-item>
              <text:list text:style-name="a1515">
                <text:list-item>
                  <text:list text:style-name="a1515">
                    <text:list-item>
                      <text:list text:style-name="a1515">
                        <text:list-item>
                          <text:p text:style-name="a1514" text:class-names="" text:cond-style-name=""><text:span text:style-name="a15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9">
            <text:list-item>
              <text:list text:style-name="a1519">
                <text:list-item>
                  <text:list text:style-name="a1519">
                    <text:list-item>
                      <text:list text:style-name="a1519">
                        <text:list-item>
                          <text:list text:style-name="a1519">
                            <text:list-item>
                              <text:p text:style-name="a1518" text:class-names="" text:cond-style-name=""><text:span text:style-name="a1516" text:class-names="">Fifth level</text:span><text:span text:style-name="a15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1524" draw:name="Text Placeholder 3" svg:x="0.75868in" svg:y="2.4809in" svg:width="3.55556in" svg:height="4.59375in" presentation:class="outline" presentation:placeholder="false">
        <draw:text-box>
          <text:list text:style-name="a1523">
            <text:list-item>
              <text:p text:style-name="a1522" text:class-names="" text:cond-style-name=""><text:span text:style-name="a1521" text:class-names="">Click to edit Master text styles</text:span></text:p>
            </text:list-item>
          </text:list>
        </draw:text-box>
        <svg:title/>
        <svg:desc/>
      </draw:frame>
      <draw:frame draw:id="id209" presentation:style-name="a1527" draw:name="Date Placeholder 4" svg:x="0.55118in" svg:y="7.53189in" svg:width="2.56811in" svg:height="0.57008in" presentation:class="date-time" presentation:placeholder="false">
        <draw:text-box>
          <text:p text:style-name="a1526" text:class-names="" text:cond-style-name=""><text:span text:style-name="a1525" text:class-names=""/></text:p>
        </draw:text-box>
        <svg:title/>
        <svg:desc/>
      </draw:frame>
      <draw:frame draw:id="id210" presentation:style-name="a1530" draw:name="Footer Placeholder 5" svg:x="3.77008in" svg:y="7.53189in" svg:width="3.49409in" svg:height="0.57008in" presentation:class="footer" presentation:placeholder="false">
        <draw:text-box>
          <text:p text:style-name="a1529" text:class-names="" text:cond-style-name=""><text:span text:style-name="a1528" text:class-names=""/></text:p>
        </draw:text-box>
        <svg:title/>
        <svg:desc/>
      </draw:frame>
      <draw:frame draw:id="id211" presentation:style-name="a1534" draw:name="Slide Number Placeholder 6" svg:x="7.90354in" svg:y="7.53189in" svg:width="2.56811in" svg:height="0.57008in" presentation:class="page-number" presentation:placeholder="false">
        <draw:text-box>
          <text:p text:style-name="a1533" text:class-names="" text:cond-style-name=""><text:span text:style-name="a1531" text:class-names=""><text:page-number style:num-format="1" text:fixed="false"/></text:span><text:span text:style-name="a1532" text:class-names=""/></text:p>
        </draw:text-box>
        <svg:title/>
        <svg:desc/>
      </draw:frame>
      <presentation:notes style:page-layout-name="pageLayout2" draw:style-name="a1551">
        <draw:page-thumbnail svg:x="1.21063in" svg:y="0.88858in" svg:width="5.84567in" svg:height="4.38386in" presentation:class="page" draw:id="id6" presentation:style-name="a1535" draw:name="Slide Image Placeholder 1">
          <svg:title/>
          <svg:desc/>
        </draw:page-thumbnail>
        <draw:frame draw:id="id7" presentation:style-name="a1538" draw:name="Notes Placeholder 2" svg:x="0.82677in" svg:y="5.55394in" svg:width="6.61378in" svg:height="5.26142in" presentation:class="notes" presentation:placeholder="false">
          <draw:text-box>
            <text:p text:style-name="a1537" text:class-names="" text:cond-style-name=""><text:span text:style-name="a1536" text:class-names=""/></text:p>
          </draw:text-box>
          <svg:title/>
          <svg:desc/>
        </draw:frame>
        <draw:frame draw:id="id8" presentation:style-name="a1541" draw:name="Header Placeholder 3" svg:x="0in" svg:y="0in" svg:width="3.5874in" svg:height="0.58425in" presentation:class="header" presentation:placeholder="false">
          <draw:text-box>
            <text:p text:style-name="a1540" text:class-names="" text:cond-style-name=""><text:span text:style-name="a1539" text:class-names=""/></text:p>
          </draw:text-box>
          <svg:title/>
          <svg:desc/>
        </draw:frame>
        <draw:frame draw:id="id9" presentation:style-name="a1544" draw:name="Date Placeholder 4" svg:x="4.67992in" svg:y="0in" svg:width="3.5874in" svg:height="0.58425in" presentation:class="date-time" presentation:placeholder="false">
          <draw:text-box>
            <text:p text:style-name="a1543" text:class-names="" text:cond-style-name=""><text:span text:style-name="a1542" text:class-names=""/></text:p>
          </draw:text-box>
          <svg:title/>
          <svg:desc/>
        </draw:frame>
        <draw:frame draw:id="id10" presentation:style-name="a1547" draw:name="Footer Placeholder 5" svg:x="0in" svg:y="11.10827in" svg:width="3.5874in" svg:height="0.58425in" presentation:class="footer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11" presentation:style-name="a1550" draw:name="Slide Number Placeholder 6" svg:x="4.67992in" svg:y="11.10827in" svg:width="3.5874in" svg:height="0.58425in" presentation:class="page-number" presentation:placeholder="false">
          <draw:text-box>
            <text:p text:style-name="a1549" text:class-names="" text:cond-style-name=""><text:span text:style-name="a1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552">
      <draw:frame draw:id="id212" draw:layer="Master3-bg" draw:style-name="a1553" draw:name="Picture 7" svg:x="0in" svg:y="0in" svg:width="11.02362in" svg:height="8.26772in" style:rel-width="scale" style:rel-height="scale">
        <draw:image xlink:href="media/image12.png" xlink:type="simple" xlink:show="embed" xlink:actuate="onLoad"/>
        <svg:title/>
        <svg:desc/>
      </draw:frame>
      <draw:frame draw:id="id213" presentation:style-name="a1557" draw:name="Title 1" svg:x="0.75868in" svg:y="0.55035in" svg:width="3.55556in" svg:height="1.93056in" presentation:class="title" presentation:placeholder="false">
        <draw:text-box>
          <text:p text:style-name="a1556" text:class-names="" text:cond-style-name=""><text:span text:style-name="a1554" text:class-names="">Click to edit Master title style</text:span><text:span text:style-name="a1555" text:class-names=""/></text:p>
        </draw:text-box>
        <svg:title/>
        <svg:desc/>
      </draw:frame>
      <draw:frame draw:id="id214" presentation:style-name="a1560" draw:name="Picture Placeholder 2" svg:x="4.6875in" svg:y="1.19097in" svg:width="5.57986in" svg:height="5.875in" presentation:class="graphic" presentation:placeholder="false">
        <draw:text-box>
          <text:p text:style-name="a1559" text:class-names="" text:cond-style-name=""><text:span text:style-name="a1558" text:class-names=""/></text:p>
        </draw:text-box>
        <svg:title/>
        <svg:desc/>
      </draw:frame>
      <draw:frame draw:id="id215" presentation:style-name="a1564" draw:name="Text Placeholder 3" svg:x="0.75868in" svg:y="2.4809in" svg:width="3.55556in" svg:height="4.59375in" presentation:class="outline" presentation:placeholder="false">
        <draw:text-box>
          <text:list text:style-name="a1563">
            <text:list-item>
              <text:p text:style-name="a1562" text:class-names="" text:cond-style-name=""><text:span text:style-name="a1561" text:class-names="">Click to edit Master text styles</text:span></text:p>
            </text:list-item>
          </text:list>
        </draw:text-box>
        <svg:title/>
        <svg:desc/>
      </draw:frame>
      <draw:frame draw:id="id216" presentation:style-name="a1567" draw:name="Date Placeholder 4" svg:x="0.55118in" svg:y="7.53189in" svg:width="2.56811in" svg:height="0.57008in" presentation:class="date-time" presentation:placeholder="false">
        <draw:text-box>
          <text:p text:style-name="a1566" text:class-names="" text:cond-style-name=""><text:span text:style-name="a1565" text:class-names=""/></text:p>
        </draw:text-box>
        <svg:title/>
        <svg:desc/>
      </draw:frame>
      <draw:frame draw:id="id217" presentation:style-name="a1570" draw:name="Footer Placeholder 5" svg:x="3.77008in" svg:y="7.53189in" svg:width="3.49409in" svg:height="0.57008in" presentation:class="footer" presentation:placeholder="false">
        <draw:text-box>
          <text:p text:style-name="a1569" text:class-names="" text:cond-style-name=""><text:span text:style-name="a1568" text:class-names=""/></text:p>
        </draw:text-box>
        <svg:title/>
        <svg:desc/>
      </draw:frame>
      <draw:frame draw:id="id218" presentation:style-name="a1574" draw:name="Slide Number Placeholder 6" svg:x="7.90354in" svg:y="7.53189in" svg:width="2.56811in" svg:height="0.57008in" presentation:class="page-number" presentation:placeholder="false">
        <draw:text-box>
          <text:p text:style-name="a1573" text:class-names="" text:cond-style-name=""><text:span text:style-name="a1571" text:class-names=""><text:page-number style:num-format="1" text:fixed="false"/></text:span><text:span text:style-name="a1572" text:class-names=""/></text:p>
        </draw:text-box>
        <svg:title/>
        <svg:desc/>
      </draw:frame>
      <presentation:notes style:page-layout-name="pageLayout2" draw:style-name="a1591">
        <draw:page-thumbnail svg:x="1.21063in" svg:y="0.88858in" svg:width="5.84567in" svg:height="4.38386in" presentation:class="page" draw:id="id6" presentation:style-name="a1575" draw:name="Slide Image Placeholder 1">
          <svg:title/>
          <svg:desc/>
        </draw:page-thumbnail>
        <draw:frame draw:id="id7" presentation:style-name="a1578" draw:name="Notes Placeholder 2" svg:x="0.82677in" svg:y="5.55394in" svg:width="6.61378in" svg:height="5.26142in" presentation:class="notes" presentation:placeholder="false">
          <draw:text-box>
            <text:p text:style-name="a1577" text:class-names="" text:cond-style-name=""><text:span text:style-name="a1576" text:class-names=""/></text:p>
          </draw:text-box>
          <svg:title/>
          <svg:desc/>
        </draw:frame>
        <draw:frame draw:id="id8" presentation:style-name="a1581" draw:name="Header Placeholder 3" svg:x="0in" svg:y="0in" svg:width="3.5874in" svg:height="0.58425in" presentation:class="header" presentation:placeholder="false">
          <draw:text-box>
            <text:p text:style-name="a1580" text:class-names="" text:cond-style-name=""><text:span text:style-name="a1579" text:class-names=""/></text:p>
          </draw:text-box>
          <svg:title/>
          <svg:desc/>
        </draw:frame>
        <draw:frame draw:id="id9" presentation:style-name="a1584" draw:name="Date Placeholder 4" svg:x="4.67992in" svg:y="0in" svg:width="3.5874in" svg:height="0.58425in" presentation:class="date-time" presentation:placeholder="false">
          <draw:text-box>
            <text:p text:style-name="a1583" text:class-names="" text:cond-style-name=""><text:span text:style-name="a1582" text:class-names=""/></text:p>
          </draw:text-box>
          <svg:title/>
          <svg:desc/>
        </draw:frame>
        <draw:frame draw:id="id10" presentation:style-name="a1587" draw:name="Footer Placeholder 5" svg:x="0in" svg:y="11.10827in" svg:width="3.5874in" svg:height="0.58425in" presentation:class="footer" presentation:placeholder="false">
          <draw:text-box>
            <text:p text:style-name="a1586" text:class-names="" text:cond-style-name=""><text:span text:style-name="a1585" text:class-names=""/></text:p>
          </draw:text-box>
          <svg:title/>
          <svg:desc/>
        </draw:frame>
        <draw:frame draw:id="id11" presentation:style-name="a1590" draw:name="Slide Number Placeholder 6" svg:x="4.67992in" svg:y="11.10827in" svg:width="3.5874in" svg:height="0.58425in" presentation:class="page-number" presentation:placeholder="false">
          <draw:text-box>
            <text:p text:style-name="a1589" text:class-names="" text:cond-style-name=""><text:span text:style-name="a15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592">
      <draw:frame draw:id="id219" draw:layer="Master3-bg" draw:style-name="a1593" draw:name="Picture 6" svg:x="0in" svg:y="0in" svg:width="11.02362in" svg:height="8.26772in" style:rel-width="scale" style:rel-height="scale">
        <draw:image xlink:href="media/image12.png" xlink:type="simple" xlink:show="embed" xlink:actuate="onLoad"/>
        <svg:title/>
        <svg:desc/>
      </draw:frame>
      <draw:frame draw:id="id220" presentation:style-name="a1597" draw:name="Title 1" svg:x="0.55118in" svg:y="0.32953in" svg:width="8.4252in" svg:height="1.24528in" presentation:class="title" presentation:placeholder="false">
        <draw:text-box>
          <text:p text:style-name="a1596" text:class-names="" text:cond-style-name=""><text:span text:style-name="a1594" text:class-names="">Click to edit Master title style</text:span><text:span text:style-name="a1595" text:class-names=""/></text:p>
        </draw:text-box>
        <svg:title/>
        <svg:desc/>
      </draw:frame>
      <draw:frame draw:id="id221" presentation:style-name="a1614" draw:name="Vertical Text Placeholder 2" svg:x="0.55118in" svg:y="1.93465in" svg:width="9.70039in" svg:height="4.79488in" presentation:class="outline" presentation:placeholder="false">
        <draw:text-box>
          <text:list text:style-name="a1600">
            <text:list-item>
              <text:p text:style-name="a1599" text:class-names="" text:cond-style-name=""><text:span text:style-name="a1598" text:class-names="">Click to edit Master text styles</text:span></text:p>
            </text:list-item>
          </text:list>
          <text:list text:style-name="a1603">
            <text:list-item>
              <text:list text:style-name="a1603">
                <text:list-item>
                  <text:p text:style-name="a1602" text:class-names="" text:cond-style-name=""><text:span text:style-name="a1601" text:class-names="">Second level</text:span></text:p>
                </text:list-item>
              </text:list>
            </text:list-item>
          </text:list>
          <text:list text:style-name="a1606">
            <text:list-item>
              <text:list text:style-name="a1606">
                <text:list-item>
                  <text:list text:style-name="a1606">
                    <text:list-item>
                      <text:p text:style-name="a1605" text:class-names="" text:cond-style-name=""><text:span text:style-name="a1604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9">
            <text:list-item>
              <text:list text:style-name="a1609">
                <text:list-item>
                  <text:list text:style-name="a1609">
                    <text:list-item>
                      <text:list text:style-name="a1609">
                        <text:list-item>
                          <text:p text:style-name="a1608" text:class-names="" text:cond-style-name=""><text:span text:style-name="a16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3">
            <text:list-item>
              <text:list text:style-name="a1613">
                <text:list-item>
                  <text:list text:style-name="a1613">
                    <text:list-item>
                      <text:list text:style-name="a1613">
                        <text:list-item>
                          <text:list text:style-name="a1613">
                            <text:list-item>
                              <text:p text:style-name="a1612" text:class-names="" text:cond-style-name=""><text:span text:style-name="a1610" text:class-names="">Fifth level</text:span><text:span text:style-name="a16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2" presentation:style-name="a1617" draw:name="Date Placeholder 3" svg:x="0.55118in" svg:y="7.53189in" svg:width="2.56811in" svg:height="0.57008in" presentation:class="date-time" presentation:placeholder="false">
        <draw:text-box>
          <text:p text:style-name="a1616" text:class-names="" text:cond-style-name=""><text:span text:style-name="a1615" text:class-names=""/></text:p>
        </draw:text-box>
        <svg:title/>
        <svg:desc/>
      </draw:frame>
      <draw:frame draw:id="id223" presentation:style-name="a1620" draw:name="Footer Placeholder 4" svg:x="3.77008in" svg:y="7.53189in" svg:width="3.49409in" svg:height="0.57008in" presentation:class="footer" presentation:placeholder="false">
        <draw:text-box>
          <text:p text:style-name="a1619" text:class-names="" text:cond-style-name=""><text:span text:style-name="a1618" text:class-names=""/></text:p>
        </draw:text-box>
        <svg:title/>
        <svg:desc/>
      </draw:frame>
      <draw:frame draw:id="id224" presentation:style-name="a1624" draw:name="Slide Number Placeholder 5" svg:x="7.90354in" svg:y="7.53189in" svg:width="2.56811in" svg:height="0.57008in" presentation:class="page-number" presentation:placeholder="false">
        <draw:text-box>
          <text:p text:style-name="a1623" text:class-names="" text:cond-style-name=""><text:span text:style-name="a1621" text:class-names=""><text:page-number style:num-format="1" text:fixed="false"/></text:span><text:span text:style-name="a1622" text:class-names=""/></text:p>
        </draw:text-box>
        <svg:title/>
        <svg:desc/>
      </draw:frame>
      <presentation:notes style:page-layout-name="pageLayout2" draw:style-name="a1641">
        <draw:page-thumbnail svg:x="1.21063in" svg:y="0.88858in" svg:width="5.84567in" svg:height="4.38386in" presentation:class="page" draw:id="id6" presentation:style-name="a1625" draw:name="Slide Image Placeholder 1">
          <svg:title/>
          <svg:desc/>
        </draw:page-thumbnail>
        <draw:frame draw:id="id7" presentation:style-name="a1628" draw:name="Notes Placeholder 2" svg:x="0.82677in" svg:y="5.55394in" svg:width="6.61378in" svg:height="5.26142in" presentation:class="notes" presentation:placeholder="false">
          <draw:text-box>
            <text:p text:style-name="a1627" text:class-names="" text:cond-style-name=""><text:span text:style-name="a1626" text:class-names=""/></text:p>
          </draw:text-box>
          <svg:title/>
          <svg:desc/>
        </draw:frame>
        <draw:frame draw:id="id8" presentation:style-name="a1631" draw:name="Header Placeholder 3" svg:x="0in" svg:y="0in" svg:width="3.5874in" svg:height="0.58425in" presentation:class="header" presentation:placeholder="false">
          <draw:text-box>
            <text:p text:style-name="a1630" text:class-names="" text:cond-style-name=""><text:span text:style-name="a1629" text:class-names=""/></text:p>
          </draw:text-box>
          <svg:title/>
          <svg:desc/>
        </draw:frame>
        <draw:frame draw:id="id9" presentation:style-name="a1634" draw:name="Date Placeholder 4" svg:x="4.67992in" svg:y="0in" svg:width="3.5874in" svg:height="0.58425in" presentation:class="date-time" presentation:placeholder="false">
          <draw:text-box>
            <text:p text:style-name="a1633" text:class-names="" text:cond-style-name=""><text:span text:style-name="a1632" text:class-names=""/></text:p>
          </draw:text-box>
          <svg:title/>
          <svg:desc/>
        </draw:frame>
        <draw:frame draw:id="id10" presentation:style-name="a1637" draw:name="Footer Placeholder 5" svg:x="0in" svg:y="11.10827in" svg:width="3.5874in" svg:height="0.58425in" presentation:class="footer" presentation:placeholder="false">
          <draw:text-box>
            <text:p text:style-name="a1636" text:class-names="" text:cond-style-name=""><text:span text:style-name="a1635" text:class-names=""/></text:p>
          </draw:text-box>
          <svg:title/>
          <svg:desc/>
        </draw:frame>
        <draw:frame draw:id="id11" presentation:style-name="a1640" draw:name="Slide Number Placeholder 6" svg:x="4.67992in" svg:y="11.10827in" svg:width="3.5874in" svg:height="0.58425in" presentation:class="page-number" presentation:placeholder="false">
          <draw:text-box>
            <text:p text:style-name="a1639" text:class-names="" text:cond-style-name=""><text:span text:style-name="a16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1642">
      <draw:frame draw:id="id225" draw:layer="Master3-bg" draw:style-name="a1643" draw:name="Picture 6" svg:x="0in" svg:y="0in" svg:width="11.02362in" svg:height="8.26772in" style:rel-width="scale" style:rel-height="scale">
        <draw:image xlink:href="media/image12.png" xlink:type="simple" xlink:show="embed" xlink:actuate="onLoad"/>
        <svg:title/>
        <svg:desc/>
      </draw:frame>
      <draw:frame draw:id="id226" presentation:style-name="a1647" draw:name="Vertical Title 1" svg:x="7.82639in" svg:y="0.32986in" svg:width="2.42535in" svg:height="6.39931in" presentation:class="title" presentation:placeholder="false">
        <draw:text-box>
          <text:p text:style-name="a1646" text:class-names="" text:cond-style-name=""><text:span text:style-name="a1644" text:class-names="">Click to edit Master title style</text:span><text:span text:style-name="a1645" text:class-names=""/></text:p>
        </draw:text-box>
        <svg:title/>
        <svg:desc/>
      </draw:frame>
      <draw:frame draw:id="id227" presentation:style-name="a1664" draw:name="Vertical Text Placeholder 2" svg:x="0.55035in" svg:y="0.32986in" svg:width="7.10937in" svg:height="6.39931in" presentation:class="outline" presentation:placeholder="false">
        <draw:text-box>
          <text:list text:style-name="a1650">
            <text:list-item>
              <text:p text:style-name="a1649" text:class-names="" text:cond-style-name=""><text:span text:style-name="a1648" text:class-names="">Click to edit Master text styles</text:span></text:p>
            </text:list-item>
          </text:list>
          <text:list text:style-name="a1653">
            <text:list-item>
              <text:list text:style-name="a1653">
                <text:list-item>
                  <text:p text:style-name="a1652" text:class-names="" text:cond-style-name=""><text:span text:style-name="a1651" text:class-names="">Second level</text:span></text:p>
                </text:list-item>
              </text:list>
            </text:list-item>
          </text:list>
          <text:list text:style-name="a1656">
            <text:list-item>
              <text:list text:style-name="a1656">
                <text:list-item>
                  <text:list text:style-name="a1656">
                    <text:list-item>
                      <text:p text:style-name="a1655" text:class-names="" text:cond-style-name=""><text:span text:style-name="a16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659">
            <text:list-item>
              <text:list text:style-name="a1659">
                <text:list-item>
                  <text:list text:style-name="a1659">
                    <text:list-item>
                      <text:list text:style-name="a1659">
                        <text:list-item>
                          <text:p text:style-name="a1658" text:class-names="" text:cond-style-name=""><text:span text:style-name="a16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3">
            <text:list-item>
              <text:list text:style-name="a1663">
                <text:list-item>
                  <text:list text:style-name="a1663">
                    <text:list-item>
                      <text:list text:style-name="a1663">
                        <text:list-item>
                          <text:list text:style-name="a1663">
                            <text:list-item>
                              <text:p text:style-name="a1662" text:class-names="" text:cond-style-name=""><text:span text:style-name="a1660" text:class-names="">Fifth level</text:span><text:span text:style-name="a16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8" presentation:style-name="a1667" draw:name="Date Placeholder 3" svg:x="0.55118in" svg:y="7.53189in" svg:width="2.56811in" svg:height="0.57008in" presentation:class="date-time" presentation:placeholder="false">
        <draw:text-box>
          <text:p text:style-name="a1666" text:class-names="" text:cond-style-name=""><text:span text:style-name="a1665" text:class-names=""/></text:p>
        </draw:text-box>
        <svg:title/>
        <svg:desc/>
      </draw:frame>
      <draw:frame draw:id="id229" presentation:style-name="a1670" draw:name="Footer Placeholder 4" svg:x="3.77008in" svg:y="7.53189in" svg:width="3.49409in" svg:height="0.57008in" presentation:class="footer" presentation:placeholder="false">
        <draw:text-box>
          <text:p text:style-name="a1669" text:class-names="" text:cond-style-name=""><text:span text:style-name="a1668" text:class-names=""/></text:p>
        </draw:text-box>
        <svg:title/>
        <svg:desc/>
      </draw:frame>
      <draw:frame draw:id="id230" presentation:style-name="a1674" draw:name="Slide Number Placeholder 5" svg:x="7.90354in" svg:y="7.53189in" svg:width="2.56811in" svg:height="0.57008in" presentation:class="page-number" presentation:placeholder="false">
        <draw:text-box>
          <text:p text:style-name="a1673" text:class-names="" text:cond-style-name=""><text:span text:style-name="a1671" text:class-names=""><text:page-number style:num-format="1" text:fixed="false"/></text:span><text:span text:style-name="a1672" text:class-names=""/></text:p>
        </draw:text-box>
        <svg:title/>
        <svg:desc/>
      </draw:frame>
      <presentation:notes style:page-layout-name="pageLayout2" draw:style-name="a1691">
        <draw:page-thumbnail svg:x="1.21063in" svg:y="0.88858in" svg:width="5.84567in" svg:height="4.38386in" presentation:class="page" draw:id="id6" presentation:style-name="a1675" draw:name="Slide Image Placeholder 1">
          <svg:title/>
          <svg:desc/>
        </draw:page-thumbnail>
        <draw:frame draw:id="id7" presentation:style-name="a1678" draw:name="Notes Placeholder 2" svg:x="0.82677in" svg:y="5.55394in" svg:width="6.61378in" svg:height="5.26142in" presentation:class="notes" presentation:placeholder="false">
          <draw:text-box>
            <text:p text:style-name="a1677" text:class-names="" text:cond-style-name=""><text:span text:style-name="a1676" text:class-names=""/></text:p>
          </draw:text-box>
          <svg:title/>
          <svg:desc/>
        </draw:frame>
        <draw:frame draw:id="id8" presentation:style-name="a1681" draw:name="Header Placeholder 3" svg:x="0in" svg:y="0in" svg:width="3.5874in" svg:height="0.58425in" presentation:class="header" presentation:placeholder="false">
          <draw:text-box>
            <text:p text:style-name="a1680" text:class-names="" text:cond-style-name=""><text:span text:style-name="a1679" text:class-names=""/></text:p>
          </draw:text-box>
          <svg:title/>
          <svg:desc/>
        </draw:frame>
        <draw:frame draw:id="id9" presentation:style-name="a1684" draw:name="Date Placeholder 4" svg:x="4.67992in" svg:y="0in" svg:width="3.5874in" svg:height="0.58425in" presentation:class="date-time" presentation:placeholder="false">
          <draw:text-box>
            <text:p text:style-name="a1683" text:class-names="" text:cond-style-name=""><text:span text:style-name="a1682" text:class-names=""/></text:p>
          </draw:text-box>
          <svg:title/>
          <svg:desc/>
        </draw:frame>
        <draw:frame draw:id="id10" presentation:style-name="a1687" draw:name="Footer Placeholder 5" svg:x="0in" svg:y="11.10827in" svg:width="3.5874in" svg:height="0.58425in" presentation:class="footer" presentation:placeholder="false">
          <draw:text-box>
            <text:p text:style-name="a1686" text:class-names="" text:cond-style-name=""><text:span text:style-name="a1685" text:class-names=""/></text:p>
          </draw:text-box>
          <svg:title/>
          <svg:desc/>
        </draw:frame>
        <draw:frame draw:id="id11" presentation:style-name="a1690" draw:name="Slide Number Placeholder 6" svg:x="4.67992in" svg:y="11.10827in" svg:width="3.5874in" svg:height="0.58425in" presentation:class="page-number" presentation:placeholder="false">
          <draw:text-box>
            <text:p text:style-name="a1689" text:class-names="" text:cond-style-name=""><text:span text:style-name="a168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692">
      <draw:frame draw:id="id231" presentation:style-name="a1695" draw:name="Header Placeholder 1" svg:x="0in" svg:y="0in" svg:width="3.5874in" svg:height="0.58425in" presentation:class="header" presentation:placeholder="false">
        <draw:text-box>
          <text:p text:style-name="a1694" text:class-names="" text:cond-style-name=""><text:span text:style-name="a1693" text:class-names=""/></text:p>
        </draw:text-box>
        <svg:title/>
        <svg:desc/>
      </draw:frame>
      <draw:frame draw:id="id232" presentation:style-name="a1698" draw:name="Date Placeholder 2" svg:x="4.67992in" svg:y="0in" svg:width="3.5874in" svg:height="0.58425in" presentation:class="date-time" presentation:placeholder="false">
        <draw:text-box>
          <text:p text:style-name="a1697" text:class-names="" text:cond-style-name=""><text:span text:style-name="a1696" text:class-names=""/></text:p>
        </draw:text-box>
        <svg:title/>
        <svg:desc/>
      </draw:frame>
      <draw:frame draw:id="id233" presentation:style-name="a1701" draw:name="Footer Placeholder 3" svg:x="0in" svg:y="11.10827in" svg:width="3.5874in" svg:height="0.58425in" presentation:class="footer" presentation:placeholder="false">
        <draw:text-box>
          <text:p text:style-name="a1700" text:class-names="" text:cond-style-name=""><text:span text:style-name="a1699" text:class-names=""/></text:p>
        </draw:text-box>
        <svg:title/>
        <svg:desc/>
      </draw:frame>
      <draw:frame draw:id="id234" presentation:style-name="a1704" draw:name="Slide Number Placeholder 4" svg:x="4.67992in" svg:y="11.10827in" svg:width="3.5874in" svg:height="0.58425in" presentation:class="page-number" presentation:placeholder="false">
        <draw:text-box>
          <text:p text:style-name="a1703" text:class-names="" text:cond-style-name=""><text:span text:style-name="a170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Vintage</dc:title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creator>Microsoft Office User</dc:creator>
    <meta:creation-date>2024-03-01T05:35:32Z</meta:creation-date>
    <dc:date>2024-03-01T02:22:32Z</dc:date>
    <meta:editing-cycles>6</meta:editing-cycles>
    <meta:editing-duration>PT7548S</meta:editing-duration>
    <meta:document-statistic meta:paragraph-count="16" meta:word-count="30"/>
  </office:meta>
</office:document-meta>
</file>